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65103.42" calcext:value-type="float">
            <text:p>65103,42</text:p>
          </table:table-cell>
          <table:table-cell table:formula="of:=[.G115]" office:value-type="float" office:value="138153.48" calcext:value-type="float">
            <text:p>138153,48</text:p>
          </table:table-cell>
          <table:table-cell table:formula="of:=[.L115]" office:value-type="float" office:value="74290.56" calcext:value-type="float">
            <text:p>74290,56</text:p>
          </table:table-cell>
          <table:table-cell office:value-type="float" office:value="50000" calcext:value-type="float">
            <text:p>50000</text:p>
          </table:table-cell>
          <table:table-cell table:formula="of:=[.C115]" office:value-type="float" office:value="5.452" calcext:value-type="float">
            <text:p>5,452</text:p>
          </table:table-cell>
          <table:table-cell table:formula="of:=[.H115]" office:value-type="float" office:value="10.008" calcext:value-type="float">
            <text:p>10,008</text:p>
          </table:table-cell>
          <table:table-cell table:formula="of:=[.M115]" office:value-type="float" office:value="5.614" calcext:value-type="float">
            <text:p>5,614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0.899999999999999" calcext:value-type="float">
            <text:p>0,899999999999999</text:p>
          </table:table-cell>
          <table:table-cell table:formula="of:=[.I115]" office:value-type="float" office:value="1.7" calcext:value-type="float">
            <text:p>1,7</text:p>
          </table:table-cell>
          <table:table-cell table:formula="of:=[.N115]" office:value-type="float" office:value="2.246" calcext:value-type="float">
            <text:p>2,246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3255.0739056257" calcext:value-type="float">
            <text:p>13255,0739056257</text:p>
          </table:table-cell>
          <table:table-cell table:formula="of:=[.G116]" office:value-type="float" office:value="35955.1010257182" calcext:value-type="float">
            <text:p>35955,1010257182</text:p>
          </table:table-cell>
          <table:table-cell table:formula="of:=[.L116]" office:value-type="float" office:value="21233.3460002516" calcext:value-type="float">
            <text:p>21233,3460002516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0.848820357908551" calcext:value-type="float">
            <text:p>0,848820357908551</text:p>
          </table:table-cell>
          <table:table-cell table:formula="of:=[.H116]" office:value-type="float" office:value="0.858566246716" calcext:value-type="float">
            <text:p>0,858566246716</text:p>
          </table:table-cell>
          <table:table-cell table:formula="of:=[.M116]" office:value-type="float" office:value="0.589579511177246" calcext:value-type="float">
            <text:p>0,589579511177246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498397431775083" calcext:value-type="float">
            <text:p>0,04983974317750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71075.86" calcext:value-type="float">
            <text:p>71075,86</text:p>
          </table:table-cell>
          <table:table-cell table:formula="of:=[.G225]" office:value-type="float" office:value="134023.02" calcext:value-type="float">
            <text:p>134023,02</text:p>
          </table:table-cell>
          <table:table-cell table:formula="of:=[.L225]" office:value-type="float" office:value="62318.12" calcext:value-type="float">
            <text:p>62318,12</text:p>
          </table:table-cell>
          <table:table-cell office:value-type="float" office:value="100000" calcext:value-type="float">
            <text:p>100000</text:p>
          </table:table-cell>
          <table:table-cell table:formula="of:=[.C225]" office:value-type="float" office:value="12.744" calcext:value-type="float">
            <text:p>12,744</text:p>
          </table:table-cell>
          <table:table-cell table:formula="of:=[.H225]" office:value-type="float" office:value="21.516" calcext:value-type="float">
            <text:p>21,516</text:p>
          </table:table-cell>
          <table:table-cell table:formula="of:=[.M225]" office:value-type="float" office:value="10.668" calcext:value-type="float">
            <text:p>10,668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3.522" calcext:value-type="float">
            <text:p>3,522</text:p>
          </table:table-cell>
          <table:table-cell table:formula="of:=[.I225]" office:value-type="float" office:value="1.7" calcext:value-type="float">
            <text:p>1,7</text:p>
          </table:table-cell>
          <table:table-cell table:formula="of:=[.N225]" office:value-type="float" office:value="4.968" calcext:value-type="float">
            <text:p>4,96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19809.4079103945" calcext:value-type="float">
            <text:p>19809,4079103945</text:p>
          </table:table-cell>
          <table:table-cell table:formula="of:=[.G226]" office:value-type="float" office:value="21955.1530074286" calcext:value-type="float">
            <text:p>21955,1530074286</text:p>
          </table:table-cell>
          <table:table-cell table:formula="of:=[.L226]" office:value-type="float" office:value="22265.8993024221" calcext:value-type="float">
            <text:p>22265,8993024221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2.98818741045471" calcext:value-type="float">
            <text:p>2,98818741045471</text:p>
          </table:table-cell>
          <table:table-cell table:formula="of:=[.H226]" office:value-type="float" office:value="1.51213226934683" calcext:value-type="float">
            <text:p>1,51213226934683</text:p>
          </table:table-cell>
          <table:table-cell table:formula="of:=[.M226]" office:value-type="float" office:value="1.63063668546982" calcext:value-type="float">
            <text:p>1,63063668546982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575847201955519" calcext:value-type="float">
            <text:p>0,057584720195552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66476151587622" calcext:value-type="float">
            <text:p>0,0466476151587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270278.26" calcext:value-type="float">
            <text:p>270278,26</text:p>
          </table:table-cell>
          <table:table-cell table:formula="of:=[.G340]" office:value-type="float" office:value="120921.72" calcext:value-type="float">
            <text:p>120921,72</text:p>
          </table:table-cell>
          <table:table-cell table:formula="of:=[.L340]" office:value-type="float" office:value="50495.9" calcext:value-type="float">
            <text:p>50495,9</text:p>
          </table:table-cell>
          <table:table-cell office:value-type="float" office:value="200000" calcext:value-type="float">
            <text:p>200000</text:p>
          </table:table-cell>
          <table:table-cell table:formula="of:=[.C340]" office:value-type="float" office:value="24.074" calcext:value-type="float">
            <text:p>24,074</text:p>
          </table:table-cell>
          <table:table-cell table:formula="of:=[.H340]" office:value-type="float" office:value="41.49" calcext:value-type="float">
            <text:p>41,49</text:p>
          </table:table-cell>
          <table:table-cell table:formula="of:=[.M340]" office:value-type="float" office:value="20.652" calcext:value-type="float">
            <text:p>20,652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3.7" calcext:value-type="float">
            <text:p>3,7</text:p>
          </table:table-cell>
          <table:table-cell table:formula="of:=[.I340]" office:value-type="float" office:value="1.7" calcext:value-type="float">
            <text:p>1,7</text:p>
          </table:table-cell>
          <table:table-cell table:formula="of:=[.N340]" office:value-type="float" office:value="10.066" calcext:value-type="float">
            <text:p>10,066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1420238.17145228" calcext:value-type="float">
            <text:p>1420238,17145228</text:p>
          </table:table-cell>
          <table:table-cell table:formula="of:=[.G341]" office:value-type="float" office:value="21824.0705167849" calcext:value-type="float">
            <text:p>21824,0705167849</text:p>
          </table:table-cell>
          <table:table-cell table:formula="of:=[.L341]" office:value-type="float" office:value="12495.4549821125" calcext:value-type="float">
            <text:p>12495,4549821125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3.31968733467476" calcext:value-type="float">
            <text:p>3,31968733467476</text:p>
          </table:table-cell>
          <table:table-cell table:formula="of:=[.H341]" office:value-type="float" office:value="3.59679023575187" calcext:value-type="float">
            <text:p>3,59679023575187</text:p>
          </table:table-cell>
          <table:table-cell table:formula="of:=[.M341]" office:value-type="float" office:value="2.75327005577005" calcext:value-type="float">
            <text:p>2,75327005577005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" calcext:value-type="float">
            <text:p>0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73708771293079" calcext:value-type="float">
            <text:p>0,04737087712930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70437.9" calcext:value-type="float">
            <text:p>70437,9</text:p>
          </table:table-cell>
          <table:table-cell table:formula="of:=[.G455]" office:value-type="float" office:value="104955.96" calcext:value-type="float">
            <text:p>104955,96</text:p>
          </table:table-cell>
          <table:table-cell table:formula="of:=[.L455]" office:value-type="float" office:value="48708.7" calcext:value-type="float">
            <text:p>48708,7</text:p>
          </table:table-cell>
          <table:table-cell office:value-type="float" office:value="400000" calcext:value-type="float">
            <text:p>400000</text:p>
          </table:table-cell>
          <table:table-cell table:formula="of:=[.C455]" office:value-type="float" office:value="47.466" calcext:value-type="float">
            <text:p>47,466</text:p>
          </table:table-cell>
          <table:table-cell table:formula="of:=[.H455]" office:value-type="float" office:value="66.64" calcext:value-type="float">
            <text:p>66,64</text:p>
          </table:table-cell>
          <table:table-cell table:formula="of:=[.M455]" office:value-type="float" office:value="41.422" calcext:value-type="float">
            <text:p>41,422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8.5" calcext:value-type="float">
            <text:p>8,5</text:p>
          </table:table-cell>
          <table:table-cell table:formula="of:=[.I455]" office:value-type="float" office:value="1.7" calcext:value-type="float">
            <text:p>1,7</text:p>
          </table:table-cell>
          <table:table-cell table:formula="of:=[.N455]" office:value-type="float" office:value="6.812" calcext:value-type="float">
            <text:p>6,81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2080.6861464902" calcext:value-type="float">
            <text:p>12080,6861464902</text:p>
          </table:table-cell>
          <table:table-cell table:formula="of:=[.G456]" office:value-type="float" office:value="28299.9522366805" calcext:value-type="float">
            <text:p>28299,9522366805</text:p>
          </table:table-cell>
          <table:table-cell table:formula="of:=[.L456]" office:value-type="float" office:value="34104.5293726508" calcext:value-type="float">
            <text:p>34104,5293726508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3.75438996376242" calcext:value-type="float">
            <text:p>3,75438996376242</text:p>
          </table:table-cell>
          <table:table-cell table:formula="of:=[.H456]" office:value-type="float" office:value="10.8214786420341" calcext:value-type="float">
            <text:p>10,8214786420341</text:p>
          </table:table-cell>
          <table:table-cell table:formula="of:=[.M456]" office:value-type="float" office:value="4.29675645109192" calcext:value-type="float">
            <text:p>4,29675645109192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" calcext:value-type="float">
            <text:p>0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32496153618544" calcext:value-type="float">
            <text:p>0,03249615361854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58598.56" calcext:value-type="float">
            <text:p>58598,56</text:p>
          </table:table-cell>
          <table:table-cell table:formula="of:=[.G570]" office:value-type="float" office:value="75426.62" calcext:value-type="float">
            <text:p>75426,62</text:p>
          </table:table-cell>
          <table:table-cell table:formula="of:=[.L570]" office:value-type="float" office:value="77563.18" calcext:value-type="float">
            <text:p>77563,18</text:p>
          </table:table-cell>
          <table:table-cell office:value-type="float" office:value="800000" calcext:value-type="float">
            <text:p>800000</text:p>
          </table:table-cell>
          <table:table-cell table:formula="of:=[.C570]" office:value-type="float" office:value="67.206" calcext:value-type="float">
            <text:p>67,206</text:p>
          </table:table-cell>
          <table:table-cell table:formula="of:=[.H570]" office:value-type="float" office:value="99.8" calcext:value-type="float">
            <text:p>99,8</text:p>
          </table:table-cell>
          <table:table-cell table:formula="of:=[.M570]" office:value-type="float" office:value="61.706" calcext:value-type="float">
            <text:p>61,706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6" calcext:value-type="float">
            <text:p>5,6</text:p>
          </table:table-cell>
          <table:table-cell table:formula="of:=[.I570]" office:value-type="float" office:value="1.7" calcext:value-type="float">
            <text:p>1,7</text:p>
          </table:table-cell>
          <table:table-cell table:formula="of:=[.N570]" office:value-type="float" office:value="5.2" calcext:value-type="float">
            <text:p>5,2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17769.795136872" calcext:value-type="float">
            <text:p>17769,795136872</text:p>
          </table:table-cell>
          <table:table-cell table:formula="of:=[.G571]" office:value-type="float" office:value="8613.10862787647" calcext:value-type="float">
            <text:p>8613,10862787647</text:p>
          </table:table-cell>
          <table:table-cell table:formula="of:=[.L571]" office:value-type="float" office:value="152947.790803881" calcext:value-type="float">
            <text:p>152947,790803881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4.90275065651925" calcext:value-type="float">
            <text:p>4,90275065651925</text:p>
          </table:table-cell>
          <table:table-cell table:formula="of:=[.H571]" office:value-type="float" office:value="0.489897948556635" calcext:value-type="float">
            <text:p>0,489897948556635</text:p>
          </table:table-cell>
          <table:table-cell table:formula="of:=[.M571]" office:value-type="float" office:value="5.75671468808382" calcext:value-type="float">
            <text:p>5,75671468808382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" calcext:value-type="float">
            <text:p>0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743314" calcext:value-type="float">
            <text:p>17743314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70045" calcext:value-type="float">
            <text:p>170045</text:p>
          </table:table-cell>
          <table:table-cell office:value-type="float" office:value="13.3" calcext:value-type="float">
            <text:p>13,3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9004717" calcext:value-type="float">
            <text:p>39004717</text:p>
          </table:table-cell>
          <table:table-cell office:value-type="float" office:value="6.7" calcext:value-type="float">
            <text:p>6,7</text:p>
          </table:table-cell>
          <table:table-cell office:value-type="float" office:value="2.1" calcext:value-type="float">
            <text:p>2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349" calcext:value-type="float">
            <text:p>277349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4388" calcext:value-type="float">
            <text:p>11438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3707" calcext:value-type="float">
            <text:p>333707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686" calcext:value-type="float">
            <text:p>227686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5258" calcext:value-type="float">
            <text:p>125258</text:p>
          </table:table-cell>
          <table:table-cell office:value-type="float" office:value="11" calcext:value-type="float">
            <text:p>1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344911" calcext:value-type="float">
            <text:p>34491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9096" calcext:value-type="float">
            <text:p>20909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2061" calcext:value-type="float">
            <text:p>10206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0449" calcext:value-type="float">
            <text:p>230449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145" calcext:value-type="float">
            <text:p>21814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7215" calcext:value-type="float">
            <text:p>11721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9346" calcext:value-type="float">
            <text:p>129346</text:p>
          </table:table-cell>
          <table:table-cell office:value-type="float" office:value="20" calcext:value-type="float">
            <text:p>2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613" calcext:value-type="float">
            <text:p>19961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3190" calcext:value-type="float">
            <text:p>10319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6768" calcext:value-type="float">
            <text:p>266768</text:p>
          </table:table-cell>
          <table:table-cell office:value-type="float" office:value="15.8" calcext:value-type="float">
            <text:p>15,8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336" calcext:value-type="float">
            <text:p>245336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6462" calcext:value-type="float">
            <text:p>13646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8838" calcext:value-type="float">
            <text:p>328838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578" calcext:value-type="float">
            <text:p>193578</text:p>
          </table:table-cell>
          <table:table-cell office:value-type="float" office:value="6.9" calcext:value-type="float">
            <text:p>6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06856" calcext:value-type="float">
            <text:p>206856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9689" calcext:value-type="float">
            <text:p>149689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245" calcext:value-type="float">
            <text:p>14024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6474" calcext:value-type="float">
            <text:p>14647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9738" calcext:value-type="float">
            <text:p>139738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5717" calcext:value-type="float">
            <text:p>145717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3613" calcext:value-type="float">
            <text:p>13361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2626" calcext:value-type="float">
            <text:p>202626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281" calcext:value-type="float">
            <text:p>16428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1321" calcext:value-type="float">
            <text:p>10132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8614" calcext:value-type="float">
            <text:p>168614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22" calcext:value-type="float">
            <text:p>9742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179" calcext:value-type="float">
            <text:p>150179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9323" calcext:value-type="float">
            <text:p>119323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716" calcext:value-type="float">
            <text:p>131716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1601" calcext:value-type="float">
            <text:p>14160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1621" calcext:value-type="float">
            <text:p>151621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267" calcext:value-type="float">
            <text:p>106267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8321" calcext:value-type="float">
            <text:p>148321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88975" calcext:value-type="float">
            <text:p>188975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449" calcext:value-type="float">
            <text:p>98449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6348" calcext:value-type="float">
            <text:p>156348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062" calcext:value-type="float">
            <text:p>91062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010" calcext:value-type="float">
            <text:p>117010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4447" calcext:value-type="float">
            <text:p>154447</text:p>
          </table:table-cell>
          <table:table-cell office:value-type="float" office:value="7.9" calcext:value-type="float">
            <text:p>7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354" calcext:value-type="float">
            <text:p>79354</text:p>
          </table:table-cell>
          <table:table-cell office:value-type="float" office:value="6.9" calcext:value-type="float">
            <text:p>6,9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513" calcext:value-type="float">
            <text:p>128513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9956" calcext:value-type="float">
            <text:p>139956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024" calcext:value-type="float">
            <text:p>105024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344" calcext:value-type="float">
            <text:p>71344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5619" calcext:value-type="float">
            <text:p>135619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734" calcext:value-type="float">
            <text:p>117734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848" calcext:value-type="float">
            <text:p>100848</text:p>
          </table:table-cell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0663" calcext:value-type="float">
            <text:p>10066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212" calcext:value-type="float">
            <text:p>117212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16" calcext:value-type="float">
            <text:p>7821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000" calcext:value-type="float">
            <text:p>9900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9826" calcext:value-type="float">
            <text:p>149826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202" calcext:value-type="float">
            <text:p>106202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552" calcext:value-type="float">
            <text:p>99552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1438" calcext:value-type="float">
            <text:p>9143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392" calcext:value-type="float">
            <text:p>102392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2829" calcext:value-type="float">
            <text:p>132829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552" calcext:value-type="float">
            <text:p>7355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115" calcext:value-type="float">
            <text:p>9111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6034" calcext:value-type="float">
            <text:p>136034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67" calcext:value-type="float">
            <text:p>77267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431" calcext:value-type="float">
            <text:p>8943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855" calcext:value-type="float">
            <text:p>104855</text:p>
          </table:table-cell>
          <table:table-cell office:value-type="float" office:value="6.9" calcext:value-type="float">
            <text:p>6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099" calcext:value-type="float">
            <text:p>82099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334" calcext:value-type="float">
            <text:p>79334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632" calcext:value-type="float">
            <text:p>9963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530" calcext:value-type="float">
            <text:p>85530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96" calcext:value-type="float">
            <text:p>6649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1998" calcext:value-type="float">
            <text:p>151998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9389" calcext:value-type="float">
            <text:p>99389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58" calcext:value-type="float">
            <text:p>54158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030" calcext:value-type="float">
            <text:p>10403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08" calcext:value-type="float">
            <text:p>5040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547" calcext:value-type="float">
            <text:p>121547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9094" calcext:value-type="float">
            <text:p>139094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488" calcext:value-type="float">
            <text:p>93488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829" calcext:value-type="float">
            <text:p>9082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1324" calcext:value-type="float">
            <text:p>131324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131" calcext:value-type="float">
            <text:p>92131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536" calcext:value-type="float">
            <text:p>5553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0693" calcext:value-type="float">
            <text:p>13069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97" calcext:value-type="float">
            <text:p>53497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17" calcext:value-type="float">
            <text:p>64417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6991" calcext:value-type="float">
            <text:p>9699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52" calcext:value-type="float">
            <text:p>56652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612" calcext:value-type="float">
            <text:p>63612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0822" calcext:value-type="float">
            <text:p>14082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135" calcext:value-type="float">
            <text:p>104135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11" calcext:value-type="float">
            <text:p>9061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7035" calcext:value-type="float">
            <text:p>13703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335" calcext:value-type="float">
            <text:p>101335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69" calcext:value-type="float">
            <text:p>59969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790" calcext:value-type="float">
            <text:p>150790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393" calcext:value-type="float">
            <text:p>101393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13" calcext:value-type="float">
            <text:p>6651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3322" calcext:value-type="float">
            <text:p>11332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482" calcext:value-type="float">
            <text:p>5648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583" calcext:value-type="float">
            <text:p>7958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1097" calcext:value-type="float">
            <text:p>13109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380" calcext:value-type="float">
            <text:p>6038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420" calcext:value-type="float">
            <text:p>8342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8783" calcext:value-type="float">
            <text:p>9878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308" calcext:value-type="float">
            <text:p>8430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619" calcext:value-type="float">
            <text:p>6561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7512" calcext:value-type="float">
            <text:p>97512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052" calcext:value-type="float">
            <text:p>50052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703" calcext:value-type="float">
            <text:p>88703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209" calcext:value-type="float">
            <text:p>104209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075" calcext:value-type="float">
            <text:p>5007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756" calcext:value-type="float">
            <text:p>8675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872" calcext:value-type="float">
            <text:p>14387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202" calcext:value-type="float">
            <text:p>80202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00" calcext:value-type="float">
            <text:p>709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7145" calcext:value-type="float">
            <text:p>117145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80" calcext:value-type="float">
            <text:p>5088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32" calcext:value-type="float">
            <text:p>6653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1923" calcext:value-type="float">
            <text:p>101923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446" calcext:value-type="float">
            <text:p>9444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64" calcext:value-type="float">
            <text:p>48264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07101" calcext:value-type="float">
            <text:p>20710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07" calcext:value-type="float">
            <text:p>50907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32" calcext:value-type="float">
            <text:p>8353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358" calcext:value-type="float">
            <text:p>9935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0661" calcext:value-type="float">
            <text:p>10066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515" calcext:value-type="float">
            <text:p>8351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1163" calcext:value-type="float">
            <text:p>91163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124" calcext:value-type="float">
            <text:p>7012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859" calcext:value-type="float">
            <text:p>8585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4050" calcext:value-type="float">
            <text:p>14405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80" calcext:value-type="float">
            <text:p>5088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380" calcext:value-type="float">
            <text:p>8138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252" calcext:value-type="float">
            <text:p>9925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115" calcext:value-type="float">
            <text:p>54115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31" calcext:value-type="float">
            <text:p>6623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9833" calcext:value-type="float">
            <text:p>13983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519" calcext:value-type="float">
            <text:p>59519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480" calcext:value-type="float">
            <text:p>7448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0150" calcext:value-type="float">
            <text:p>11015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404" calcext:value-type="float">
            <text:p>7240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858" calcext:value-type="float">
            <text:p>56858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5452" calcext:value-type="float">
            <text:p>155452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0628" calcext:value-type="float">
            <text:p>110628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773" calcext:value-type="float">
            <text:p>5577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1700" calcext:value-type="float">
            <text:p>151700</text:p>
          </table:table-cell>
          <table:table-cell office:value-type="float" office:value="11.9" calcext:value-type="float">
            <text:p>11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5307" calcext:value-type="float">
            <text:p>8530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188" calcext:value-type="float">
            <text:p>78188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0760" calcext:value-type="float">
            <text:p>150760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146" calcext:value-type="float">
            <text:p>74146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55" calcext:value-type="float">
            <text:p>83055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7601" calcext:value-type="float">
            <text:p>13760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445" calcext:value-type="float">
            <text:p>5244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26" calcext:value-type="float">
            <text:p>69726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8060" calcext:value-type="float">
            <text:p>13806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75" calcext:value-type="float">
            <text:p>5097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962" calcext:value-type="float">
            <text:p>4696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3361" calcext:value-type="float">
            <text:p>10336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482" calcext:value-type="float">
            <text:p>87482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802" calcext:value-type="float">
            <text:p>6380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9673" calcext:value-type="float">
            <text:p>9967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543" calcext:value-type="float">
            <text:p>83543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79" calcext:value-type="float">
            <text:p>5947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4183" calcext:value-type="float">
            <text:p>14418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118" calcext:value-type="float">
            <text:p>89118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504" calcext:value-type="float">
            <text:p>57504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262" calcext:value-type="float">
            <text:p>143262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498" calcext:value-type="float">
            <text:p>6949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591" calcext:value-type="float">
            <text:p>93591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4166" calcext:value-type="float">
            <text:p>13416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276" calcext:value-type="float">
            <text:p>7827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7443" calcext:value-type="float">
            <text:p>57443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9275" calcext:value-type="float">
            <text:p>139275</text:p>
          </table:table-cell>
          <table:table-cell office:value-type="float" office:value="10.9" calcext:value-type="float">
            <text:p>10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370" calcext:value-type="float">
            <text:p>76370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26" calcext:value-type="float">
            <text:p>79626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0437" calcext:value-type="float">
            <text:p>140437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1494" calcext:value-type="float">
            <text:p>131494</text:p>
          </table:table-cell>
          <table:table-cell office:value-type="float" office:value="6.9" calcext:value-type="float">
            <text:p>6,9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63" calcext:value-type="float">
            <text:p>6316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5296" calcext:value-type="float">
            <text:p>155296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324" calcext:value-type="float">
            <text:p>6832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952" calcext:value-type="float">
            <text:p>85952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9075" calcext:value-type="float">
            <text:p>16907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494" calcext:value-type="float">
            <text:p>83494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805" calcext:value-type="float">
            <text:p>79805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81679" calcext:value-type="float">
            <text:p>181679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532" calcext:value-type="float">
            <text:p>92532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661" calcext:value-type="float">
            <text:p>8566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0371" calcext:value-type="float">
            <text:p>16037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269" calcext:value-type="float">
            <text:p>9026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42" calcext:value-type="float">
            <text:p>6004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0040" calcext:value-type="float">
            <text:p>17004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886" calcext:value-type="float">
            <text:p>77886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53" calcext:value-type="float">
            <text:p>6265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5936" calcext:value-type="float">
            <text:p>14593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738" calcext:value-type="float">
            <text:p>84738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03" calcext:value-type="float">
            <text:p>52703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1848" calcext:value-type="float">
            <text:p>14184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935" calcext:value-type="float">
            <text:p>8493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348" calcext:value-type="float">
            <text:p>50348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4588" calcext:value-type="float">
            <text:p>94588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264" calcext:value-type="float">
            <text:p>70264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19" calcext:value-type="float">
            <text:p>58119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337" calcext:value-type="float">
            <text:p>14333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7366" calcext:value-type="float">
            <text:p>137366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69" calcext:value-type="float">
            <text:p>8306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0033" calcext:value-type="float">
            <text:p>14003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028" calcext:value-type="float">
            <text:p>76028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706" calcext:value-type="float">
            <text:p>54706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4553" calcext:value-type="float">
            <text:p>9455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643" calcext:value-type="float">
            <text:p>5064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88" calcext:value-type="float">
            <text:p>59888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5376" calcext:value-type="float">
            <text:p>105376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531" calcext:value-type="float">
            <text:p>4953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59" calcext:value-type="float">
            <text:p>60159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2681" calcext:value-type="float">
            <text:p>132681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529" calcext:value-type="float">
            <text:p>4352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69" calcext:value-type="float">
            <text:p>6336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7700" calcext:value-type="float">
            <text:p>97700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167" calcext:value-type="float">
            <text:p>104167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175" calcext:value-type="float">
            <text:p>77175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4782" calcext:value-type="float">
            <text:p>124782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73" calcext:value-type="float">
            <text:p>49373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80" calcext:value-type="float">
            <text:p>7198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5536" calcext:value-type="float">
            <text:p>125536</text:p>
          </table:table-cell>
          <table:table-cell office:value-type="float" office:value="8.9" calcext:value-type="float">
            <text:p>8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667" calcext:value-type="float">
            <text:p>83667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520" calcext:value-type="float">
            <text:p>98520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6971" calcext:value-type="float">
            <text:p>15697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086" calcext:value-type="float">
            <text:p>7608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21" calcext:value-type="float">
            <text:p>6002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8793" calcext:value-type="float">
            <text:p>15879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418" calcext:value-type="float">
            <text:p>45418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332" calcext:value-type="float">
            <text:p>54332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4511" calcext:value-type="float">
            <text:p>154511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303" calcext:value-type="float">
            <text:p>105303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41" calcext:value-type="float">
            <text:p>28441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6845" calcext:value-type="float">
            <text:p>10684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967" calcext:value-type="float">
            <text:p>62967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36" calcext:value-type="float">
            <text:p>59736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8337" calcext:value-type="float">
            <text:p>14833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906" calcext:value-type="float">
            <text:p>11790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40" calcext:value-type="float">
            <text:p>6194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03173" calcext:value-type="float">
            <text:p>20317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805" calcext:value-type="float">
            <text:p>4980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79" calcext:value-type="float">
            <text:p>5617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01695" calcext:value-type="float">
            <text:p>301695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83" calcext:value-type="float">
            <text:p>46483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477" calcext:value-type="float">
            <text:p>50477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9517" calcext:value-type="float">
            <text:p>14951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646" calcext:value-type="float">
            <text:p>6464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30" calcext:value-type="float">
            <text:p>7793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1311" calcext:value-type="float">
            <text:p>91311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17" calcext:value-type="float">
            <text:p>59117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462" calcext:value-type="float">
            <text:p>53462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97283" calcext:value-type="float">
            <text:p>197283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127" calcext:value-type="float">
            <text:p>78127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55" calcext:value-type="float">
            <text:p>5615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63225" calcext:value-type="float">
            <text:p>163225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76" calcext:value-type="float">
            <text:p>5347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240" calcext:value-type="float">
            <text:p>56240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452" calcext:value-type="float">
            <text:p>104452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920" calcext:value-type="float">
            <text:p>84920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30" calcext:value-type="float">
            <text:p>7213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8227" calcext:value-type="float">
            <text:p>88227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391" calcext:value-type="float">
            <text:p>89391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810" calcext:value-type="float">
            <text:p>538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9671" calcext:value-type="float">
            <text:p>109671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94" calcext:value-type="float">
            <text:p>51994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89" calcext:value-type="float">
            <text:p>72489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7798" calcext:value-type="float">
            <text:p>127798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933" calcext:value-type="float">
            <text:p>78933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304" calcext:value-type="float">
            <text:p>78304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9573" calcext:value-type="float">
            <text:p>89573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198" calcext:value-type="float">
            <text:p>7419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712" calcext:value-type="float">
            <text:p>80712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98409" calcext:value-type="float">
            <text:p>98409</text:p>
          </table:table-cell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916" calcext:value-type="float">
            <text:p>51916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86" calcext:value-type="float">
            <text:p>51686</text:p>
          </table:table-cell>
          <table:table-cell office:value-type="float" office:value="5.9" calcext:value-type="float">
            <text:p>5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1945" calcext:value-type="float">
            <text:p>141945</text:p>
          </table:table-cell>
          <table:table-cell office:value-type="float" office:value="9.9" calcext:value-type="float">
            <text:p>9,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805" calcext:value-type="float">
            <text:p>45805</text:p>
          </table:table-cell>
          <table:table-cell office:value-type="float" office:value="5.9" calcext:value-type="float">
            <text:p>5,9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75" calcext:value-type="float">
            <text:p>7387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8058" calcext:value-type="float">
            <text:p>10805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418" calcext:value-type="float">
            <text:p>89418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01" calcext:value-type="float">
            <text:p>5940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6557" calcext:value-type="float">
            <text:p>146557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768" calcext:value-type="float">
            <text:p>59768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448" calcext:value-type="float">
            <text:p>60448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5696" calcext:value-type="float">
            <text:p>145696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966" calcext:value-type="float">
            <text:p>71966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193" calcext:value-type="float">
            <text:p>55193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0038" calcext:value-type="float">
            <text:p>110038</text:p>
          </table:table-cell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941" calcext:value-type="float">
            <text:p>75941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49" calcext:value-type="float">
            <text:p>69749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0280" calcext:value-type="float">
            <text:p>140280</text:p>
          </table:table-cell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44" calcext:value-type="float">
            <text:p>55544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262731.1" calcext:value-type="float">
            <text:p>262731,1</text:p>
          </table:table-cell>
          <table:table-cell table:formula="of:=AVERAGE([.C11:.C110])" office:value-type="float" office:value="6.049" calcext:value-type="float">
            <text:p>6,049</text:p>
          </table:table-cell>
          <table:table-cell table:formula="of:=AVERAGE([.D11:.D110])" office:value-type="float" office:value="0.900000000000001" calcext:value-type="float">
            <text:p>0,900000000000001</text:p>
          </table:table-cell>
          <table:table-cell table:number-columns-repeated="2"/>
          <table:table-cell table:formula="of:=AVERAGE([.G11:.G110])" office:value-type="float" office:value="133005.92" calcext:value-type="float">
            <text:p>133005,92</text:p>
          </table:table-cell>
          <table:table-cell table:formula="of:=AVERAGE([.H11:.H110])" office:value-type="float" office:value="10.072" calcext:value-type="float">
            <text:p>10,072</text:p>
          </table:table-cell>
          <table:table-cell table:formula="of:=AVERAGE([.I11:.I110])" office:value-type="float" office:value="1.679" calcext:value-type="float">
            <text:p>1,679</text:p>
          </table:table-cell>
          <table:table-cell table:number-columns-repeated="2"/>
          <table:table-cell table:formula="of:=AVERAGE([.L11:.L110])" office:value-type="float" office:value="483924.39" calcext:value-type="float">
            <text:p>483924,39</text:p>
          </table:table-cell>
          <table:table-cell table:formula="of:=AVERAGE([.M11:.M110])" office:value-type="float" office:value="6.28" calcext:value-type="float">
            <text:p>6,28</text:p>
          </table:table-cell>
          <table:table-cell table:formula="of:=AVERAGE([.N11:.N110])" office:value-type="float" office:value="2.276" calcext:value-type="float">
            <text:p>2,2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757430.37160884" calcext:value-type="float">
            <text:p>1757430,37160884</text:p>
          </table:table-cell>
          <table:table-cell table:formula="of:=STDEVP([.C11:.C110])" office:value-type="float" office:value="1.60975122301553" calcext:value-type="float">
            <text:p>1,60975122301553</text:p>
          </table:table-cell>
          <table:table-cell table:formula="of:=STDEVP([.D11:.D110])" office:value-type="float" office:value="0" calcext:value-type="float">
            <text:p>0</text:p>
          </table:table-cell>
          <table:table-cell table:number-columns-repeated="2"/>
          <table:table-cell table:formula="of:=STDEVP([.G11:.G110])" office:value-type="float" office:value="31940.5814094484" calcext:value-type="float">
            <text:p>31940,5814094484</text:p>
          </table:table-cell>
          <table:table-cell table:formula="of:=STDEVP([.H11:.H110])" office:value-type="float" office:value="1.17593197082144" calcext:value-type="float">
            <text:p>1,17593197082144</text:p>
          </table:table-cell>
          <table:table-cell table:formula="of:=STDEVP([.I11:.I110])" office:value-type="float" office:value="0.126724109781841" calcext:value-type="float">
            <text:p>0,126724109781841</text:p>
          </table:table-cell>
          <table:table-cell table:number-columns-repeated="2"/>
          <table:table-cell table:formula="of:=STDEVP([.L11:.L110])" office:value-type="float" office:value="3871911.20785677" calcext:value-type="float">
            <text:p>3871911,20785677</text:p>
          </table:table-cell>
          <table:table-cell table:formula="of:=STDEVP([.M11:.M110])" office:value-type="float" office:value="2.65394046655158" calcext:value-type="float">
            <text:p>2,65394046655158</text:p>
          </table:table-cell>
          <table:table-cell table:formula="of:=STDEVP([.N11:.N110])" office:value-type="float" office:value="0.0708801805866773" calcext:value-type="float">
            <text:p>0,070880180586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73182" calcext:value-type="float">
            <text:p>73182</text:p>
          </table:table-cell>
          <table:table-cell table:formula="of:=MEDIAN([.C11:.C110])" office:value-type="float" office:value="6" calcext:value-type="float">
            <text:p>6</text:p>
          </table:table-cell>
          <table:table-cell table:formula="of:=MEDIAN([.D11:.D110])" office:value-type="float" office:value="0.9" calcext:value-type="float">
            <text:p>0,9</text:p>
          </table:table-cell>
          <table:table-cell table:number-columns-repeated="2"/>
          <table:table-cell table:formula="of:=MEDIAN([.G11:.G110])" office:value-type="float" office:value="136248" calcext:value-type="float">
            <text:p>136248</text:p>
          </table:table-cell>
          <table:table-cell table:formula="of:=MEDIAN([.H11:.H110])" office:value-type="float" office:value="10" calcext:value-type="float">
            <text:p>10</text:p>
          </table:table-cell>
          <table:table-cell table:formula="of:=MEDIAN([.I11:.I110])" office:value-type="float" office:value="1.7" calcext:value-type="float">
            <text:p>1,7</text:p>
          </table:table-cell>
          <table:table-cell table:number-columns-repeated="2"/>
          <table:table-cell table:formula="of:=MEDIAN([.L11:.L110])" office:value-type="float" office:value="81150.5" calcext:value-type="float">
            <text:p>81150,5</text:p>
          </table:table-cell>
          <table:table-cell table:formula="of:=MEDIAN([.M11:.M110])" office:value-type="float" office:value="6" calcext:value-type="float">
            <text:p>6</text:p>
          </table:table-cell>
          <table:table-cell table:formula="of:=MEDIAN([.N11:.N11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60358.78" calcext:value-type="float">
            <text:p>460358,78</text:p>
          </table:table-cell>
          <table:table-cell table:formula="of:=AVERAGE([.C11:.C60])" office:value-type="float" office:value="6.646" calcext:value-type="float">
            <text:p>6,646</text:p>
          </table:table-cell>
          <table:table-cell table:formula="of:=AVERAGE([.D11:.D60])" office:value-type="float" office:value="0.899999999999999" calcext:value-type="float">
            <text:p>0,899999999999999</text:p>
          </table:table-cell>
          <table:table-cell table:number-columns-repeated="2"/>
          <table:table-cell table:formula="of:=AVERAGE([.G11:.G60])" office:value-type="float" office:value="127858.36" calcext:value-type="float">
            <text:p>127858,36</text:p>
          </table:table-cell>
          <table:table-cell table:formula="of:=AVERAGE([.H11:.H60])" office:value-type="float" office:value="10.136" calcext:value-type="float">
            <text:p>10,136</text:p>
          </table:table-cell>
          <table:table-cell table:formula="of:=AVERAGE([.I11:.I60])" office:value-type="float" office:value="1.658" calcext:value-type="float">
            <text:p>1,658</text:p>
          </table:table-cell>
          <table:table-cell table:number-columns-repeated="2"/>
          <table:table-cell table:formula="of:=AVERAGE([.L11:.L60])" office:value-type="float" office:value="893558.22" calcext:value-type="float">
            <text:p>893558,22</text:p>
          </table:table-cell>
          <table:table-cell table:formula="of:=AVERAGE([.M11:.M60])" office:value-type="float" office:value="6.946" calcext:value-type="float">
            <text:p>6,946</text:p>
          </table:table-cell>
          <table:table-cell table:formula="of:=AVERAGE([.N11:.N60])" office:value-type="float" office:value="2.306" calcext:value-type="float">
            <text:p>2,3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65103.42" calcext:value-type="float">
            <text:p>65103,42</text:p>
          </table:table-cell>
          <table:table-cell table:formula="of:=AVERAGE([.C61:.C110])" office:value-type="float" office:value="5.452" calcext:value-type="float">
            <text:p>5,452</text:p>
          </table:table-cell>
          <table:table-cell table:formula="of:=AVERAGE([.D61:.D110])" office:value-type="float" office:value="0.899999999999999" calcext:value-type="float">
            <text:p>0,899999999999999</text:p>
          </table:table-cell>
          <table:table-cell table:number-columns-repeated="2"/>
          <table:table-cell table:formula="of:=AVERAGE([.G61:.G110])" office:value-type="float" office:value="138153.48" calcext:value-type="float">
            <text:p>138153,48</text:p>
          </table:table-cell>
          <table:table-cell table:formula="of:=AVERAGE([.H61:.H110])" office:value-type="float" office:value="10.008" calcext:value-type="float">
            <text:p>10,008</text:p>
          </table:table-cell>
          <table:table-cell table:formula="of:=AVERAGE([.I61:.I110])" office:value-type="float" office:value="1.7" calcext:value-type="float">
            <text:p>1,7</text:p>
          </table:table-cell>
          <table:table-cell table:number-columns-repeated="2"/>
          <table:table-cell table:formula="of:=AVERAGE([.L61:.L110])" office:value-type="float" office:value="74290.56" calcext:value-type="float">
            <text:p>74290,56</text:p>
          </table:table-cell>
          <table:table-cell table:formula="of:=AVERAGE([.M61:.M110])" office:value-type="float" office:value="5.614" calcext:value-type="float">
            <text:p>5,614</text:p>
          </table:table-cell>
          <table:table-cell table:formula="of:=AVERAGE([.N61:.N110])" office:value-type="float" office:value="2.246" calcext:value-type="float">
            <text:p>2,2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3255.0739056257" calcext:value-type="float">
            <text:p>13255,0739056257</text:p>
          </table:table-cell>
          <table:table-cell table:formula="of:=STDEVP([.C61:.C110])" office:value-type="float" office:value="0.848820357908551" calcext:value-type="float">
            <text:p>0,848820357908551</text:p>
          </table:table-cell>
          <table:table-cell table:formula="of:=STDEVP([.D61:.D110])" office:value-type="float" office:value="0" calcext:value-type="float">
            <text:p>0</text:p>
          </table:table-cell>
          <table:table-cell table:number-columns-repeated="2"/>
          <table:table-cell table:formula="of:=STDEVP([.G61:.G110])" office:value-type="float" office:value="35955.1010257182" calcext:value-type="float">
            <text:p>35955,1010257182</text:p>
          </table:table-cell>
          <table:table-cell table:formula="of:=STDEVP([.H61:.H110])" office:value-type="float" office:value="0.858566246716" calcext:value-type="float">
            <text:p>0,858566246716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21233.3460002516" calcext:value-type="float">
            <text:p>21233,3460002516</text:p>
          </table:table-cell>
          <table:table-cell table:formula="of:=STDEVP([.M61:.M110])" office:value-type="float" office:value="0.589579511177246" calcext:value-type="float">
            <text:p>0,589579511177246</text:p>
          </table:table-cell>
          <table:table-cell table:formula="of:=STDEVP([.N61:.N110])" office:value-type="float" office:value="0.0498397431775083" calcext:value-type="float">
            <text:p>0,0498397431775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89067" calcext:value-type="float">
            <text:p>89067</text:p>
          </table:table-cell>
          <table:table-cell table:formula="of:=MEDIAN([.C11:.C60])" office:value-type="float" office:value="6" calcext:value-type="float">
            <text:p>6</text:p>
          </table:table-cell>
          <table:table-cell table:formula="of:=MEDIAN([.D11:.D60])" office:value-type="float" office:value="0.9" calcext:value-type="float">
            <text:p>0,9</text:p>
          </table:table-cell>
          <table:table-cell table:number-columns-repeated="2"/>
          <table:table-cell table:formula="of:=MEDIAN([.G11:.G60])" office:value-type="float" office:value="131210.5" calcext:value-type="float">
            <text:p>131210,5</text:p>
          </table:table-cell>
          <table:table-cell table:formula="of:=MEDIAN([.H11:.H60])" office:value-type="float" office:value="10" calcext:value-type="float">
            <text:p>10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93967" calcext:value-type="float">
            <text:p>93967</text:p>
          </table:table-cell>
          <table:table-cell table:formula="of:=MEDIAN([.M11:.M60])" office:value-type="float" office:value="6" calcext:value-type="float">
            <text:p>6</text:p>
          </table:table-cell>
          <table:table-cell table:formula="of:=MEDIAN([.N11:.N60])"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60303.5" calcext:value-type="float">
            <text:p>60303,5</text:p>
          </table:table-cell>
          <table:table-cell table:formula="of:=MEDIAN([.C61:.C110])" office:value-type="float" office:value="5.9" calcext:value-type="float">
            <text:p>5,9</text:p>
          </table:table-cell>
          <table:table-cell table:formula="of:=MEDIAN([.D61:.D110])" office:value-type="float" office:value="0.9" calcext:value-type="float">
            <text:p>0,9</text:p>
          </table:table-cell>
          <table:table-cell table:number-columns-repeated="2"/>
          <table:table-cell table:formula="of:=MEDIAN([.G61:.G110])" office:value-type="float" office:value="140358.5" calcext:value-type="float">
            <text:p>140358,5</text:p>
          </table:table-cell>
          <table:table-cell table:formula="of:=MEDIAN([.H61:.H110])" office:value-type="float" office:value="10" calcext:value-type="float">
            <text:p>10</text:p>
          </table:table-cell>
          <table:table-cell table:formula="of:=MEDIAN([.I61:.I110])" office:value-type="float" office:value="1.7" calcext:value-type="float">
            <text:p>1,7</text:p>
          </table:table-cell>
          <table:table-cell table:number-columns-repeated="2"/>
          <table:table-cell table:formula="of:=MEDIAN([.L61:.L110])" office:value-type="float" office:value="75984.5" calcext:value-type="float">
            <text:p>75984,5</text:p>
          </table:table-cell>
          <table:table-cell table:formula="of:=MEDIAN([.M61:.M110])" office:value-type="float" office:value="6" calcext:value-type="float">
            <text:p>6</text:p>
          </table:table-cell>
          <table:table-cell table:formula="of:=MEDIAN([.N61:.N110])" office:value-type="float" office:value="2.2" calcext:value-type="float">
            <text:p>2,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258593" calcext:value-type="float">
            <text:p>28258593</text:p>
          </table:table-cell>
          <table:table-cell office:value-type="float" office:value="106.2" calcext:value-type="float">
            <text:p>106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03279" calcext:value-type="float">
            <text:p>203279</text:p>
          </table:table-cell>
          <table:table-cell office:value-type="float" office:value="26.7" calcext:value-type="float">
            <text:p>26,7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43674899" calcext:value-type="float">
            <text:p>43674899</text:p>
          </table:table-cell>
          <table:table-cell office:value-type="float" office:value="13.3" calcext:value-type="float">
            <text:p>13,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262" calcext:value-type="float">
            <text:p>332262</text:p>
          </table:table-cell>
          <table:table-cell office:value-type="float" office:value="34" calcext:value-type="float">
            <text:p>3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64773" calcext:value-type="float">
            <text:p>164773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2292" calcext:value-type="float">
            <text:p>242292</text:p>
          </table:table-cell>
          <table:table-cell office:value-type="float" office:value="13" calcext:value-type="float">
            <text:p>1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5790" calcext:value-type="float">
            <text:p>195790</text:p>
          </table:table-cell>
          <table:table-cell office:value-type="float" office:value="23" calcext:value-type="float">
            <text:p>2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33896" calcext:value-type="float">
            <text:p>133896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680" calcext:value-type="float">
            <text:p>270680</text:p>
          </table:table-cell>
          <table:table-cell office:value-type="float" office:value="17" calcext:value-type="float">
            <text:p>17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2298" calcext:value-type="float">
            <text:p>232298</text:p>
          </table:table-cell>
          <table:table-cell office:value-type="float" office:value="16" calcext:value-type="float">
            <text:p>1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5879" calcext:value-type="float">
            <text:p>10587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90838" calcext:value-type="float">
            <text:p>190838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418" calcext:value-type="float">
            <text:p>19941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0730" calcext:value-type="float">
            <text:p>15073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4323" calcext:value-type="float">
            <text:p>204323</text:p>
          </table:table-cell>
          <table:table-cell office:value-type="float" office:value="12" calcext:value-type="float">
            <text:p>12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191" calcext:value-type="float">
            <text:p>271191</text:p>
          </table:table-cell>
          <table:table-cell office:value-type="float" office:value="16.8" calcext:value-type="float">
            <text:p>16,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5403" calcext:value-type="float">
            <text:p>15540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9667" calcext:value-type="float">
            <text:p>14966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445" calcext:value-type="float">
            <text:p>200445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4519" calcext:value-type="float">
            <text:p>15451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1991" calcext:value-type="float">
            <text:p>201991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922" calcext:value-type="float">
            <text:p>116922</text:p>
          </table:table-cell>
          <table:table-cell office:value-type="float" office:value="19" calcext:value-type="float">
            <text:p>1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2141" calcext:value-type="float">
            <text:p>112141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03" calcext:value-type="float">
            <text:p>59103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352" calcext:value-type="float">
            <text:p>106352</text:p>
          </table:table-cell>
          <table:table-cell office:value-type="float" office:value="15" calcext:value-type="float">
            <text:p>1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03910" calcext:value-type="float">
            <text:p>103910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169" calcext:value-type="float">
            <text:p>106169</text:p>
          </table:table-cell>
          <table:table-cell office:value-type="float" office:value="13.9" calcext:value-type="float">
            <text:p>13,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255" calcext:value-type="float">
            <text:p>111255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7152" calcext:value-type="float">
            <text:p>97152</text:p>
          </table:table-cell>
          <table:table-cell office:value-type="float" office:value="23.8" calcext:value-type="float">
            <text:p>23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51" calcext:value-type="float">
            <text:p>6365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04" calcext:value-type="float">
            <text:p>90604</text:p>
          </table:table-cell>
          <table:table-cell office:value-type="float" office:value="13" calcext:value-type="float">
            <text:p>1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7690" calcext:value-type="float">
            <text:p>167690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935" calcext:value-type="float">
            <text:p>92935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106" calcext:value-type="float">
            <text:p>52106</text:p>
          </table:table-cell>
          <table:table-cell office:value-type="float" office:value="15" calcext:value-type="float">
            <text:p>1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53963" calcext:value-type="float">
            <text:p>153963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032" calcext:value-type="float">
            <text:p>94032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810" calcext:value-type="float">
            <text:p>73810</text:p>
          </table:table-cell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44262" calcext:value-type="float">
            <text:p>144262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769" calcext:value-type="float">
            <text:p>9376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457" calcext:value-type="float">
            <text:p>109457</text:p>
          </table:table-cell>
          <table:table-cell office:value-type="float" office:value="18.8" calcext:value-type="float">
            <text:p>18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78292" calcext:value-type="float">
            <text:p>178292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722" calcext:value-type="float">
            <text:p>101722</text:p>
          </table:table-cell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113" calcext:value-type="float">
            <text:p>128113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05012" calcext:value-type="float">
            <text:p>205012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4279" calcext:value-type="float">
            <text:p>94279</text:p>
          </table:table-cell>
          <table:table-cell office:value-type="float" office:value="17" calcext:value-type="float">
            <text:p>1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814" calcext:value-type="float">
            <text:p>91814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6156" calcext:value-type="float">
            <text:p>146156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317" calcext:value-type="float">
            <text:p>78317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034" calcext:value-type="float">
            <text:p>103034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771" calcext:value-type="float">
            <text:p>106771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492" calcext:value-type="float">
            <text:p>66492</text:p>
          </table:table-cell>
          <table:table-cell office:value-type="float" office:value="11.9" calcext:value-type="float">
            <text:p>11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510" calcext:value-type="float">
            <text:p>101510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758" calcext:value-type="float">
            <text:p>136758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9491" calcext:value-type="float">
            <text:p>119491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221" calcext:value-type="float">
            <text:p>86221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60024" calcext:value-type="float">
            <text:p>160024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931" calcext:value-type="float">
            <text:p>102931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867" calcext:value-type="float">
            <text:p>98867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999" calcext:value-type="float">
            <text:p>14499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243" calcext:value-type="float">
            <text:p>93243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120" calcext:value-type="float">
            <text:p>105120</text:p>
          </table:table-cell>
          <table:table-cell office:value-type="float" office:value="11.9" calcext:value-type="float">
            <text:p>11,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957" calcext:value-type="float">
            <text:p>88957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3127" calcext:value-type="float">
            <text:p>103127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249" calcext:value-type="float">
            <text:p>106249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450" calcext:value-type="float">
            <text:p>100450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104" calcext:value-type="float">
            <text:p>97104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666" calcext:value-type="float">
            <text:p>115666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74178" calcext:value-type="float">
            <text:p>174178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945" calcext:value-type="float">
            <text:p>95945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942" calcext:value-type="float">
            <text:p>85942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912" calcext:value-type="float">
            <text:p>14991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849" calcext:value-type="float">
            <text:p>92849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181" calcext:value-type="float">
            <text:p>89181</text:p>
          </table:table-cell>
          <table:table-cell office:value-type="float" office:value="12" calcext:value-type="float">
            <text:p>1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0341" calcext:value-type="float">
            <text:p>120341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3168" calcext:value-type="float">
            <text:p>113168</text:p>
          </table:table-cell>
          <table:table-cell office:value-type="float" office:value="9.9" calcext:value-type="float">
            <text:p>9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368" calcext:value-type="float">
            <text:p>97368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5075" calcext:value-type="float">
            <text:p>105075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6606" calcext:value-type="float">
            <text:p>76606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606" calcext:value-type="float">
            <text:p>101606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0560" calcext:value-type="float">
            <text:p>14056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9526" calcext:value-type="float">
            <text:p>109526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60" calcext:value-type="float">
            <text:p>70560</text:p>
          </table:table-cell>
          <table:table-cell office:value-type="float" office:value="13" calcext:value-type="float">
            <text:p>1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32433" calcext:value-type="float">
            <text:p>432433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120" calcext:value-type="float">
            <text:p>57120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86" calcext:value-type="float">
            <text:p>62386</text:p>
          </table:table-cell>
          <table:table-cell office:value-type="float" office:value="8.9" calcext:value-type="float">
            <text:p>8,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1404" calcext:value-type="float">
            <text:p>151404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4261" calcext:value-type="float">
            <text:p>114261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677" calcext:value-type="float">
            <text:p>55677</text:p>
          </table:table-cell>
          <table:table-cell office:value-type="float" office:value="9" calcext:value-type="float">
            <text:p>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0693" calcext:value-type="float">
            <text:p>110693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1512" calcext:value-type="float">
            <text:p>101512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052" calcext:value-type="float">
            <text:p>60052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9145" calcext:value-type="float">
            <text:p>8914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175" calcext:value-type="float">
            <text:p>87175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377" calcext:value-type="float">
            <text:p>64377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7565" calcext:value-type="float">
            <text:p>13756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595" calcext:value-type="float">
            <text:p>83595</text:p>
          </table:table-cell>
          <table:table-cell office:value-type="float" office:value="11.9" calcext:value-type="float">
            <text:p>11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46" calcext:value-type="float">
            <text:p>71246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1760" calcext:value-type="float">
            <text:p>151760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126" calcext:value-type="float">
            <text:p>58126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600" calcext:value-type="float">
            <text:p>91600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0552" calcext:value-type="float">
            <text:p>80552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64" calcext:value-type="float">
            <text:p>60564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243" calcext:value-type="float">
            <text:p>80243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0570" calcext:value-type="float">
            <text:p>150570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58" calcext:value-type="float">
            <text:p>56758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679" calcext:value-type="float">
            <text:p>78679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4838" calcext:value-type="float">
            <text:p>144838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862" calcext:value-type="float">
            <text:p>83862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035" calcext:value-type="float">
            <text:p>97035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9242" calcext:value-type="float">
            <text:p>149242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748" calcext:value-type="float">
            <text:p>88748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988" calcext:value-type="float">
            <text:p>98988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6569" calcext:value-type="float">
            <text:p>15656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313" calcext:value-type="float">
            <text:p>92313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0242" calcext:value-type="float">
            <text:p>130242</text:p>
          </table:table-cell>
          <table:table-cell office:value-type="float" office:value="12.9" calcext:value-type="float">
            <text:p>12,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4529" calcext:value-type="float">
            <text:p>14452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340" calcext:value-type="float">
            <text:p>73340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997" calcext:value-type="float">
            <text:p>91997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4822" calcext:value-type="float">
            <text:p>144822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360" calcext:value-type="float">
            <text:p>87360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589" calcext:value-type="float">
            <text:p>84589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6704" calcext:value-type="float">
            <text:p>11670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449" calcext:value-type="float">
            <text:p>92449</text:p>
          </table:table-cell>
          <table:table-cell office:value-type="float" office:value="11.9" calcext:value-type="float">
            <text:p>11,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27" calcext:value-type="float">
            <text:p>97427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1730" calcext:value-type="float">
            <text:p>101730</text:p>
          </table:table-cell>
          <table:table-cell office:value-type="float" office:value="16.8" calcext:value-type="float">
            <text:p>16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669" calcext:value-type="float">
            <text:p>83669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82" calcext:value-type="float">
            <text:p>83082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2559" calcext:value-type="float">
            <text:p>14255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5316" calcext:value-type="float">
            <text:p>135316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794" calcext:value-type="float">
            <text:p>90794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5024" calcext:value-type="float">
            <text:p>12502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71" calcext:value-type="float">
            <text:p>62871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605" calcext:value-type="float">
            <text:p>93605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4757" calcext:value-type="float">
            <text:p>12475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1008" calcext:value-type="float">
            <text:p>81008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411" calcext:value-type="float">
            <text:p>104411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65815" calcext:value-type="float">
            <text:p>165815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984" calcext:value-type="float">
            <text:p>80984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152" calcext:value-type="float">
            <text:p>79152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2279" calcext:value-type="float">
            <text:p>10227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392" calcext:value-type="float">
            <text:p>93392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406" calcext:value-type="float">
            <text:p>98406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0769" calcext:value-type="float">
            <text:p>150769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6890" calcext:value-type="float">
            <text:p>8689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064" calcext:value-type="float">
            <text:p>112064</text:p>
          </table:table-cell>
          <table:table-cell office:value-type="float" office:value="12.9" calcext:value-type="float">
            <text:p>12,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200099" calcext:value-type="float">
            <text:p>200099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433" calcext:value-type="float">
            <text:p>7743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713" calcext:value-type="float">
            <text:p>66713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1633" calcext:value-type="float">
            <text:p>71633</text:p>
          </table:table-cell>
          <table:table-cell office:value-type="float" office:value="18.8" calcext:value-type="float">
            <text:p>18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567" calcext:value-type="float">
            <text:p>93567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285" calcext:value-type="float">
            <text:p>85285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3427" calcext:value-type="float">
            <text:p>153427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228" calcext:value-type="float">
            <text:p>882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035" calcext:value-type="float">
            <text:p>97035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4268" calcext:value-type="float">
            <text:p>11426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5058" calcext:value-type="float">
            <text:p>950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444" calcext:value-type="float">
            <text:p>89444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0078" calcext:value-type="float">
            <text:p>13007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893" calcext:value-type="float">
            <text:p>5989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536" calcext:value-type="float">
            <text:p>111536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4824" calcext:value-type="float">
            <text:p>74824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00" calcext:value-type="float">
            <text:p>61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088" calcext:value-type="float">
            <text:p>97088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4229" calcext:value-type="float">
            <text:p>144229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5734" calcext:value-type="float">
            <text:p>1257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501" calcext:value-type="float">
            <text:p>88501</text:p>
          </table:table-cell>
          <table:table-cell office:value-type="float" office:value="31.7" calcext:value-type="float">
            <text:p>31,7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5294" calcext:value-type="float">
            <text:p>13529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56" calcext:value-type="float">
            <text:p>625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911" calcext:value-type="float">
            <text:p>141911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1719" calcext:value-type="float">
            <text:p>8171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90" calcext:value-type="float">
            <text:p>378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42" calcext:value-type="float">
            <text:p>75642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8772" calcext:value-type="float">
            <text:p>158772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509" calcext:value-type="float">
            <text:p>3550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97" calcext:value-type="float">
            <text:p>80197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41891" calcext:value-type="float">
            <text:p>141891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255" calcext:value-type="float">
            <text:p>44255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86" calcext:value-type="float">
            <text:p>75686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1679" calcext:value-type="float">
            <text:p>131679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259" calcext:value-type="float">
            <text:p>562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214" calcext:value-type="float">
            <text:p>79214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54078" calcext:value-type="float">
            <text:p>154078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388" calcext:value-type="float">
            <text:p>703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463" calcext:value-type="float">
            <text:p>75463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09358" calcext:value-type="float">
            <text:p>10935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782" calcext:value-type="float">
            <text:p>727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068" calcext:value-type="float">
            <text:p>93068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8545" calcext:value-type="float">
            <text:p>138545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437" calcext:value-type="float">
            <text:p>3743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38" calcext:value-type="float">
            <text:p>77038</text:p>
          </table:table-cell>
          <table:table-cell office:value-type="float" office:value="11.9" calcext:value-type="float">
            <text:p>11,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25488" calcext:value-type="float">
            <text:p>12548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90" calcext:value-type="float">
            <text:p>548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797" calcext:value-type="float">
            <text:p>56797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2927" calcext:value-type="float">
            <text:p>112927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01" calcext:value-type="float">
            <text:p>572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759" calcext:value-type="float">
            <text:p>84759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33508" calcext:value-type="float">
            <text:p>133508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809" calcext:value-type="float">
            <text:p>7380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505" calcext:value-type="float">
            <text:p>85505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16982" calcext:value-type="float">
            <text:p>116982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789" calcext:value-type="float">
            <text:p>6078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476" calcext:value-type="float">
            <text:p>77476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8537" calcext:value-type="float">
            <text:p>158537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9373" calcext:value-type="float">
            <text:p>893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75" calcext:value-type="float">
            <text:p>67675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1148" calcext:value-type="float">
            <text:p>141148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261" calcext:value-type="float">
            <text:p>832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941" calcext:value-type="float">
            <text:p>7894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9067" calcext:value-type="float">
            <text:p>15906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387" calcext:value-type="float">
            <text:p>6438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301" calcext:value-type="float">
            <text:p>6130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6139" calcext:value-type="float">
            <text:p>146139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407" calcext:value-type="float">
            <text:p>4140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723" calcext:value-type="float">
            <text:p>38723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0213" calcext:value-type="float">
            <text:p>130213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2349" calcext:value-type="float">
            <text:p>10234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06" calcext:value-type="float">
            <text:p>66606</text:p>
          </table:table-cell>
          <table:table-cell office:value-type="float" office:value="10.9" calcext:value-type="float">
            <text:p>10,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2520" calcext:value-type="float">
            <text:p>142520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7644" calcext:value-type="float">
            <text:p>1176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92" calcext:value-type="float">
            <text:p>70892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3225" calcext:value-type="float">
            <text:p>103225</text:p>
          </table:table-cell>
          <table:table-cell office:value-type="float" office:value="22.8" calcext:value-type="float">
            <text:p>22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001" calcext:value-type="float">
            <text:p>87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36" calcext:value-type="float">
            <text:p>45136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2075" calcext:value-type="float">
            <text:p>142075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067" calcext:value-type="float">
            <text:p>6906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18" calcext:value-type="float">
            <text:p>37718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2777" calcext:value-type="float">
            <text:p>142777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782" calcext:value-type="float">
            <text:p>567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839" calcext:value-type="float">
            <text:p>59839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8065" calcext:value-type="float">
            <text:p>158065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622" calcext:value-type="float">
            <text:p>336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902" calcext:value-type="float">
            <text:p>47902</text:p>
          </table:table-cell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7698" calcext:value-type="float">
            <text:p>147698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090" calcext:value-type="float">
            <text:p>670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509" calcext:value-type="float">
            <text:p>58509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7511" calcext:value-type="float">
            <text:p>157511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875" calcext:value-type="float">
            <text:p>348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20" calcext:value-type="float">
            <text:p>76120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3415" calcext:value-type="float">
            <text:p>15341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74" calcext:value-type="float">
            <text:p>6237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534" calcext:value-type="float">
            <text:p>102534</text:p>
          </table:table-cell>
          <table:table-cell office:value-type="float" office:value="11.9" calcext:value-type="float">
            <text:p>11,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8253" calcext:value-type="float">
            <text:p>158253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85" calcext:value-type="float">
            <text:p>651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839" calcext:value-type="float">
            <text:p>58839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7247" calcext:value-type="float">
            <text:p>157247</text:p>
          </table:table-cell>
          <table:table-cell office:value-type="float" office:value="21.8" calcext:value-type="float">
            <text:p>21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136" calcext:value-type="float">
            <text:p>65136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75" calcext:value-type="float">
            <text:p>65275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6121" calcext:value-type="float">
            <text:p>146121</text:p>
          </table:table-cell>
          <table:table-cell office:value-type="float" office:value="25" calcext:value-type="float">
            <text:p>2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8602" calcext:value-type="float">
            <text:p>11860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453" calcext:value-type="float">
            <text:p>46453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57469" calcext:value-type="float">
            <text:p>157469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840" calcext:value-type="float">
            <text:p>678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07" calcext:value-type="float">
            <text:p>6410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37421" calcext:value-type="float">
            <text:p>137421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251" calcext:value-type="float">
            <text:p>56251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166" calcext:value-type="float">
            <text:p>65166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3783" calcext:value-type="float">
            <text:p>143783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50" calcext:value-type="float">
            <text:p>34950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64" calcext:value-type="float">
            <text:p>51664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1028" calcext:value-type="float">
            <text:p>101028</text:p>
          </table:table-cell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854" calcext:value-type="float">
            <text:p>58854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47" calcext:value-type="float">
            <text:p>6634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26802" calcext:value-type="float">
            <text:p>126802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884" calcext:value-type="float">
            <text:p>42884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44" calcext:value-type="float">
            <text:p>65344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6538" calcext:value-type="float">
            <text:p>146538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72" calcext:value-type="float">
            <text:p>38872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72" calcext:value-type="float">
            <text:p>56572</text:p>
          </table:table-cell>
          <table:table-cell office:value-type="float" office:value="10.9" calcext:value-type="float">
            <text:p>10,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1865" calcext:value-type="float">
            <text:p>101865</text:p>
          </table:table-cell>
          <table:table-cell office:value-type="float" office:value="19.8" calcext:value-type="float">
            <text:p>19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839" calcext:value-type="float">
            <text:p>48839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092" calcext:value-type="float">
            <text:p>74092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10922" calcext:value-type="float">
            <text:p>110922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491" calcext:value-type="float">
            <text:p>66491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007" calcext:value-type="float">
            <text:p>42007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89686" calcext:value-type="float">
            <text:p>8968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43" calcext:value-type="float">
            <text:p>39443</text:p>
          </table:table-cell>
          <table:table-cell office:value-type="float" office:value="9.9" calcext:value-type="float">
            <text:p>9,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50" calcext:value-type="float">
            <text:p>65250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93064" calcext:value-type="float">
            <text:p>93064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773" calcext:value-type="float">
            <text:p>39773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43" calcext:value-type="float">
            <text:p>84143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22540" calcext:value-type="float">
            <text:p>122540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25" calcext:value-type="float">
            <text:p>62825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25" calcext:value-type="float">
            <text:p>49825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43425" calcext:value-type="float">
            <text:p>143425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556" calcext:value-type="float">
            <text:p>33556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500" calcext:value-type="float">
            <text:p>40500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22873" calcext:value-type="float">
            <text:p>122873</text:p>
          </table:table-cell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799" calcext:value-type="float">
            <text:p>3679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224" calcext:value-type="float">
            <text:p>70224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60592" calcext:value-type="float">
            <text:p>160592</text:p>
          </table:table-cell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919" calcext:value-type="float">
            <text:p>56919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47" calcext:value-type="float">
            <text:p>79447</text:p>
          </table:table-cell>
          <table:table-cell office:value-type="float" office:value="13.9" calcext:value-type="float">
            <text:p>13,9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54064" calcext:value-type="float">
            <text:p>154064</text:p>
          </table:table-cell>
          <table:table-cell office:value-type="float" office:value="20.8" calcext:value-type="float">
            <text:p>20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307" calcext:value-type="float">
            <text:p>64307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25" calcext:value-type="float">
            <text:p>76025</text:p>
          </table:table-cell>
          <table:table-cell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49885" calcext:value-type="float">
            <text:p>149885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055" calcext:value-type="float">
            <text:p>53055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72" calcext:value-type="float">
            <text:p>48972</text:p>
          </table:table-cell>
          <table:table-cell office:value-type="float" office:value="13" calcext:value-type="float">
            <text:p>13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138116" calcext:value-type="float">
            <text:p>138116</text:p>
          </table:table-cell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15" calcext:value-type="float">
            <text:p>62315</text:p>
          </table:table-cell>
          <table:table-cell office:value-type="float" office:value="10.9" calcext:value-type="float">
            <text:p>10,9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371783.12" calcext:value-type="float">
            <text:p>371783,12</text:p>
          </table:table-cell>
          <table:table-cell table:formula="of:=AVERAGE([.C121:.C220])" office:value-type="float" office:value="14.276" calcext:value-type="float">
            <text:p>14,276</text:p>
          </table:table-cell>
          <table:table-cell table:formula="of:=AVERAGE([.D121:.D220])" office:value-type="float" office:value="3.357" calcext:value-type="float">
            <text:p>3,357</text:p>
          </table:table-cell>
          <table:table-cell table:number-columns-repeated="2"/>
          <table:table-cell table:formula="of:=AVERAGE([.G121:.G220])" office:value-type="float" office:value="138517.24" calcext:value-type="float">
            <text:p>138517,24</text:p>
          </table:table-cell>
          <table:table-cell table:formula="of:=AVERAGE([.H121:.H220])" office:value-type="float" office:value="21.663" calcext:value-type="float">
            <text:p>21,663</text:p>
          </table:table-cell>
          <table:table-cell table:formula="of:=AVERAGE([.I121:.I220])" office:value-type="float" office:value="1.697" calcext:value-type="float">
            <text:p>1,697</text:p>
          </table:table-cell>
          <table:table-cell table:number-columns-repeated="2"/>
          <table:table-cell table:formula="of:=AVERAGE([.L121:.L220])" office:value-type="float" office:value="518373.68" calcext:value-type="float">
            <text:p>518373,68</text:p>
          </table:table-cell>
          <table:table-cell table:formula="of:=AVERAGE([.M121:.M220])" office:value-type="float" office:value="11.381" calcext:value-type="float">
            <text:p>11,381</text:p>
          </table:table-cell>
          <table:table-cell table:formula="of:=AVERAGE([.N121:.N220])" office:value-type="float" office:value="4.767" calcext:value-type="float">
            <text:p>4,7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803085.1242025" calcext:value-type="float">
            <text:p>2803085,1242025</text:p>
          </table:table-cell>
          <table:table-cell table:formula="of:=STDEVP([.C121:.C220])" office:value-type="float" office:value="9.87435182682894" calcext:value-type="float">
            <text:p>9,87435182682894</text:p>
          </table:table-cell>
          <table:table-cell table:formula="of:=STDEVP([.D121:.D220])" office:value-type="float" office:value="0.601207950712563" calcext:value-type="float">
            <text:p>0,601207950712563</text:p>
          </table:table-cell>
          <table:table-cell table:number-columns-repeated="2"/>
          <table:table-cell table:formula="of:=STDEVP([.G121:.G220])" office:value-type="float" office:value="39690.0201937767" calcext:value-type="float">
            <text:p>39690,0201937767</text:p>
          </table:table-cell>
          <table:table-cell table:formula="of:=STDEVP([.H121:.H220])" office:value-type="float" office:value="1.87300053390275" calcext:value-type="float">
            <text:p>1,87300053390275</text:p>
          </table:table-cell>
          <table:table-cell table:formula="of:=STDEVP([.I121:.I220])" office:value-type="float" office:value="0.0298496231131986" calcext:value-type="float">
            <text:p>0,029849623113199</text:p>
          </table:table-cell>
          <table:table-cell table:number-columns-repeated="2"/>
          <table:table-cell table:formula="of:=STDEVP([.L121:.L220])" office:value-type="float" office:value="4337585.57695025" calcext:value-type="float">
            <text:p>4337585,57695025</text:p>
          </table:table-cell>
          <table:table-cell table:formula="of:=STDEVP([.M121:.M220])" office:value-type="float" office:value="2.57583753369656" calcext:value-type="float">
            <text:p>2,57583753369656</text:p>
          </table:table-cell>
          <table:table-cell table:formula="of:=STDEVP([.N121:.N220])" office:value-type="float" office:value="0.672317633265706" calcext:value-type="float">
            <text:p>0,6723176332657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81662.5" calcext:value-type="float">
            <text:p>81662,5</text:p>
          </table:table-cell>
          <table:table-cell table:formula="of:=MEDIAN([.C121:.C220])" office:value-type="float" office:value="13" calcext:value-type="float">
            <text:p>13</text:p>
          </table:table-cell>
          <table:table-cell table:formula="of:=MEDIAN([.D121:.D220])" office:value-type="float" office:value="3.6" calcext:value-type="float">
            <text:p>3,6</text:p>
          </table:table-cell>
          <table:table-cell table:number-columns-repeated="2"/>
          <table:table-cell table:formula="of:=MEDIAN([.G121:.G220])" office:value-type="float" office:value="142539.5" calcext:value-type="float">
            <text:p>142539,5</text:p>
          </table:table-cell>
          <table:table-cell table:formula="of:=MEDIAN([.H121:.H220])" office:value-type="float" office:value="22" calcext:value-type="float">
            <text:p>22</text:p>
          </table:table-cell>
          <table:table-cell table:formula="of:=MEDIAN([.I121:.I220])" office:value-type="float" office:value="1.7" calcext:value-type="float">
            <text:p>1,7</text:p>
          </table:table-cell>
          <table:table-cell table:number-columns-repeated="2"/>
          <table:table-cell table:formula="of:=MEDIAN([.L121:.L220])" office:value-type="float" office:value="75207.5" calcext:value-type="float">
            <text:p>75207,5</text:p>
          </table:table-cell>
          <table:table-cell table:formula="of:=MEDIAN([.M121:.M220])" office:value-type="float" office:value="11" calcext:value-type="float">
            <text:p>11</text:p>
          </table:table-cell>
          <table:table-cell table:formula="of:=MEDIAN([.N121:.N220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672490.38" calcext:value-type="float">
            <text:p>672490,38</text:p>
          </table:table-cell>
          <table:table-cell table:formula="of:=AVERAGE([.C121:.C170])" office:value-type="float" office:value="15.808" calcext:value-type="float">
            <text:p>15,808</text:p>
          </table:table-cell>
          <table:table-cell table:formula="of:=AVERAGE([.D121:.D170])" office:value-type="float" office:value="3.192" calcext:value-type="float">
            <text:p>3,192</text:p>
          </table:table-cell>
          <table:table-cell table:number-columns-repeated="2"/>
          <table:table-cell table:formula="of:=AVERAGE([.G121:.G170])" office:value-type="float" office:value="143011.46" calcext:value-type="float">
            <text:p>143011,46</text:p>
          </table:table-cell>
          <table:table-cell table:formula="of:=AVERAGE([.H121:.H170])" office:value-type="float" office:value="21.81" calcext:value-type="float">
            <text:p>21,81</text:p>
          </table:table-cell>
          <table:table-cell table:formula="of:=AVERAGE([.I121:.I170])" office:value-type="float" office:value="1.694" calcext:value-type="float">
            <text:p>1,694</text:p>
          </table:table-cell>
          <table:table-cell table:number-columns-repeated="2"/>
          <table:table-cell table:formula="of:=AVERAGE([.L121:.L170])" office:value-type="float" office:value="974429.24" calcext:value-type="float">
            <text:p>974429,24</text:p>
          </table:table-cell>
          <table:table-cell table:formula="of:=AVERAGE([.M121:.M170])" office:value-type="float" office:value="12.094" calcext:value-type="float">
            <text:p>12,094</text:p>
          </table:table-cell>
          <table:table-cell table:formula="of:=AVERAGE([.N121:.N170])" office:value-type="float" office:value="4.566" calcext:value-type="float">
            <text:p>4,5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71075.86" calcext:value-type="float">
            <text:p>71075,86</text:p>
          </table:table-cell>
          <table:table-cell table:formula="of:=AVERAGE([.C171:.C220])" office:value-type="float" office:value="12.744" calcext:value-type="float">
            <text:p>12,744</text:p>
          </table:table-cell>
          <table:table-cell table:formula="of:=AVERAGE([.D171:.D220])" office:value-type="float" office:value="3.522" calcext:value-type="float">
            <text:p>3,522</text:p>
          </table:table-cell>
          <table:table-cell table:number-columns-repeated="2"/>
          <table:table-cell table:formula="of:=AVERAGE([.G171:.G220])" office:value-type="float" office:value="134023.02" calcext:value-type="float">
            <text:p>134023,02</text:p>
          </table:table-cell>
          <table:table-cell table:formula="of:=AVERAGE([.H171:.H220])" office:value-type="float" office:value="21.516" calcext:value-type="float">
            <text:p>21,516</text:p>
          </table:table-cell>
          <table:table-cell table:formula="of:=AVERAGE([.I171:.I220])" office:value-type="float" office:value="1.7" calcext:value-type="float">
            <text:p>1,7</text:p>
          </table:table-cell>
          <table:table-cell table:number-columns-repeated="2"/>
          <table:table-cell table:formula="of:=AVERAGE([.L171:.L220])" office:value-type="float" office:value="62318.12" calcext:value-type="float">
            <text:p>62318,12</text:p>
          </table:table-cell>
          <table:table-cell table:formula="of:=AVERAGE([.M171:.M220])" office:value-type="float" office:value="10.668" calcext:value-type="float">
            <text:p>10,668</text:p>
          </table:table-cell>
          <table:table-cell table:formula="of:=AVERAGE([.N171:.N220])" office:value-type="float" office:value="4.968" calcext:value-type="float">
            <text:p>4,9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9809.4079103945" calcext:value-type="float">
            <text:p>19809,4079103945</text:p>
          </table:table-cell>
          <table:table-cell table:formula="of:=STDEVP([.C171:.C220])" office:value-type="float" office:value="2.98818741045471" calcext:value-type="float">
            <text:p>2,98818741045471</text:p>
          </table:table-cell>
          <table:table-cell table:formula="of:=STDEVP([.D171:.D220])" office:value-type="float" office:value="0.0575847201955519" calcext:value-type="float">
            <text:p>0,057584720195552</text:p>
          </table:table-cell>
          <table:table-cell table:number-columns-repeated="2"/>
          <table:table-cell table:formula="of:=STDEVP([.G171:.G220])" office:value-type="float" office:value="21955.1530074286" calcext:value-type="float">
            <text:p>21955,1530074286</text:p>
          </table:table-cell>
          <table:table-cell table:formula="of:=STDEVP([.H171:.H220])" office:value-type="float" office:value="1.51213226934683" calcext:value-type="float">
            <text:p>1,51213226934683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22265.8993024221" calcext:value-type="float">
            <text:p>22265,8993024221</text:p>
          </table:table-cell>
          <table:table-cell table:formula="of:=STDEVP([.M171:.M220])" office:value-type="float" office:value="1.63063668546982" calcext:value-type="float">
            <text:p>1,63063668546982</text:p>
          </table:table-cell>
          <table:table-cell table:formula="of:=STDEVP([.N171:.N220])" office:value-type="float" office:value="0.0466476151587622" calcext:value-type="float">
            <text:p>0,046647615158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97397.5" calcext:value-type="float">
            <text:p>97397,5</text:p>
          </table:table-cell>
          <table:table-cell table:formula="of:=MEDIAN([.C121:.C170])" office:value-type="float" office:value="13" calcext:value-type="float">
            <text:p>13</text:p>
          </table:table-cell>
          <table:table-cell table:formula="of:=MEDIAN([.D121:.D170])" office:value-type="float" office:value="3.6" calcext:value-type="float">
            <text:p>3,6</text:p>
          </table:table-cell>
          <table:table-cell table:number-columns-repeated="2"/>
          <table:table-cell table:formula="of:=MEDIAN([.G121:.G170])" office:value-type="float" office:value="144675.5" calcext:value-type="float">
            <text:p>144675,5</text:p>
          </table:table-cell>
          <table:table-cell table:formula="of:=MEDIAN([.H121:.H170])" office:value-type="float" office:value="22" calcext:value-type="float">
            <text:p>22</text:p>
          </table:table-cell>
          <table:table-cell table:formula="of:=MEDIAN([.I121:.I170])" office:value-type="float" office:value="1.7" calcext:value-type="float">
            <text:p>1,7</text:p>
          </table:table-cell>
          <table:table-cell table:number-columns-repeated="2"/>
          <table:table-cell table:formula="of:=MEDIAN([.L121:.L170])" office:value-type="float" office:value="93089" calcext:value-type="float">
            <text:p>93089</text:p>
          </table:table-cell>
          <table:table-cell table:formula="of:=MEDIAN([.M121:.M170])" office:value-type="float" office:value="11" calcext:value-type="float">
            <text:p>11</text:p>
          </table:table-cell>
          <table:table-cell table:formula="of:=MEDIAN([.N121:.N170])"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70558" calcext:value-type="float">
            <text:p>70558</text:p>
          </table:table-cell>
          <table:table-cell table:formula="of:=MEDIAN([.C171:.C220])" office:value-type="float" office:value="12.5" calcext:value-type="float">
            <text:p>12,5</text:p>
          </table:table-cell>
          <table:table-cell table:formula="of:=MEDIAN([.D171:.D220])" office:value-type="float" office:value="3.5" calcext:value-type="float">
            <text:p>3,5</text:p>
          </table:table-cell>
          <table:table-cell table:number-columns-repeated="2"/>
          <table:table-cell table:formula="of:=MEDIAN([.G171:.G220])" office:value-type="float" office:value="141519.5" calcext:value-type="float">
            <text:p>141519,5</text:p>
          </table:table-cell>
          <table:table-cell table:formula="of:=MEDIAN([.H171:.H220])" office:value-type="float" office:value="21.4" calcext:value-type="float">
            <text:p>21,4</text:p>
          </table:table-cell>
          <table:table-cell table:formula="of:=MEDIAN([.I171:.I220])" office:value-type="float" office:value="1.7" calcext:value-type="float">
            <text:p>1,7</text:p>
          </table:table-cell>
          <table:table-cell table:number-columns-repeated="2"/>
          <table:table-cell table:formula="of:=MEDIAN([.L171:.L220])" office:value-type="float" office:value="60944.5" calcext:value-type="float">
            <text:p>60944,5</text:p>
          </table:table-cell>
          <table:table-cell table:formula="of:=MEDIAN([.M171:.M220])" office:value-type="float" office:value="10.9" calcext:value-type="float">
            <text:p>10,9</text:p>
          </table:table-cell>
          <table:table-cell table:formula="of:=MEDIAN([.N171:.N220])" office:value-type="float" office:value="5" calcext:value-type="float">
            <text:p>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1307736" calcext:value-type="float">
            <text:p>11307736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110441" calcext:value-type="float">
            <text:p>110441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9534947" calcext:value-type="float">
            <text:p>39534947</text:p>
          </table:table-cell>
          <table:table-cell office:value-type="float" office:value="106.7" calcext:value-type="float">
            <text:p>10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856" calcext:value-type="float">
            <text:p>140856</text:p>
          </table:table-cell>
          <table:table-cell office:value-type="float" office:value="28" calcext:value-type="float">
            <text:p>2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05567" calcext:value-type="float">
            <text:p>10556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810" calcext:value-type="float">
            <text:p>239810</text:p>
          </table:table-cell>
          <table:table-cell office:value-type="float" office:value="56.4" calcext:value-type="float">
            <text:p>56,4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168" calcext:value-type="float">
            <text:p>260168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3279" calcext:value-type="float">
            <text:p>143279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443" calcext:value-type="float">
            <text:p>59443</text:p>
          </table:table-cell>
          <table:table-cell office:value-type="float" office:value="32" calcext:value-type="float">
            <text:p>3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8669" calcext:value-type="float">
            <text:p>118669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5959" calcext:value-type="float">
            <text:p>125959</text:p>
          </table:table-cell>
          <table:table-cell office:value-type="float" office:value="34.7" calcext:value-type="float">
            <text:p>34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4353" calcext:value-type="float">
            <text:p>104353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837" calcext:value-type="float">
            <text:p>94837</text:p>
          </table:table-cell>
          <table:table-cell office:value-type="float" office:value="24" calcext:value-type="float">
            <text:p>2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5034" calcext:value-type="float">
            <text:p>155034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88" calcext:value-type="float">
            <text:p>62888</text:p>
          </table:table-cell>
          <table:table-cell office:value-type="float" office:value="22" calcext:value-type="float">
            <text:p>2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297" calcext:value-type="float">
            <text:p>91297</text:p>
          </table:table-cell>
          <table:table-cell office:value-type="float" office:value="28" calcext:value-type="float">
            <text:p>2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4435" calcext:value-type="float">
            <text:p>144435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632" calcext:value-type="float">
            <text:p>82632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17" calcext:value-type="float">
            <text:p>76017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61337" calcext:value-type="float">
            <text:p>16133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6319" calcext:value-type="float">
            <text:p>136319</text:p>
          </table:table-cell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156" calcext:value-type="float">
            <text:p>107156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798" calcext:value-type="float">
            <text:p>145798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600" calcext:value-type="float">
            <text:p>66600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098" calcext:value-type="float">
            <text:p>62098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564" calcext:value-type="float">
            <text:p>139564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975" calcext:value-type="float">
            <text:p>57975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239" calcext:value-type="float">
            <text:p>81239</text:p>
          </table:table-cell>
          <table:table-cell office:value-type="float" office:value="24.8" calcext:value-type="float">
            <text:p>24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905" calcext:value-type="float">
            <text:p>14490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3372" calcext:value-type="float">
            <text:p>93372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87" calcext:value-type="float">
            <text:p>59087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9757" calcext:value-type="float">
            <text:p>12975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7271" calcext:value-type="float">
            <text:p>77271</text:p>
          </table:table-cell>
          <table:table-cell office:value-type="float" office:value="23.8" calcext:value-type="float">
            <text:p>23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606" calcext:value-type="float">
            <text:p>77606</text:p>
          </table:table-cell>
          <table:table-cell office:value-type="float" office:value="19" calcext:value-type="float">
            <text:p>1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7265" calcext:value-type="float">
            <text:p>107265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877" calcext:value-type="float">
            <text:p>57877</text:p>
          </table:table-cell>
          <table:table-cell office:value-type="float" office:value="18" calcext:value-type="float">
            <text:p>1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380" calcext:value-type="float">
            <text:p>65380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7275" calcext:value-type="float">
            <text:p>14727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9453" calcext:value-type="float">
            <text:p>79453</text:p>
          </table:table-cell>
          <table:table-cell office:value-type="float" office:value="27" calcext:value-type="float">
            <text:p>2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031" calcext:value-type="float">
            <text:p>83031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250" calcext:value-type="float">
            <text:p>14925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03" calcext:value-type="float">
            <text:p>66203</text:p>
          </table:table-cell>
          <table:table-cell office:value-type="float" office:value="32" calcext:value-type="float">
            <text:p>3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60" calcext:value-type="float">
            <text:p>63360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8960" calcext:value-type="float">
            <text:p>128960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5480" calcext:value-type="float">
            <text:p>11548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991" calcext:value-type="float">
            <text:p>98991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005" calcext:value-type="float">
            <text:p>145005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160" calcext:value-type="float">
            <text:p>9716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317" calcext:value-type="float">
            <text:p>96317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8084" calcext:value-type="float">
            <text:p>12808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8020" calcext:value-type="float">
            <text:p>780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3919" calcext:value-type="float">
            <text:p>103919</text:p>
          </table:table-cell>
          <table:table-cell office:value-type="float" office:value="27.7" calcext:value-type="float">
            <text:p>27,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2909" calcext:value-type="float">
            <text:p>15290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353" calcext:value-type="float">
            <text:p>5935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5137" calcext:value-type="float">
            <text:p>85137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9588" calcext:value-type="float">
            <text:p>119588</text:p>
          </table:table-cell>
          <table:table-cell office:value-type="float" office:value="41.6" calcext:value-type="float">
            <text:p>41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4385" calcext:value-type="float">
            <text:p>84385</text:p>
          </table:table-cell>
          <table:table-cell office:value-type="float" office:value="18.8" calcext:value-type="float">
            <text:p>18,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543" calcext:value-type="float">
            <text:p>90543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488" calcext:value-type="float">
            <text:p>145488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60" calcext:value-type="float">
            <text:p>50460</text:p>
          </table:table-cell>
          <table:table-cell office:value-type="float" office:value="18" calcext:value-type="float">
            <text:p>1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54" calcext:value-type="float">
            <text:p>75954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1434" calcext:value-type="float">
            <text:p>131434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354" calcext:value-type="float">
            <text:p>88354</text:p>
          </table:table-cell>
          <table:table-cell office:value-type="float" office:value="22" calcext:value-type="float">
            <text:p>2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65" calcext:value-type="float">
            <text:p>70865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2991" calcext:value-type="float">
            <text:p>102991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189" calcext:value-type="float">
            <text:p>66189</text:p>
          </table:table-cell>
          <table:table-cell office:value-type="float" office:value="22" calcext:value-type="float">
            <text:p>2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328" calcext:value-type="float">
            <text:p>87328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331" calcext:value-type="float">
            <text:p>136331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652" calcext:value-type="float">
            <text:p>37652</text:p>
          </table:table-cell>
          <table:table-cell office:value-type="float" office:value="19" calcext:value-type="float">
            <text:p>1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14" calcext:value-type="float">
            <text:p>43914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9969" calcext:value-type="float">
            <text:p>129969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5403" calcext:value-type="float">
            <text:p>105403</text:p>
          </table:table-cell>
          <table:table-cell office:value-type="float" office:value="28" calcext:value-type="float">
            <text:p>28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93" calcext:value-type="float">
            <text:p>53993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417" calcext:value-type="float">
            <text:p>13641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5296" calcext:value-type="float">
            <text:p>75296</text:p>
          </table:table-cell>
          <table:table-cell office:value-type="float" office:value="33" calcext:value-type="float">
            <text:p>3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91" calcext:value-type="float">
            <text:p>73591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577" calcext:value-type="float">
            <text:p>149577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3218" calcext:value-type="float">
            <text:p>103218</text:p>
          </table:table-cell>
          <table:table-cell office:value-type="float" office:value="29" calcext:value-type="float">
            <text:p>2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938" calcext:value-type="float">
            <text:p>51938</text:p>
          </table:table-cell>
          <table:table-cell office:value-type="float" office:value="24.8" calcext:value-type="float">
            <text:p>24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6176" calcext:value-type="float">
            <text:p>86176</text:p>
          </table:table-cell>
          <table:table-cell office:value-type="float" office:value="37.6" calcext:value-type="float">
            <text:p>37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650" calcext:value-type="float">
            <text:p>90650</text:p>
          </table:table-cell>
          <table:table-cell office:value-type="float" office:value="26" calcext:value-type="float">
            <text:p>26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634" calcext:value-type="float">
            <text:p>90634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7873" calcext:value-type="float">
            <text:p>87873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3764" calcext:value-type="float">
            <text:p>83764</text:p>
          </table:table-cell>
          <table:table-cell office:value-type="float" office:value="31.7" calcext:value-type="float">
            <text:p>31,7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51" calcext:value-type="float">
            <text:p>42951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3037" calcext:value-type="float">
            <text:p>103037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083" calcext:value-type="float">
            <text:p>61083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11" calcext:value-type="float">
            <text:p>64811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0088" calcext:value-type="float">
            <text:p>11008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4083" calcext:value-type="float">
            <text:p>74083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72" calcext:value-type="float">
            <text:p>71872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0423" calcext:value-type="float">
            <text:p>80423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191" calcext:value-type="float">
            <text:p>71191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115" calcext:value-type="float">
            <text:p>84115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042" calcext:value-type="float">
            <text:p>139042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18" calcext:value-type="float">
            <text:p>65218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598" calcext:value-type="float">
            <text:p>4859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1384" calcext:value-type="float">
            <text:p>151384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616" calcext:value-type="float">
            <text:p>72616</text:p>
          </table:table-cell>
          <table:table-cell office:value-type="float" office:value="25" calcext:value-type="float">
            <text:p>25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256" calcext:value-type="float">
            <text:p>38256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211844" calcext:value-type="float">
            <text:p>211844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23" calcext:value-type="float">
            <text:p>63323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84" calcext:value-type="float">
            <text:p>47084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3392" calcext:value-type="float">
            <text:p>13339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567" calcext:value-type="float">
            <text:p>64567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129" calcext:value-type="float">
            <text:p>66129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1276" calcext:value-type="float">
            <text:p>151276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378" calcext:value-type="float">
            <text:p>61378</text:p>
          </table:table-cell>
          <table:table-cell office:value-type="float" office:value="22.8" calcext:value-type="float">
            <text:p>22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42" calcext:value-type="float">
            <text:p>38942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7973" calcext:value-type="float">
            <text:p>97973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536" calcext:value-type="float">
            <text:p>62536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82" calcext:value-type="float">
            <text:p>40082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950" calcext:value-type="float">
            <text:p>9095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07" calcext:value-type="float">
            <text:p>61107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01" calcext:value-type="float">
            <text:p>62301</text:p>
          </table:table-cell>
          <table:table-cell office:value-type="float" office:value="17" calcext:value-type="float">
            <text:p>1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2373" calcext:value-type="float">
            <text:p>92373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422" calcext:value-type="float">
            <text:p>55422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048" calcext:value-type="float">
            <text:p>4704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7237" calcext:value-type="float">
            <text:p>97237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871" calcext:value-type="float">
            <text:p>39871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938" calcext:value-type="float">
            <text:p>9193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149" calcext:value-type="float">
            <text:p>139149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686" calcext:value-type="float">
            <text:p>40686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088" calcext:value-type="float">
            <text:p>63088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7080" calcext:value-type="float">
            <text:p>87080</text:p>
          </table:table-cell>
          <table:table-cell office:value-type="float" office:value="35" calcext:value-type="float">
            <text:p>3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049" calcext:value-type="float">
            <text:p>57049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76" calcext:value-type="float">
            <text:p>71576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8436" calcext:value-type="float">
            <text:p>88436</text:p>
          </table:table-cell>
          <table:table-cell office:value-type="float" office:value="33" calcext:value-type="float">
            <text:p>3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447" calcext:value-type="float">
            <text:p>38447</text:p>
          </table:table-cell>
          <table:table-cell office:value-type="float" office:value="19.8" calcext:value-type="float">
            <text:p>19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293" calcext:value-type="float">
            <text:p>65293</text:p>
          </table:table-cell>
          <table:table-cell office:value-type="float" office:value="18.8" calcext:value-type="float">
            <text:p>18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1836" calcext:value-type="float">
            <text:p>101836</text:p>
          </table:table-cell>
          <table:table-cell office:value-type="float" office:value="44.6" calcext:value-type="float">
            <text:p>44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04" calcext:value-type="float">
            <text:p>50804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64" calcext:value-type="float">
            <text:p>73364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5418" calcext:value-type="float">
            <text:p>14541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429" calcext:value-type="float">
            <text:p>44429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58" calcext:value-type="float">
            <text:p>56158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784" calcext:value-type="float">
            <text:p>106784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92" calcext:value-type="float">
            <text:p>34592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882" calcext:value-type="float">
            <text:p>74882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4319" calcext:value-type="float">
            <text:p>84319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876" calcext:value-type="float">
            <text:p>40876</text:p>
          </table:table-cell>
          <table:table-cell office:value-type="float" office:value="18" calcext:value-type="float">
            <text:p>1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22" calcext:value-type="float">
            <text:p>54122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159" calcext:value-type="float">
            <text:p>10015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925" calcext:value-type="float">
            <text:p>35925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03" calcext:value-type="float">
            <text:p>53903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2788" calcext:value-type="float">
            <text:p>132788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743" calcext:value-type="float">
            <text:p>40743</text:p>
          </table:table-cell>
          <table:table-cell office:value-type="float" office:value="16" calcext:value-type="float">
            <text:p>16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752" calcext:value-type="float">
            <text:p>63752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249" calcext:value-type="float">
            <text:p>90249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10" calcext:value-type="float">
            <text:p>57510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85" calcext:value-type="float">
            <text:p>58085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4037" calcext:value-type="float">
            <text:p>104037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911" calcext:value-type="float">
            <text:p>32911</text:p>
          </table:table-cell>
          <table:table-cell office:value-type="float" office:value="20.8" calcext:value-type="float">
            <text:p>20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181" calcext:value-type="float">
            <text:p>32181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5547" calcext:value-type="float">
            <text:p>95547</text:p>
          </table:table-cell>
          <table:table-cell office:value-type="float" office:value="40.6" calcext:value-type="float">
            <text:p>40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40" calcext:value-type="float">
            <text:p>50440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60" calcext:value-type="float">
            <text:p>37860</text:p>
          </table:table-cell>
          <table:table-cell office:value-type="float" office:value="22.8" calcext:value-type="float">
            <text:p>22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1310" calcext:value-type="float">
            <text:p>9131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092" calcext:value-type="float">
            <text:p>6509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65" calcext:value-type="float">
            <text:p>44165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5293" calcext:value-type="float">
            <text:p>12529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470" calcext:value-type="float">
            <text:p>47470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389" calcext:value-type="float">
            <text:p>6238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6667" calcext:value-type="float">
            <text:p>136667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980" calcext:value-type="float">
            <text:p>65980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858" calcext:value-type="float">
            <text:p>42858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499" calcext:value-type="float">
            <text:p>9449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030" calcext:value-type="float">
            <text:p>40030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040" calcext:value-type="float">
            <text:p>64040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7273" calcext:value-type="float">
            <text:p>137273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576" calcext:value-type="float">
            <text:p>57576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515" calcext:value-type="float">
            <text:p>56515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5974" calcext:value-type="float">
            <text:p>13597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430" calcext:value-type="float">
            <text:p>40430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2188" calcext:value-type="float">
            <text:p>182188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6268" calcext:value-type="float">
            <text:p>126268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154" calcext:value-type="float">
            <text:p>6815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096" calcext:value-type="float">
            <text:p>12809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5801" calcext:value-type="float">
            <text:p>155801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249" calcext:value-type="float">
            <text:p>65249</text:p>
          </table:table-cell>
          <table:table-cell office:value-type="float" office:value="19.8" calcext:value-type="float">
            <text:p>19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04910" calcext:value-type="float">
            <text:p>10204910</text:p>
          </table:table-cell>
          <table:table-cell office:value-type="float" office:value="18.8" calcext:value-type="float">
            <text:p>18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5985" calcext:value-type="float">
            <text:p>75985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11" calcext:value-type="float">
            <text:p>63311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251" calcext:value-type="float">
            <text:p>63251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7161" calcext:value-type="float">
            <text:p>127161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392" calcext:value-type="float">
            <text:p>36392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49" calcext:value-type="float">
            <text:p>59549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0008" calcext:value-type="float">
            <text:p>15000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89" calcext:value-type="float">
            <text:p>37889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9084" calcext:value-type="float">
            <text:p>399084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6970" calcext:value-type="float">
            <text:p>12697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325" calcext:value-type="float">
            <text:p>54325</text:p>
          </table:table-cell>
          <table:table-cell office:value-type="float" office:value="19" calcext:value-type="float">
            <text:p>19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467" calcext:value-type="float">
            <text:p>54467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2435" calcext:value-type="float">
            <text:p>102435</text:p>
          </table:table-cell>
          <table:table-cell office:value-type="float" office:value="32" calcext:value-type="float">
            <text:p>3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757" calcext:value-type="float">
            <text:p>37757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970" calcext:value-type="float">
            <text:p>66970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89923" calcext:value-type="float">
            <text:p>8992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020" calcext:value-type="float">
            <text:p>39020</text:p>
          </table:table-cell>
          <table:table-cell office:value-type="float" office:value="22" calcext:value-type="float">
            <text:p>22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22" calcext:value-type="float">
            <text:p>39822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6026" calcext:value-type="float">
            <text:p>106026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87" calcext:value-type="float">
            <text:p>59187</text:p>
          </table:table-cell>
          <table:table-cell office:value-type="float" office:value="20.8" calcext:value-type="float">
            <text:p>20,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79" calcext:value-type="float">
            <text:p>46279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8667" calcext:value-type="float">
            <text:p>148667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72" calcext:value-type="float">
            <text:p>5537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13" calcext:value-type="float">
            <text:p>61913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113" calcext:value-type="float">
            <text:p>144113</text:p>
          </table:table-cell>
          <table:table-cell office:value-type="float" office:value="46.5" calcext:value-type="float">
            <text:p>46,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187" calcext:value-type="float">
            <text:p>3718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73" calcext:value-type="float">
            <text:p>38173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8774" calcext:value-type="float">
            <text:p>138774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356" calcext:value-type="float">
            <text:p>5935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72" calcext:value-type="float">
            <text:p>41072</text:p>
          </table:table-cell>
          <table:table-cell office:value-type="float" office:value="18.8" calcext:value-type="float">
            <text:p>18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0143" calcext:value-type="float">
            <text:p>10014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487" calcext:value-type="float">
            <text:p>5748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862" calcext:value-type="float">
            <text:p>38862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1062" calcext:value-type="float">
            <text:p>15106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123" calcext:value-type="float">
            <text:p>4012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507" calcext:value-type="float">
            <text:p>41507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2780" calcext:value-type="float">
            <text:p>11278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939" calcext:value-type="float">
            <text:p>3893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14" calcext:value-type="float">
            <text:p>72714</text:p>
          </table:table-cell>
          <table:table-cell office:value-type="float" office:value="41" calcext:value-type="float">
            <text:p>4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56729" calcext:value-type="float">
            <text:p>156729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280" calcext:value-type="float">
            <text:p>5328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362" calcext:value-type="float">
            <text:p>46362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4392" calcext:value-type="float">
            <text:p>94392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811" calcext:value-type="float">
            <text:p>538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29" calcext:value-type="float">
            <text:p>51329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1582" calcext:value-type="float">
            <text:p>101582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717" calcext:value-type="float">
            <text:p>52717</text:p>
          </table:table-cell>
          <table:table-cell office:value-type="float" office:value="16.8" calcext:value-type="float">
            <text:p>16,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829" calcext:value-type="float">
            <text:p>62829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4557" calcext:value-type="float">
            <text:p>134557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82" calcext:value-type="float">
            <text:p>3868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46" calcext:value-type="float">
            <text:p>58946</text:p>
          </table:table-cell>
          <table:table-cell office:value-type="float" office:value="23.8" calcext:value-type="float">
            <text:p>23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7771" calcext:value-type="float">
            <text:p>137771</text:p>
          </table:table-cell>
          <table:table-cell office:value-type="float" office:value="35.6" calcext:value-type="float">
            <text:p>35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832" calcext:value-type="float">
            <text:p>6683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523" calcext:value-type="float">
            <text:p>65523</text:p>
          </table:table-cell>
          <table:table-cell office:value-type="float" office:value="20" calcext:value-type="float">
            <text:p>2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8990" calcext:value-type="float">
            <text:p>138990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690" calcext:value-type="float">
            <text:p>6469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51" calcext:value-type="float">
            <text:p>49151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9730" calcext:value-type="float">
            <text:p>129730</text:p>
          </table:table-cell>
          <table:table-cell office:value-type="float" office:value="37" calcext:value-type="float">
            <text:p>3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430" calcext:value-type="float">
            <text:p>284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258" calcext:value-type="float">
            <text:p>42258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3176" calcext:value-type="float">
            <text:p>103176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522" calcext:value-type="float">
            <text:p>475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791" calcext:value-type="float">
            <text:p>47791</text:p>
          </table:table-cell>
          <table:table-cell office:value-type="float" office:value="24" calcext:value-type="float">
            <text:p>2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7983" calcext:value-type="float">
            <text:p>97983</text:p>
          </table:table-cell>
          <table:table-cell office:value-type="float" office:value="34" calcext:value-type="float">
            <text:p>3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918" calcext:value-type="float">
            <text:p>57918</text:p>
          </table:table-cell>
          <table:table-cell office:value-type="float" office:value="38" calcext:value-type="float">
            <text:p>3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534" calcext:value-type="float">
            <text:p>38534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179" calcext:value-type="float">
            <text:p>99179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979" calcext:value-type="float">
            <text:p>70979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497" calcext:value-type="float">
            <text:p>62497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886" calcext:value-type="float">
            <text:p>144886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819" calcext:value-type="float">
            <text:p>38819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22" calcext:value-type="float">
            <text:p>108022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0588" calcext:value-type="float">
            <text:p>90588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592" calcext:value-type="float">
            <text:p>56592</text:p>
          </table:table-cell>
          <table:table-cell office:value-type="float" office:value="21.8" calcext:value-type="float">
            <text:p>21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630" calcext:value-type="float">
            <text:p>18630</text:p>
          </table:table-cell>
          <table:table-cell office:value-type="float" office:value="21.8" calcext:value-type="float">
            <text:p>21,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340" calcext:value-type="float">
            <text:p>144340</text:p>
          </table:table-cell>
          <table:table-cell office:value-type="float" office:value="44" calcext:value-type="float">
            <text:p>4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574" calcext:value-type="float">
            <text:p>4257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72" calcext:value-type="float">
            <text:p>61072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917" calcext:value-type="float">
            <text:p>99917</text:p>
          </table:table-cell>
          <table:table-cell office:value-type="float" office:value="36.6" calcext:value-type="float">
            <text:p>36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14" calcext:value-type="float">
            <text:p>6261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69" calcext:value-type="float">
            <text:p>67469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3607" calcext:value-type="float">
            <text:p>93607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08" calcext:value-type="float">
            <text:p>38308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95" calcext:value-type="float">
            <text:p>63595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4243" calcext:value-type="float">
            <text:p>144243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076" calcext:value-type="float">
            <text:p>29076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382" calcext:value-type="float">
            <text:p>59382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4415" calcext:value-type="float">
            <text:p>124415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371" calcext:value-type="float">
            <text:p>40371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029" calcext:value-type="float">
            <text:p>80029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447" calcext:value-type="float">
            <text:p>139447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126" calcext:value-type="float">
            <text:p>68126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482" calcext:value-type="float">
            <text:p>71482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6787" calcext:value-type="float">
            <text:p>126787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974" calcext:value-type="float">
            <text:p>5797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654" calcext:value-type="float">
            <text:p>70654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2034" calcext:value-type="float">
            <text:p>112034</text:p>
          </table:table-cell>
          <table:table-cell office:value-type="float" office:value="43" calcext:value-type="float">
            <text:p>4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217" calcext:value-type="float">
            <text:p>66217</text:p>
          </table:table-cell>
          <table:table-cell office:value-type="float" office:value="18.8" calcext:value-type="float">
            <text:p>18,8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30" calcext:value-type="float">
            <text:p>73730</text:p>
          </table:table-cell>
          <table:table-cell office:value-type="float" office:value="25.7" calcext:value-type="float">
            <text:p>25,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5871" calcext:value-type="float">
            <text:p>95871</text:p>
          </table:table-cell>
          <table:table-cell office:value-type="float" office:value="42.6" calcext:value-type="float">
            <text:p>42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362" calcext:value-type="float">
            <text:p>3936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19" calcext:value-type="float">
            <text:p>66619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9501" calcext:value-type="float">
            <text:p>139501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94" calcext:value-type="float">
            <text:p>37094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69" calcext:value-type="float">
            <text:p>65869</text:p>
          </table:table-cell>
          <table:table-cell office:value-type="float" office:value="25" calcext:value-type="float">
            <text:p>2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1854" calcext:value-type="float">
            <text:p>101854</text:p>
          </table:table-cell>
          <table:table-cell office:value-type="float" office:value="39" calcext:value-type="float">
            <text:p>3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830" calcext:value-type="float">
            <text:p>36830</text:p>
          </table:table-cell>
          <table:table-cell office:value-type="float" office:value="20" calcext:value-type="float">
            <text:p>20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61" calcext:value-type="float">
            <text:p>58261</text:p>
          </table:table-cell>
          <table:table-cell office:value-type="float" office:value="27" calcext:value-type="float">
            <text:p>27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99640" calcext:value-type="float">
            <text:p>9964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678" calcext:value-type="float">
            <text:p>72678</text:p>
          </table:table-cell>
          <table:table-cell office:value-type="float" office:value="23" calcext:value-type="float">
            <text:p>23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852" calcext:value-type="float">
            <text:p>70852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2030" calcext:value-type="float">
            <text:p>142030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892" calcext:value-type="float">
            <text:p>61892</text:p>
          </table:table-cell>
          <table:table-cell office:value-type="float" office:value="21" calcext:value-type="float">
            <text:p>21</text:p>
          </table:table-cell>
          <table:table-cell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08" calcext:value-type="float">
            <text:p>66008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28226" calcext:value-type="float">
            <text:p>128226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24" calcext:value-type="float">
            <text:p>5822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069" calcext:value-type="float">
            <text:p>50069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7895" calcext:value-type="float">
            <text:p>147895</text:p>
          </table:table-cell>
          <table:table-cell office:value-type="float" office:value="41" calcext:value-type="float">
            <text:p>4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506" calcext:value-type="float">
            <text:p>33506</text:p>
          </table:table-cell>
          <table:table-cell office:value-type="float" office:value="19.8" calcext:value-type="float">
            <text:p>19,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285458.39" calcext:value-type="float">
            <text:p>285458,39</text:p>
          </table:table-cell>
          <table:table-cell table:formula="of:=AVERAGE([.C236:.C335])" office:value-type="float" office:value="24.126" calcext:value-type="float">
            <text:p>24,126</text:p>
          </table:table-cell>
          <table:table-cell table:formula="of:=AVERAGE([.D236:.D335])" office:value-type="float" office:value="3.58999999999999" calcext:value-type="float">
            <text:p>3,58999999999999</text:p>
          </table:table-cell>
          <table:table-cell table:number-columns-repeated="2"/>
          <table:table-cell table:formula="of:=AVERAGE([.G236:.G335])" office:value-type="float" office:value="122719.91" calcext:value-type="float">
            <text:p>122719,91</text:p>
          </table:table-cell>
          <table:table-cell table:formula="of:=AVERAGE([.H236:.H335])" office:value-type="float" office:value="41.052" calcext:value-type="float">
            <text:p>41,052</text:p>
          </table:table-cell>
          <table:table-cell table:formula="of:=AVERAGE([.I236:.I335])" office:value-type="float" office:value="1.7" calcext:value-type="float">
            <text:p>1,7</text:p>
          </table:table-cell>
          <table:table-cell table:number-columns-repeated="2"/>
          <table:table-cell table:formula="of:=AVERAGE([.L236:.L335])" office:value-type="float" office:value="455727.78" calcext:value-type="float">
            <text:p>455727,78</text:p>
          </table:table-cell>
          <table:table-cell table:formula="of:=AVERAGE([.M236:.M335])" office:value-type="float" office:value="22.936" calcext:value-type="float">
            <text:p>22,936</text:p>
          </table:table-cell>
          <table:table-cell table:formula="of:=AVERAGE([.N236:.N335])" office:value-type="float" office:value="8.99600000000001" calcext:value-type="float">
            <text:p>8,996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1498541.38591186" calcext:value-type="float">
            <text:p>1498541,38591186</text:p>
          </table:table-cell>
          <table:table-cell table:formula="of:=STDEVP([.C236:.C335])" office:value-type="float" office:value="4.04320714285083" calcext:value-type="float">
            <text:p>4,04320714285083</text:p>
          </table:table-cell>
          <table:table-cell table:formula="of:=STDEVP([.D236:.D335])" office:value-type="float" office:value="0.443734154646675" calcext:value-type="float">
            <text:p>0,443734154646675</text:p>
          </table:table-cell>
          <table:table-cell table:number-columns-repeated="2"/>
          <table:table-cell table:formula="of:=STDEVP([.G236:.G335])" office:value-type="float" office:value="24388.3790904992" calcext:value-type="float">
            <text:p>24388,3790904992</text:p>
          </table:table-cell>
          <table:table-cell table:formula="of:=STDEVP([.H236:.H335])" office:value-type="float" office:value="3.71600538212743" calcext:value-type="float">
            <text:p>3,71600538212743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3927700.14162452" calcext:value-type="float">
            <text:p>3927700,14162452</text:p>
          </table:table-cell>
          <table:table-cell table:formula="of:=STDEVP([.M236:.M335])" office:value-type="float" office:value="9.88623811163781" calcext:value-type="float">
            <text:p>9,88623811163781</text:p>
          </table:table-cell>
          <table:table-cell table:formula="of:=STDEVP([.N236:.N335])" office:value-type="float" office:value="2.07310974142712" calcext:value-type="float">
            <text:p>2,073109741427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63673.5" calcext:value-type="float">
            <text:p>63673,5</text:p>
          </table:table-cell>
          <table:table-cell table:formula="of:=MEDIAN([.C236:.C335])" office:value-type="float" office:value="23.4" calcext:value-type="float">
            <text:p>23,4</text:p>
          </table:table-cell>
          <table:table-cell table:formula="of:=MEDIAN([.D236:.D335])" office:value-type="float" office:value="3.7" calcext:value-type="float">
            <text:p>3,7</text:p>
          </table:table-cell>
          <table:table-cell table:number-columns-repeated="2"/>
          <table:table-cell table:formula="of:=MEDIAN([.G236:.G335])" office:value-type="float" office:value="127622.5" calcext:value-type="float">
            <text:p>127622,5</text:p>
          </table:table-cell>
          <table:table-cell table:formula="of:=MEDIAN([.H236:.H335])" office:value-type="float" office:value="41" calcext:value-type="float">
            <text:p>41</text:p>
          </table:table-cell>
          <table:table-cell table:formula="of:=MEDIAN([.I236:.I335])" office:value-type="float" office:value="1.7" calcext:value-type="float">
            <text:p>1,7</text:p>
          </table:table-cell>
          <table:table-cell table:number-columns-repeated="2"/>
          <table:table-cell table:formula="of:=MEDIAN([.L236:.L335])" office:value-type="float" office:value="58099.5" calcext:value-type="float">
            <text:p>58099,5</text:p>
          </table:table-cell>
          <table:table-cell table:formula="of:=MEDIAN([.M236:.M335])" office:value-type="float" office:value="21" calcext:value-type="float">
            <text:p>21</text:p>
          </table:table-cell>
          <table:table-cell table:formula="of:=MEDIAN([.N236:.N335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300638.52" calcext:value-type="float">
            <text:p>300638,52</text:p>
          </table:table-cell>
          <table:table-cell table:formula="of:=AVERAGE([.C236:.C285])" office:value-type="float" office:value="24.178" calcext:value-type="float">
            <text:p>24,178</text:p>
          </table:table-cell>
          <table:table-cell table:formula="of:=AVERAGE([.D236:.D285])" office:value-type="float" office:value="3.48" calcext:value-type="float">
            <text:p>3,48</text:p>
          </table:table-cell>
          <table:table-cell table:number-columns-repeated="2"/>
          <table:table-cell table:formula="of:=AVERAGE([.G236:.G285])" office:value-type="float" office:value="124518.1" calcext:value-type="float">
            <text:p>124518,1</text:p>
          </table:table-cell>
          <table:table-cell table:formula="of:=AVERAGE([.H236:.H285])" office:value-type="float" office:value="40.614" calcext:value-type="float">
            <text:p>40,614</text:p>
          </table:table-cell>
          <table:table-cell table:formula="of:=AVERAGE([.I236:.I285])" office:value-type="float" office:value="1.7" calcext:value-type="float">
            <text:p>1,7</text:p>
          </table:table-cell>
          <table:table-cell table:number-columns-repeated="2"/>
          <table:table-cell table:formula="of:=AVERAGE([.L236:.L285])" office:value-type="float" office:value="860959.66" calcext:value-type="float">
            <text:p>860959,66</text:p>
          </table:table-cell>
          <table:table-cell table:formula="of:=AVERAGE([.M236:.M285])" office:value-type="float" office:value="25.22" calcext:value-type="float">
            <text:p>25,22</text:p>
          </table:table-cell>
          <table:table-cell table:formula="of:=AVERAGE([.N236:.N285])" office:value-type="float" office:value="7.926" calcext:value-type="float">
            <text:p>7,9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270278.26" calcext:value-type="float">
            <text:p>270278,26</text:p>
          </table:table-cell>
          <table:table-cell table:formula="of:=AVERAGE([.C286:.C335])" office:value-type="float" office:value="24.074" calcext:value-type="float">
            <text:p>24,074</text:p>
          </table:table-cell>
          <table:table-cell table:formula="of:=AVERAGE([.D286:.D335])" office:value-type="float" office:value="3.7" calcext:value-type="float">
            <text:p>3,7</text:p>
          </table:table-cell>
          <table:table-cell table:number-columns-repeated="2"/>
          <table:table-cell table:formula="of:=AVERAGE([.G286:.G335])" office:value-type="float" office:value="120921.72" calcext:value-type="float">
            <text:p>120921,72</text:p>
          </table:table-cell>
          <table:table-cell table:formula="of:=AVERAGE([.H286:.H335])" office:value-type="float" office:value="41.49" calcext:value-type="float">
            <text:p>41,49</text:p>
          </table:table-cell>
          <table:table-cell table:formula="of:=AVERAGE([.I286:.I335])" office:value-type="float" office:value="1.7" calcext:value-type="float">
            <text:p>1,7</text:p>
          </table:table-cell>
          <table:table-cell table:number-columns-repeated="2"/>
          <table:table-cell table:formula="of:=AVERAGE([.L286:.L335])" office:value-type="float" office:value="50495.9" calcext:value-type="float">
            <text:p>50495,9</text:p>
          </table:table-cell>
          <table:table-cell table:formula="of:=AVERAGE([.M286:.M335])" office:value-type="float" office:value="20.652" calcext:value-type="float">
            <text:p>20,652</text:p>
          </table:table-cell>
          <table:table-cell table:formula="of:=AVERAGE([.N286:.N335])" office:value-type="float" office:value="10.066" calcext:value-type="float">
            <text:p>10,0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1420238.17145228" calcext:value-type="float">
            <text:p>1420238,17145228</text:p>
          </table:table-cell>
          <table:table-cell table:formula="of:=STDEVP([.C286:.C335])" office:value-type="float" office:value="3.31968733467476" calcext:value-type="float">
            <text:p>3,31968733467476</text:p>
          </table:table-cell>
          <table:table-cell table:formula="of:=STDEVP([.D286:.D335])" office:value-type="float" office:value="0" calcext:value-type="float">
            <text:p>0</text:p>
          </table:table-cell>
          <table:table-cell table:number-columns-repeated="2"/>
          <table:table-cell table:formula="of:=STDEVP([.G286:.G335])" office:value-type="float" office:value="21824.0705167849" calcext:value-type="float">
            <text:p>21824,0705167849</text:p>
          </table:table-cell>
          <table:table-cell table:formula="of:=STDEVP([.H286:.H335])" office:value-type="float" office:value="3.59679023575187" calcext:value-type="float">
            <text:p>3,59679023575187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12495.4549821125" calcext:value-type="float">
            <text:p>12495,4549821125</text:p>
          </table:table-cell>
          <table:table-cell table:formula="of:=STDEVP([.M286:.M335])" office:value-type="float" office:value="2.75327005577005" calcext:value-type="float">
            <text:p>2,75327005577005</text:p>
          </table:table-cell>
          <table:table-cell table:formula="of:=STDEVP([.N286:.N335])" office:value-type="float" office:value="0.0473708771293079" calcext:value-type="float">
            <text:p>0,0473708771293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71724" calcext:value-type="float">
            <text:p>71724</text:p>
          </table:table-cell>
          <table:table-cell table:formula="of:=MEDIAN([.C236:.C285])" office:value-type="float" office:value="23" calcext:value-type="float">
            <text:p>23</text:p>
          </table:table-cell>
          <table:table-cell table:formula="of:=MEDIAN([.D236:.D285])" office:value-type="float" office:value="3.7" calcext:value-type="float">
            <text:p>3,7</text:p>
          </table:table-cell>
          <table:table-cell table:number-columns-repeated="2"/>
          <table:table-cell table:formula="of:=MEDIAN([.G236:.G285])" office:value-type="float" office:value="129863" calcext:value-type="float">
            <text:p>129863</text:p>
          </table:table-cell>
          <table:table-cell table:formula="of:=MEDIAN([.H236:.H285])" office:value-type="float" office:value="41" calcext:value-type="float">
            <text:p>41</text:p>
          </table:table-cell>
          <table:table-cell table:formula="of:=MEDIAN([.I236:.I285])" office:value-type="float" office:value="1.7" calcext:value-type="float">
            <text:p>1,7</text:p>
          </table:table-cell>
          <table:table-cell table:number-columns-repeated="2"/>
          <table:table-cell table:formula="of:=MEDIAN([.L236:.L285])" office:value-type="float" office:value="64892.5" calcext:value-type="float">
            <text:p>64892,5</text:p>
          </table:table-cell>
          <table:table-cell table:formula="of:=MEDIAN([.M236:.M285])" office:value-type="float" office:value="22" calcext:value-type="float">
            <text:p>22</text:p>
          </table:table-cell>
          <table:table-cell table:formula="of:=MEDIAN([.N236:.N285])" office:value-type="float" office:value="9.75" calcext:value-type="float">
            <text:p>9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60310.5" calcext:value-type="float">
            <text:p>60310,5</text:p>
          </table:table-cell>
          <table:table-cell table:formula="of:=MEDIAN([.C286:.C335])" office:value-type="float" office:value="23.9" calcext:value-type="float">
            <text:p>23,9</text:p>
          </table:table-cell>
          <table:table-cell table:formula="of:=MEDIAN([.D286:.D335])" office:value-type="float" office:value="3.7" calcext:value-type="float">
            <text:p>3,7</text:p>
          </table:table-cell>
          <table:table-cell table:number-columns-repeated="2"/>
          <table:table-cell table:formula="of:=MEDIAN([.G286:.G335])" office:value-type="float" office:value="126527.5" calcext:value-type="float">
            <text:p>126527,5</text:p>
          </table:table-cell>
          <table:table-cell table:formula="of:=MEDIAN([.H286:.H335])" office:value-type="float" office:value="42" calcext:value-type="float">
            <text:p>42</text:p>
          </table:table-cell>
          <table:table-cell table:formula="of:=MEDIAN([.I286:.I335])" office:value-type="float" office:value="1.7" calcext:value-type="float">
            <text:p>1,7</text:p>
          </table:table-cell>
          <table:table-cell table:number-columns-repeated="2"/>
          <table:table-cell table:formula="of:=MEDIAN([.L286:.L335])" office:value-type="float" office:value="52998.5" calcext:value-type="float">
            <text:p>52998,5</text:p>
          </table:table-cell>
          <table:table-cell table:formula="of:=MEDIAN([.M286:.M335])" office:value-type="float" office:value="20" calcext:value-type="float">
            <text:p>20</text:p>
          </table:table-cell>
          <table:table-cell table:formula="of:=MEDIAN([.N286:.N335])" office:value-type="float" office:value="10.1" calcext:value-type="float">
            <text:p>10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1849543" calcext:value-type="float">
            <text:p>21849543</text:p>
          </table:table-cell>
          <table:table-cell office:value-type="float" office:value="120" calcext:value-type="float">
            <text:p>120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70939" calcext:value-type="float">
            <text:p>709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23390827" calcext:value-type="float">
            <text:p>23390827</text:p>
          </table:table-cell>
          <table:table-cell office:value-type="float" office:value="46.7" calcext:value-type="float">
            <text:p>46,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212" calcext:value-type="float">
            <text:p>276212</text:p>
          </table:table-cell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0887" calcext:value-type="float">
            <text:p>110887</text:p>
          </table:table-cell>
          <table:table-cell office:value-type="float" office:value="76.2" calcext:value-type="float">
            <text:p>76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411" calcext:value-type="float">
            <text:p>57411</text:p>
          </table:table-cell>
          <table:table-cell office:value-type="float" office:value="51" calcext:value-type="float">
            <text:p>5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611" calcext:value-type="float">
            <text:p>112611</text:p>
          </table:table-cell>
          <table:table-cell office:value-type="float" office:value="85" calcext:value-type="float">
            <text:p>8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9163" calcext:value-type="float">
            <text:p>99163</text:p>
          </table:table-cell>
          <table:table-cell office:value-type="float" office:value="78" calcext:value-type="float">
            <text:p>7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633" calcext:value-type="float">
            <text:p>46633</text:p>
          </table:table-cell>
          <table:table-cell office:value-type="float" office:value="48.5" calcext:value-type="float">
            <text:p>48,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417" calcext:value-type="float">
            <text:p>116417</text:p>
          </table:table-cell>
          <table:table-cell office:value-type="float" office:value="74" calcext:value-type="float">
            <text:p>7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6687" calcext:value-type="float">
            <text:p>96687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74" calcext:value-type="float">
            <text:p>57274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969" calcext:value-type="float">
            <text:p>88969</text:p>
          </table:table-cell>
          <table:table-cell office:value-type="float" office:value="57" calcext:value-type="float">
            <text:p>57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80063" calcext:value-type="float">
            <text:p>80063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08" calcext:value-type="float">
            <text:p>56608</text:p>
          </table:table-cell>
          <table:table-cell office:value-type="float" office:value="37" calcext:value-type="float">
            <text:p>3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538" calcext:value-type="float">
            <text:p>6853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4287" calcext:value-type="float">
            <text:p>84287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910" calcext:value-type="float">
            <text:p>46910</text:p>
          </table:table-cell>
          <table:table-cell office:value-type="float" office:value="39" calcext:value-type="float">
            <text:p>3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166" calcext:value-type="float">
            <text:p>111166</text:p>
          </table:table-cell>
          <table:table-cell office:value-type="float" office:value="61.4" calcext:value-type="float">
            <text:p>61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4354" calcext:value-type="float">
            <text:p>144354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279" calcext:value-type="float">
            <text:p>6427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03" calcext:value-type="float">
            <text:p>72703</text:p>
          </table:table-cell>
          <table:table-cell office:value-type="float" office:value="52" calcext:value-type="float">
            <text:p>5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47466" calcext:value-type="float">
            <text:p>147466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72" calcext:value-type="float">
            <text:p>6157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052" calcext:value-type="float">
            <text:p>160052</text:p>
          </table:table-cell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6543" calcext:value-type="float">
            <text:p>136543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418" calcext:value-type="float">
            <text:p>4441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265" calcext:value-type="float">
            <text:p>92265</text:p>
          </table:table-cell>
          <table:table-cell office:value-type="float" office:value="48" calcext:value-type="float">
            <text:p>4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95516" calcext:value-type="float">
            <text:p>19551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772" calcext:value-type="float">
            <text:p>4777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67" calcext:value-type="float">
            <text:p>69267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89846" calcext:value-type="float">
            <text:p>189846</text:p>
          </table:table-cell>
          <table:table-cell office:value-type="float" office:value="91.1" calcext:value-type="float">
            <text:p>91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327" calcext:value-type="float">
            <text:p>40327</text:p>
          </table:table-cell>
          <table:table-cell office:value-type="float" office:value="33.7" calcext:value-type="float">
            <text:p>33,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745" calcext:value-type="float">
            <text:p>91745</text:p>
          </table:table-cell>
          <table:table-cell office:value-type="float" office:value="70" calcext:value-type="float">
            <text:p>70</text:p>
          </table:table-cell>
          <table:table-cell office:value-type="float" office:value="7.7" calcext:value-type="float">
            <text:p>7,7</text:p>
          </table:table-cell>
          <table:table-cell table:number-columns-repeated="2"/>
          <table:table-cell office:value-type="float" office:value="189734" calcext:value-type="float">
            <text:p>189734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693" calcext:value-type="float">
            <text:p>4269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285" calcext:value-type="float">
            <text:p>101285</text:p>
          </table:table-cell>
          <table:table-cell office:value-type="float" office:value="60" calcext:value-type="float">
            <text:p>6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212309" calcext:value-type="float">
            <text:p>212309</text:p>
          </table:table-cell>
          <table:table-cell office:value-type="float" office:value="90" calcext:value-type="float">
            <text:p>9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361" calcext:value-type="float">
            <text:p>4536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113" calcext:value-type="float">
            <text:p>86113</text:p>
          </table:table-cell>
          <table:table-cell office:value-type="float" office:value="65" calcext:value-type="float">
            <text:p>65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52157" calcext:value-type="float">
            <text:p>152157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54" calcext:value-type="float">
            <text:p>3455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88" calcext:value-type="float">
            <text:p>71788</text:p>
          </table:table-cell>
          <table:table-cell office:value-type="float" office:value="48.5" calcext:value-type="float">
            <text:p>48,5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94169" calcext:value-type="float">
            <text:p>194169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803" calcext:value-type="float">
            <text:p>5080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82" calcext:value-type="float">
            <text:p>71782</text:p>
          </table:table-cell>
          <table:table-cell office:value-type="float" office:value="52" calcext:value-type="float">
            <text:p>52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50826" calcext:value-type="float">
            <text:p>150826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823" calcext:value-type="float">
            <text:p>35823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626" calcext:value-type="float">
            <text:p>75626</text:p>
          </table:table-cell>
          <table:table-cell office:value-type="float" office:value="47" calcext:value-type="float">
            <text:p>47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200676" calcext:value-type="float">
            <text:p>200676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474" calcext:value-type="float">
            <text:p>3547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85" calcext:value-type="float">
            <text:p>71285</text:p>
          </table:table-cell>
          <table:table-cell office:value-type="float" office:value="48" calcext:value-type="float">
            <text:p>48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206123" calcext:value-type="float">
            <text:p>206123</text:p>
          </table:table-cell>
          <table:table-cell office:value-type="float" office:value="91" calcext:value-type="float">
            <text:p>9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094" calcext:value-type="float">
            <text:p>52094</text:p>
          </table:table-cell>
          <table:table-cell office:value-type="float" office:value="37.6" calcext:value-type="float">
            <text:p>37,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726" calcext:value-type="float">
            <text:p>121726</text:p>
          </table:table-cell>
          <table:table-cell office:value-type="float" office:value="49" calcext:value-type="float">
            <text:p>49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04331" calcext:value-type="float">
            <text:p>104331</text:p>
          </table:table-cell>
          <table:table-cell office:value-type="float" office:value="87.1" calcext:value-type="float">
            <text:p>87,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76" calcext:value-type="float">
            <text:p>3127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931" calcext:value-type="float">
            <text:p>74931</text:p>
          </table:table-cell>
          <table:table-cell office:value-type="float" office:value="51.5" calcext:value-type="float">
            <text:p>51,5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39278" calcext:value-type="float">
            <text:p>139278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556" calcext:value-type="float">
            <text:p>3255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97" calcext:value-type="float">
            <text:p>72097</text:p>
          </table:table-cell>
          <table:table-cell office:value-type="float" office:value="49" calcext:value-type="float">
            <text:p>49</text:p>
          </table:table-cell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44491" calcext:value-type="float">
            <text:p>144491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450" calcext:value-type="float">
            <text:p>3145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12" calcext:value-type="float">
            <text:p>69112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325472" calcext:value-type="float">
            <text:p>32547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051" calcext:value-type="float">
            <text:p>2905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185" calcext:value-type="float">
            <text:p>64185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206262" calcext:value-type="float">
            <text:p>206262</text:p>
          </table:table-cell>
          <table:table-cell office:value-type="float" office:value="94" calcext:value-type="float">
            <text:p>9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705" calcext:value-type="float">
            <text:p>54705</text:p>
          </table:table-cell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483" calcext:value-type="float">
            <text:p>65483</text:p>
          </table:table-cell>
          <table:table-cell office:value-type="float" office:value="55" calcext:value-type="float">
            <text:p>5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5155" calcext:value-type="float">
            <text:p>145155</text:p>
          </table:table-cell>
          <table:table-cell office:value-type="float" office:value="88" calcext:value-type="float">
            <text:p>8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105" calcext:value-type="float">
            <text:p>31105</text:p>
          </table:table-cell>
          <table:table-cell office:value-type="float" office:value="34" calcext:value-type="float">
            <text:p>3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657" calcext:value-type="float">
            <text:p>76657</text:p>
          </table:table-cell>
          <table:table-cell office:value-type="float" office:value="51.5" calcext:value-type="float">
            <text:p>51,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4232" calcext:value-type="float">
            <text:p>144232</text:p>
          </table:table-cell>
          <table:table-cell office:value-type="float" office:value="96" calcext:value-type="float">
            <text:p>9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123" calcext:value-type="float">
            <text:p>57123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454" calcext:value-type="float">
            <text:p>76454</text:p>
          </table:table-cell>
          <table:table-cell office:value-type="float" office:value="45" calcext:value-type="float">
            <text:p>4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62259" calcext:value-type="float">
            <text:p>162259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340" calcext:value-type="float">
            <text:p>38340</text:p>
          </table:table-cell>
          <table:table-cell office:value-type="float" office:value="40" calcext:value-type="float">
            <text:p>4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7441" calcext:value-type="float">
            <text:p>97441</text:p>
          </table:table-cell>
          <table:table-cell office:value-type="float" office:value="48" calcext:value-type="float">
            <text:p>4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50320" calcext:value-type="float">
            <text:p>150320</text:p>
          </table:table-cell>
          <table:table-cell office:value-type="float" office:value="82.2" calcext:value-type="float">
            <text:p>82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63" calcext:value-type="float">
            <text:p>52863</text:p>
          </table:table-cell>
          <table:table-cell office:value-type="float" office:value="40.6" calcext:value-type="float">
            <text:p>40,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96" calcext:value-type="float">
            <text:p>69896</text:p>
          </table:table-cell>
          <table:table-cell office:value-type="float" office:value="49" calcext:value-type="float">
            <text:p>49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8387" calcext:value-type="float">
            <text:p>148387</text:p>
          </table:table-cell>
          <table:table-cell office:value-type="float" office:value="95" calcext:value-type="float">
            <text:p>9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694" calcext:value-type="float">
            <text:p>52694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651" calcext:value-type="float">
            <text:p>201651</text:p>
          </table:table-cell>
          <table:table-cell office:value-type="float" office:value="49" calcext:value-type="float">
            <text:p>49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4361" calcext:value-type="float">
            <text:p>144361</text:p>
          </table:table-cell>
          <table:table-cell office:value-type="float" office:value="89" calcext:value-type="float">
            <text:p>8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476" calcext:value-type="float">
            <text:p>58476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362" calcext:value-type="float">
            <text:p>74362</text:p>
          </table:table-cell>
          <table:table-cell office:value-type="float" office:value="47" calcext:value-type="float">
            <text:p>47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41527" calcext:value-type="float">
            <text:p>14152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839" calcext:value-type="float">
            <text:p>40839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812" calcext:value-type="float">
            <text:p>84812</text:p>
          </table:table-cell>
          <table:table-cell office:value-type="float" office:value="46" calcext:value-type="float">
            <text:p>46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307683" calcext:value-type="float">
            <text:p>307683</text:p>
          </table:table-cell>
          <table:table-cell office:value-type="float" office:value="86" calcext:value-type="float">
            <text:p>8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461" calcext:value-type="float">
            <text:p>67461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81" calcext:value-type="float">
            <text:p>74781</text:p>
          </table:table-cell>
          <table:table-cell office:value-type="float" office:value="43" calcext:value-type="float">
            <text:p>43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16354" calcext:value-type="float">
            <text:p>116354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377" calcext:value-type="float">
            <text:p>64377</text:p>
          </table:table-cell>
          <table:table-cell office:value-type="float" office:value="46" calcext:value-type="float">
            <text:p>4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043" calcext:value-type="float">
            <text:p>95043</text:p>
          </table:table-cell>
          <table:table-cell office:value-type="float" office:value="43.6" calcext:value-type="float">
            <text:p>43,6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68678" calcext:value-type="float">
            <text:p>6867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0828" calcext:value-type="float">
            <text:p>70828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644" calcext:value-type="float">
            <text:p>67644</text:p>
          </table:table-cell>
          <table:table-cell office:value-type="float" office:value="50" calcext:value-type="float">
            <text:p>50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6957" calcext:value-type="float">
            <text:p>86957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2856" calcext:value-type="float">
            <text:p>92856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63" calcext:value-type="float">
            <text:p>75263</text:p>
          </table:table-cell>
          <table:table-cell office:value-type="float" office:value="51" calcext:value-type="float">
            <text:p>51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4848" calcext:value-type="float">
            <text:p>74848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1511" calcext:value-type="float">
            <text:p>71511</text:p>
          </table:table-cell>
          <table:table-cell office:value-type="float" office:value="42.6" calcext:value-type="float">
            <text:p>42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478" calcext:value-type="float">
            <text:p>64478</text:p>
          </table:table-cell>
          <table:table-cell office:value-type="float" office:value="46" calcext:value-type="float">
            <text:p>46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101982" calcext:value-type="float">
            <text:p>101982</text:p>
          </table:table-cell>
          <table:table-cell office:value-type="float" office:value="60.4" calcext:value-type="float">
            <text:p>60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06514" calcext:value-type="float">
            <text:p>106514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49" calcext:value-type="float">
            <text:p>62649</text:p>
          </table:table-cell>
          <table:table-cell office:value-type="float" office:value="49" calcext:value-type="float">
            <text:p>49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4146" calcext:value-type="float">
            <text:p>84146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190" calcext:value-type="float">
            <text:p>62190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401" calcext:value-type="float">
            <text:p>79401</text:p>
          </table:table-cell>
          <table:table-cell office:value-type="float" office:value="68" calcext:value-type="float">
            <text:p>68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1005" calcext:value-type="float">
            <text:p>71005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657" calcext:value-type="float">
            <text:p>68657</text:p>
          </table:table-cell>
          <table:table-cell office:value-type="float" office:value="60" calcext:value-type="float">
            <text:p>60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413" calcext:value-type="float">
            <text:p>73413</text:p>
          </table:table-cell>
          <table:table-cell office:value-type="float" office:value="51" calcext:value-type="float">
            <text:p>51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3922" calcext:value-type="float">
            <text:p>83922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819" calcext:value-type="float">
            <text:p>44819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74" calcext:value-type="float">
            <text:p>73374</text:p>
          </table:table-cell>
          <table:table-cell office:value-type="float" office:value="54" calcext:value-type="float">
            <text:p>54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70957" calcext:value-type="float">
            <text:p>70957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867" calcext:value-type="float">
            <text:p>45867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86" calcext:value-type="float">
            <text:p>71586</text:p>
          </table:table-cell>
          <table:table-cell office:value-type="float" office:value="47.5" calcext:value-type="float">
            <text:p>47,5</text:p>
          </table:table-cell>
          <table:table-cell office:value-type="float" office:value="8.6" calcext:value-type="float">
            <text:p>8,6</text:p>
          </table:table-cell>
          <table:table-cell table:number-columns-repeated="2"/>
          <table:table-cell office:value-type="float" office:value="80386" calcext:value-type="float">
            <text:p>80386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279" calcext:value-type="float">
            <text:p>49279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33" calcext:value-type="float">
            <text:p>49133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1574" calcext:value-type="float">
            <text:p>81574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943" calcext:value-type="float">
            <text:p>25943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84" calcext:value-type="float">
            <text:p>81484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7902" calcext:value-type="float">
            <text:p>67902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969" calcext:value-type="float">
            <text:p>25969</text:p>
          </table:table-cell>
          <table:table-cell office:value-type="float" office:value="39.6" calcext:value-type="float">
            <text:p>39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573" calcext:value-type="float">
            <text:p>312573</text:p>
          </table:table-cell>
          <table:table-cell office:value-type="float" office:value="53" calcext:value-type="float">
            <text:p>5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8014" calcext:value-type="float">
            <text:p>68014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651" calcext:value-type="float">
            <text:p>31651</text:p>
          </table:table-cell>
          <table:table-cell office:value-type="float" office:value="36" calcext:value-type="float">
            <text:p>3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04" calcext:value-type="float">
            <text:p>70404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8878" calcext:value-type="float">
            <text:p>68878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530" calcext:value-type="float">
            <text:p>33530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000" calcext:value-type="float">
            <text:p>77000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9290" calcext:value-type="float">
            <text:p>69290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189" calcext:value-type="float">
            <text:p>34189</text:p>
          </table:table-cell>
          <table:table-cell office:value-type="float" office:value="37" calcext:value-type="float">
            <text:p>3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67" calcext:value-type="float">
            <text:p>72167</text:p>
          </table:table-cell>
          <table:table-cell office:value-type="float" office:value="47" calcext:value-type="float">
            <text:p>4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7366" calcext:value-type="float">
            <text:p>67366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892" calcext:value-type="float">
            <text:p>54892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92" calcext:value-type="float">
            <text:p>70992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9853" calcext:value-type="float">
            <text:p>89853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553" calcext:value-type="float">
            <text:p>24553</text:p>
          </table:table-cell>
          <table:table-cell office:value-type="float" office:value="39" calcext:value-type="float">
            <text:p>3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942" calcext:value-type="float">
            <text:p>75942</text:p>
          </table:table-cell>
          <table:table-cell office:value-type="float" office:value="51.5" calcext:value-type="float">
            <text:p>51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9370" calcext:value-type="float">
            <text:p>99370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322" calcext:value-type="float">
            <text:p>63322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787" calcext:value-type="float">
            <text:p>72787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9224" calcext:value-type="float">
            <text:p>69224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852" calcext:value-type="float">
            <text:p>37852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248" calcext:value-type="float">
            <text:p>78248</text:p>
          </table:table-cell>
          <table:table-cell office:value-type="float" office:value="53" calcext:value-type="float">
            <text:p>5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7650" calcext:value-type="float">
            <text:p>87650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5791" calcext:value-type="float">
            <text:p>255791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507" calcext:value-type="float">
            <text:p>71507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1768" calcext:value-type="float">
            <text:p>9176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044" calcext:value-type="float">
            <text:p>39044</text:p>
          </table:table-cell>
          <table:table-cell office:value-type="float" office:value="43.6" calcext:value-type="float">
            <text:p>43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997" calcext:value-type="float">
            <text:p>59997</text:p>
          </table:table-cell>
          <table:table-cell office:value-type="float" office:value="46.5" calcext:value-type="float">
            <text:p>46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5947" calcext:value-type="float">
            <text:p>145947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163" calcext:value-type="float">
            <text:p>52163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71" calcext:value-type="float">
            <text:p>74271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5905" calcext:value-type="float">
            <text:p>95905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999" calcext:value-type="float">
            <text:p>53999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400" calcext:value-type="float">
            <text:p>92400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9375" calcext:value-type="float">
            <text:p>79375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68" calcext:value-type="float">
            <text:p>27068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31" calcext:value-type="float">
            <text:p>72131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7230" calcext:value-type="float">
            <text:p>7723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477" calcext:value-type="float">
            <text:p>39477</text:p>
          </table:table-cell>
          <table:table-cell office:value-type="float" office:value="54" calcext:value-type="float">
            <text:p>5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254" calcext:value-type="float">
            <text:p>75254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1649" calcext:value-type="float">
            <text:p>91649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24" calcext:value-type="float">
            <text:p>60524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8506" calcext:value-type="float">
            <text:p>78506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7791" calcext:value-type="float">
            <text:p>147791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8682" calcext:value-type="float">
            <text:p>88682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123" calcext:value-type="float">
            <text:p>76123</text:p>
          </table:table-cell>
          <table:table-cell office:value-type="float" office:value="53" calcext:value-type="float">
            <text:p>5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7286" calcext:value-type="float">
            <text:p>77286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3441" calcext:value-type="float">
            <text:p>113441</text:p>
          </table:table-cell>
          <table:table-cell office:value-type="float" office:value="44.6" calcext:value-type="float">
            <text:p>44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257" calcext:value-type="float">
            <text:p>74257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1488" calcext:value-type="float">
            <text:p>10148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16" calcext:value-type="float">
            <text:p>59116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68" calcext:value-type="float">
            <text:p>76268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9564" calcext:value-type="float">
            <text:p>99564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011" calcext:value-type="float">
            <text:p>64011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190" calcext:value-type="float">
            <text:p>71190</text:p>
          </table:table-cell>
          <table:table-cell office:value-type="float" office:value="49.5" calcext:value-type="float">
            <text:p>49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2842" calcext:value-type="float">
            <text:p>72842</text:p>
          </table:table-cell>
          <table:table-cell office:value-type="float" office:value="66.3" calcext:value-type="float">
            <text:p>66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695" calcext:value-type="float">
            <text:p>63695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51" calcext:value-type="float">
            <text:p>73651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9483" calcext:value-type="float">
            <text:p>79483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201" calcext:value-type="float">
            <text:p>40201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641" calcext:value-type="float">
            <text:p>74641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4988" calcext:value-type="float">
            <text:p>84988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628" calcext:value-type="float">
            <text:p>25628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673" calcext:value-type="float">
            <text:p>82673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1335" calcext:value-type="float">
            <text:p>91335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679" calcext:value-type="float">
            <text:p>36679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864" calcext:value-type="float">
            <text:p>69864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54255" calcext:value-type="float">
            <text:p>54255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565" calcext:value-type="float">
            <text:p>35565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80" calcext:value-type="float">
            <text:p>79080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83535" calcext:value-type="float">
            <text:p>183535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291" calcext:value-type="float">
            <text:p>56291</text:p>
          </table:table-cell>
          <table:table-cell office:value-type="float" office:value="37.6" calcext:value-type="float">
            <text:p>37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616" calcext:value-type="float">
            <text:p>79616</text:p>
          </table:table-cell>
          <table:table-cell office:value-type="float" office:value="45.5" calcext:value-type="float">
            <text:p>45,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1735" calcext:value-type="float">
            <text:p>91735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50" calcext:value-type="float">
            <text:p>63150</text:p>
          </table:table-cell>
          <table:table-cell office:value-type="float" office:value="39" calcext:value-type="float">
            <text:p>3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09" calcext:value-type="float">
            <text:p>68809</text:p>
          </table:table-cell>
          <table:table-cell office:value-type="float" office:value="42" calcext:value-type="float">
            <text:p>4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8170" calcext:value-type="float">
            <text:p>78170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3920" calcext:value-type="float">
            <text:p>23920</text:p>
          </table:table-cell>
          <table:table-cell office:value-type="float" office:value="34" calcext:value-type="float">
            <text:p>3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06" calcext:value-type="float">
            <text:p>70306</text:p>
          </table:table-cell>
          <table:table-cell office:value-type="float" office:value="44" calcext:value-type="float">
            <text:p>44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7455" calcext:value-type="float">
            <text:p>107455</text:p>
          </table:table-cell>
          <table:table-cell office:value-type="float" office:value="67.3" calcext:value-type="float">
            <text:p>67,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903" calcext:value-type="float">
            <text:p>28903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960" calcext:value-type="float">
            <text:p>63960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7237" calcext:value-type="float">
            <text:p>87237</text:p>
          </table:table-cell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859" calcext:value-type="float">
            <text:p>27859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998" calcext:value-type="float">
            <text:p>62998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1746" calcext:value-type="float">
            <text:p>101746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875" calcext:value-type="float">
            <text:p>47875</text:p>
          </table:table-cell>
          <table:table-cell office:value-type="float" office:value="36" calcext:value-type="float">
            <text:p>3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290" calcext:value-type="float">
            <text:p>73290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79177" calcext:value-type="float">
            <text:p>79177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37" calcext:value-type="float">
            <text:p>30737</text:p>
          </table:table-cell>
          <table:table-cell office:value-type="float" office:value="38" calcext:value-type="float">
            <text:p>3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835" calcext:value-type="float">
            <text:p>65835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29221" calcext:value-type="float">
            <text:p>129221</text:p>
          </table:table-cell>
          <table:table-cell office:value-type="float" office:value="83" calcext:value-type="float">
            <text:p>8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846" calcext:value-type="float">
            <text:p>52846</text:p>
          </table:table-cell>
          <table:table-cell office:value-type="float" office:value="37" calcext:value-type="float">
            <text:p>3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484" calcext:value-type="float">
            <text:p>67484</text:p>
          </table:table-cell>
          <table:table-cell office:value-type="float" office:value="39" calcext:value-type="float">
            <text:p>3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7650" calcext:value-type="float">
            <text:p>147650</text:p>
          </table:table-cell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869" calcext:value-type="float">
            <text:p>29869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917" calcext:value-type="float">
            <text:p>71917</text:p>
          </table:table-cell>
          <table:table-cell office:value-type="float" office:value="39.6" calcext:value-type="float">
            <text:p>39,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6684" calcext:value-type="float">
            <text:p>86684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47" calcext:value-type="float">
            <text:p>62847</text:p>
          </table:table-cell>
          <table:table-cell office:value-type="float" office:value="35.6" calcext:value-type="float">
            <text:p>35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532" calcext:value-type="float">
            <text:p>73532</text:p>
          </table:table-cell>
          <table:table-cell office:value-type="float" office:value="47" calcext:value-type="float">
            <text:p>4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02746" calcext:value-type="float">
            <text:p>102746</text:p>
          </table:table-cell>
          <table:table-cell office:value-type="float" office:value="67" calcext:value-type="float">
            <text:p>6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730" calcext:value-type="float">
            <text:p>30730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04" calcext:value-type="float">
            <text:p>66504</text:p>
          </table:table-cell>
          <table:table-cell office:value-type="float" office:value="40" calcext:value-type="float">
            <text:p>4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21756" calcext:value-type="float">
            <text:p>121756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148" calcext:value-type="float">
            <text:p>55148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90" calcext:value-type="float">
            <text:p>72990</text:p>
          </table:table-cell>
          <table:table-cell office:value-type="float" office:value="38" calcext:value-type="float">
            <text:p>3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7605" calcext:value-type="float">
            <text:p>87605</text:p>
          </table:table-cell>
          <table:table-cell office:value-type="float" office:value="63.4" calcext:value-type="float">
            <text:p>63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993" calcext:value-type="float">
            <text:p>50993</text:p>
          </table:table-cell>
          <table:table-cell office:value-type="float" office:value="37" calcext:value-type="float">
            <text:p>3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36" calcext:value-type="float">
            <text:p>49136</text:p>
          </table:table-cell>
          <table:table-cell office:value-type="float" office:value="43" calcext:value-type="float">
            <text:p>4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0405" calcext:value-type="float">
            <text:p>130405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307" calcext:value-type="float">
            <text:p>25307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435" calcext:value-type="float">
            <text:p>66435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4828" calcext:value-type="float">
            <text:p>84828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444" calcext:value-type="float">
            <text:p>45444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023" calcext:value-type="float">
            <text:p>59023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17916" calcext:value-type="float">
            <text:p>117916</text:p>
          </table:table-cell>
          <table:table-cell office:value-type="float" office:value="76" calcext:value-type="float">
            <text:p>7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402" calcext:value-type="float">
            <text:p>31402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20" calcext:value-type="float">
            <text:p>50920</text:p>
          </table:table-cell>
          <table:table-cell office:value-type="float" office:value="42.6" calcext:value-type="float">
            <text:p>42,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9566" calcext:value-type="float">
            <text:p>139566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430" calcext:value-type="float">
            <text:p>46430</text:p>
          </table:table-cell>
          <table:table-cell office:value-type="float" office:value="34" calcext:value-type="float">
            <text:p>3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800" calcext:value-type="float">
            <text:p>41800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7249" calcext:value-type="float">
            <text:p>97249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328" calcext:value-type="float">
            <text:p>32328</text:p>
          </table:table-cell>
          <table:table-cell office:value-type="float" office:value="35.6" calcext:value-type="float">
            <text:p>35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667" calcext:value-type="float">
            <text:p>73667</text:p>
          </table:table-cell>
          <table:table-cell office:value-type="float" office:value="45" calcext:value-type="float">
            <text:p>45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2743" calcext:value-type="float">
            <text:p>132743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543" calcext:value-type="float">
            <text:p>31543</text:p>
          </table:table-cell>
          <table:table-cell office:value-type="float" office:value="38" calcext:value-type="float">
            <text:p>3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37" calcext:value-type="float">
            <text:p>64937</text:p>
          </table:table-cell>
          <table:table-cell office:value-type="float" office:value="52" calcext:value-type="float">
            <text:p>52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0967" calcext:value-type="float">
            <text:p>140967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290" calcext:value-type="float">
            <text:p>34290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151" calcext:value-type="float">
            <text:p>125151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8698" calcext:value-type="float">
            <text:p>68698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7497" calcext:value-type="float">
            <text:p>47497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5157" calcext:value-type="float">
            <text:p>75157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0419" calcext:value-type="float">
            <text:p>140419</text:p>
          </table:table-cell>
          <table:table-cell office:value-type="float" office:value="57.4" calcext:value-type="float">
            <text:p>57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652" calcext:value-type="float">
            <text:p>39652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234" calcext:value-type="float">
            <text:p>71234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4372" calcext:value-type="float">
            <text:p>14437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8295" calcext:value-type="float">
            <text:p>48295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36" calcext:value-type="float">
            <text:p>69636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3044" calcext:value-type="float">
            <text:p>93044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336" calcext:value-type="float">
            <text:p>49336</text:p>
          </table:table-cell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52" calcext:value-type="float">
            <text:p>72552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19716" calcext:value-type="float">
            <text:p>119716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286" calcext:value-type="float">
            <text:p>29286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875" calcext:value-type="float">
            <text:p>38875</text:p>
          </table:table-cell>
          <table:table-cell office:value-type="float" office:value="44.6" calcext:value-type="float">
            <text:p>44,6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7551" calcext:value-type="float">
            <text:p>87551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956" calcext:value-type="float">
            <text:p>26956</text:p>
          </table:table-cell>
          <table:table-cell office:value-type="float" office:value="35.6" calcext:value-type="float">
            <text:p>35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699" calcext:value-type="float">
            <text:p>68699</text:p>
          </table:table-cell>
          <table:table-cell office:value-type="float" office:value="47" calcext:value-type="float">
            <text:p>4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81695" calcext:value-type="float">
            <text:p>81695</text:p>
          </table:table-cell>
          <table:table-cell office:value-type="float" office:value="87" calcext:value-type="float">
            <text:p>8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675" calcext:value-type="float">
            <text:p>30675</text:p>
          </table:table-cell>
          <table:table-cell office:value-type="float" office:value="37" calcext:value-type="float">
            <text:p>3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522" calcext:value-type="float">
            <text:p>67522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48111" calcext:value-type="float">
            <text:p>14811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046" calcext:value-type="float">
            <text:p>36046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161" calcext:value-type="float">
            <text:p>68161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0783" calcext:value-type="float">
            <text:p>130783</text:p>
          </table:table-cell>
          <table:table-cell office:value-type="float" office:value="84.2" calcext:value-type="float">
            <text:p>84,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13" calcext:value-type="float">
            <text:p>55313</text:p>
          </table:table-cell>
          <table:table-cell office:value-type="float" office:value="39" calcext:value-type="float">
            <text:p>39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59" calcext:value-type="float">
            <text:p>70359</text:p>
          </table:table-cell>
          <table:table-cell office:value-type="float" office:value="47" calcext:value-type="float">
            <text:p>47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7383" calcext:value-type="float">
            <text:p>67383</text:p>
          </table:table-cell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885" calcext:value-type="float">
            <text:p>31885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980" calcext:value-type="float">
            <text:p>68980</text:p>
          </table:table-cell>
          <table:table-cell office:value-type="float" office:value="49" calcext:value-type="float">
            <text:p>49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96898" calcext:value-type="float">
            <text:p>96898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282" calcext:value-type="float">
            <text:p>41282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541" calcext:value-type="float">
            <text:p>72541</text:p>
          </table:table-cell>
          <table:table-cell office:value-type="float" office:value="51" calcext:value-type="float">
            <text:p>5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67914" calcext:value-type="float">
            <text:p>67914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333" calcext:value-type="float">
            <text:p>43333</text:p>
          </table:table-cell>
          <table:table-cell office:value-type="float" office:value="43" calcext:value-type="float">
            <text:p>43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581" calcext:value-type="float">
            <text:p>63581</text:p>
          </table:table-cell>
          <table:table-cell office:value-type="float" office:value="41" calcext:value-type="float">
            <text:p>41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9462" calcext:value-type="float">
            <text:p>139462</text:p>
          </table:table-cell>
          <table:table-cell office:value-type="float" office:value="83" calcext:value-type="float">
            <text:p>8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459" calcext:value-type="float">
            <text:p>27459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227" calcext:value-type="float">
            <text:p>66227</text:p>
          </table:table-cell>
          <table:table-cell office:value-type="float" office:value="43" calcext:value-type="float">
            <text:p>43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office:value-type="float" office:value="134805" calcext:value-type="float">
            <text:p>134805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424" calcext:value-type="float">
            <text:p>65424</text:p>
          </table:table-cell>
          <table:table-cell office:value-type="float" office:value="46.5" calcext:value-type="float">
            <text:p>46,5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298781.83" calcext:value-type="float">
            <text:p>298781,83</text:p>
          </table:table-cell>
          <table:table-cell table:formula="of:=AVERAGE([.C351:.C450])" office:value-type="float" office:value="50.908" calcext:value-type="float">
            <text:p>50,908</text:p>
          </table:table-cell>
          <table:table-cell table:formula="of:=AVERAGE([.D351:.D450])" office:value-type="float" office:value="8.046" calcext:value-type="float">
            <text:p>8,046</text:p>
          </table:table-cell>
          <table:table-cell table:number-columns-repeated="2"/>
          <table:table-cell table:formula="of:=AVERAGE([.G351:.G450])" office:value-type="float" office:value="116940.07" calcext:value-type="float">
            <text:p>116940,07</text:p>
          </table:table-cell>
          <table:table-cell table:formula="of:=AVERAGE([.H351:.H450])" office:value-type="float" office:value="72.694" calcext:value-type="float">
            <text:p>72,694</text:p>
          </table:table-cell>
          <table:table-cell table:formula="of:=AVERAGE([.I351:.I450])" office:value-type="float" office:value="1.7" calcext:value-type="float">
            <text:p>1,7</text:p>
          </table:table-cell>
          <table:table-cell table:number-columns-repeated="2"/>
          <table:table-cell table:formula="of:=AVERAGE([.L351:.L450])" office:value-type="float" office:value="282330.06" calcext:value-type="float">
            <text:p>282330,06</text:p>
          </table:table-cell>
          <table:table-cell table:formula="of:=AVERAGE([.M351:.M450])" office:value-type="float" office:value="41.494" calcext:value-type="float">
            <text:p>41,494</text:p>
          </table:table-cell>
          <table:table-cell table:formula="of:=AVERAGE([.N351:.N450])" office:value-type="float" office:value="6.723" calcext:value-type="float">
            <text:p>6,7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2166245.96667979" calcext:value-type="float">
            <text:p>2166245,96667979</text:p>
          </table:table-cell>
          <table:table-cell table:formula="of:=STDEVP([.C351:.C450])" office:value-type="float" office:value="10.4573197330865" calcext:value-type="float">
            <text:p>10,4573197330865</text:p>
          </table:table-cell>
          <table:table-cell table:formula="of:=STDEVP([.D351:.D450])" office:value-type="float" office:value="1.48016350448186" calcext:value-type="float">
            <text:p>1,48016350448186</text:p>
          </table:table-cell>
          <table:table-cell table:number-columns-repeated="2"/>
          <table:table-cell table:formula="of:=STDEVP([.G351:.G450])" office:value-type="float" office:value="47903.5336454953" calcext:value-type="float">
            <text:p>47903,5336454953</text:p>
          </table:table-cell>
          <table:table-cell table:formula="of:=STDEVP([.H351:.H450])" office:value-type="float" office:value="14.832382276627" calcext:value-type="float">
            <text:p>14,832382276627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322645.59153845" calcext:value-type="float">
            <text:p>2322645,59153845</text:p>
          </table:table-cell>
          <table:table-cell table:formula="of:=STDEVP([.M351:.M450])" office:value-type="float" office:value="4.81027691510583" calcext:value-type="float">
            <text:p>4,81027691510583</text:p>
          </table:table-cell>
          <table:table-cell table:formula="of:=STDEVP([.N351:.N450])" office:value-type="float" office:value="0.562824128835999" calcext:value-type="float">
            <text:p>0,562824128835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72745" calcext:value-type="float">
            <text:p>72745</text:p>
          </table:table-cell>
          <table:table-cell table:formula="of:=MEDIAN([.C351:.C450])" office:value-type="float" office:value="49" calcext:value-type="float">
            <text:p>49</text:p>
          </table:table-cell>
          <table:table-cell table:formula="of:=MEDIAN([.D351:.D450])" office:value-type="float" office:value="8.5" calcext:value-type="float">
            <text:p>8,5</text:p>
          </table:table-cell>
          <table:table-cell table:number-columns-repeated="2"/>
          <table:table-cell table:formula="of:=MEDIAN([.G351:.G450])" office:value-type="float" office:value="100526" calcext:value-type="float">
            <text:p>100526</text:p>
          </table:table-cell>
          <table:table-cell table:formula="of:=MEDIAN([.H351:.H450])" office:value-type="float" office:value="66.65" calcext:value-type="float">
            <text:p>66,65</text:p>
          </table:table-cell>
          <table:table-cell table:formula="of:=MEDIAN([.I351:.I450])" office:value-type="float" office:value="1.7" calcext:value-type="float">
            <text:p>1,7</text:p>
          </table:table-cell>
          <table:table-cell table:number-columns-repeated="2"/>
          <table:table-cell table:formula="of:=MEDIAN([.L351:.L450])" office:value-type="float" office:value="45655.5" calcext:value-type="float">
            <text:p>45655,5</text:p>
          </table:table-cell>
          <table:table-cell table:formula="of:=MEDIAN([.M351:.M450])" office:value-type="float" office:value="42" calcext:value-type="float">
            <text:p>42</text:p>
          </table:table-cell>
          <table:table-cell table:formula="of:=MEDIAN([.N351:.N450])"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527125.76" calcext:value-type="float">
            <text:p>527125,76</text:p>
          </table:table-cell>
          <table:table-cell table:formula="of:=AVERAGE([.C351:.C400])" office:value-type="float" office:value="54.35" calcext:value-type="float">
            <text:p>54,35</text:p>
          </table:table-cell>
          <table:table-cell table:formula="of:=AVERAGE([.D351:.D400])" office:value-type="float" office:value="7.592" calcext:value-type="float">
            <text:p>7,592</text:p>
          </table:table-cell>
          <table:table-cell table:number-columns-repeated="2"/>
          <table:table-cell table:formula="of:=AVERAGE([.G351:.G400])" office:value-type="float" office:value="128924.18" calcext:value-type="float">
            <text:p>128924,18</text:p>
          </table:table-cell>
          <table:table-cell table:formula="of:=AVERAGE([.H351:.H400])" office:value-type="float" office:value="78.748" calcext:value-type="float">
            <text:p>78,748</text:p>
          </table:table-cell>
          <table:table-cell table:formula="of:=AVERAGE([.I351:.I400])" office:value-type="float" office:value="1.7" calcext:value-type="float">
            <text:p>1,7</text:p>
          </table:table-cell>
          <table:table-cell table:number-columns-repeated="2"/>
          <table:table-cell table:formula="of:=AVERAGE([.L351:.L400])" office:value-type="float" office:value="515951.42" calcext:value-type="float">
            <text:p>515951,42</text:p>
          </table:table-cell>
          <table:table-cell table:formula="of:=AVERAGE([.M351:.M400])" office:value-type="float" office:value="41.566" calcext:value-type="float">
            <text:p>41,566</text:p>
          </table:table-cell>
          <table:table-cell table:formula="of:=AVERAGE([.N351:.N400])" office:value-type="float" office:value="6.634" calcext:value-type="float">
            <text:p>6,6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70437.9" calcext:value-type="float">
            <text:p>70437,9</text:p>
          </table:table-cell>
          <table:table-cell table:formula="of:=AVERAGE([.C401:.C450])" office:value-type="float" office:value="47.466" calcext:value-type="float">
            <text:p>47,466</text:p>
          </table:table-cell>
          <table:table-cell table:formula="of:=AVERAGE([.D401:.D450])" office:value-type="float" office:value="8.5" calcext:value-type="float">
            <text:p>8,5</text:p>
          </table:table-cell>
          <table:table-cell table:number-columns-repeated="2"/>
          <table:table-cell table:formula="of:=AVERAGE([.G401:.G450])" office:value-type="float" office:value="104955.96" calcext:value-type="float">
            <text:p>104955,96</text:p>
          </table:table-cell>
          <table:table-cell table:formula="of:=AVERAGE([.H401:.H450])" office:value-type="float" office:value="66.64" calcext:value-type="float">
            <text:p>66,64</text:p>
          </table:table-cell>
          <table:table-cell table:formula="of:=AVERAGE([.I401:.I450])" office:value-type="float" office:value="1.7" calcext:value-type="float">
            <text:p>1,7</text:p>
          </table:table-cell>
          <table:table-cell table:number-columns-repeated="2"/>
          <table:table-cell table:formula="of:=AVERAGE([.L401:.L450])" office:value-type="float" office:value="48708.7" calcext:value-type="float">
            <text:p>48708,7</text:p>
          </table:table-cell>
          <table:table-cell table:formula="of:=AVERAGE([.M401:.M450])" office:value-type="float" office:value="41.422" calcext:value-type="float">
            <text:p>41,422</text:p>
          </table:table-cell>
          <table:table-cell table:formula="of:=AVERAGE([.N401:.N450])" office:value-type="float" office:value="6.812" calcext:value-type="float">
            <text:p>6,8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2080.6861464902" calcext:value-type="float">
            <text:p>12080,6861464902</text:p>
          </table:table-cell>
          <table:table-cell table:formula="of:=STDEVP([.C401:.C450])" office:value-type="float" office:value="3.75438996376242" calcext:value-type="float">
            <text:p>3,75438996376242</text:p>
          </table:table-cell>
          <table:table-cell table:formula="of:=STDEVP([.D401:.D450])" office:value-type="float" office:value="0" calcext:value-type="float">
            <text:p>0</text:p>
          </table:table-cell>
          <table:table-cell table:number-columns-repeated="2"/>
          <table:table-cell table:formula="of:=STDEVP([.G401:.G450])" office:value-type="float" office:value="28299.9522366805" calcext:value-type="float">
            <text:p>28299,9522366805</text:p>
          </table:table-cell>
          <table:table-cell table:formula="of:=STDEVP([.H401:.H450])" office:value-type="float" office:value="10.8214786420341" calcext:value-type="float">
            <text:p>10,8214786420341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34104.5293726508" calcext:value-type="float">
            <text:p>34104,5293726508</text:p>
          </table:table-cell>
          <table:table-cell table:formula="of:=STDEVP([.M401:.M450])" office:value-type="float" office:value="4.29675645109192" calcext:value-type="float">
            <text:p>4,29675645109192</text:p>
          </table:table-cell>
          <table:table-cell table:formula="of:=STDEVP([.N401:.N450])" office:value-type="float" office:value="0.032496153618544" calcext:value-type="float">
            <text:p>0,0324961536185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75097" calcext:value-type="float">
            <text:p>75097</text:p>
          </table:table-cell>
          <table:table-cell table:formula="of:=MEDIAN([.C351:.C400])" office:value-type="float" office:value="50" calcext:value-type="float">
            <text:p>50</text:p>
          </table:table-cell>
          <table:table-cell table:formula="of:=MEDIAN([.D351:.D400])" office:value-type="float" office:value="8.6" calcext:value-type="float">
            <text:p>8,6</text:p>
          </table:table-cell>
          <table:table-cell table:number-columns-repeated="2"/>
          <table:table-cell table:formula="of:=MEDIAN([.G351:.G400])" office:value-type="float" office:value="113620.5" calcext:value-type="float">
            <text:p>113620,5</text:p>
          </table:table-cell>
          <table:table-cell table:formula="of:=MEDIAN([.H351:.H400])" office:value-type="float" office:value="85" calcext:value-type="float">
            <text:p>85</text:p>
          </table:table-cell>
          <table:table-cell table:formula="of:=MEDIAN([.I351:.I400])" office:value-type="float" office:value="1.7" calcext:value-type="float">
            <text:p>1,7</text:p>
          </table:table-cell>
          <table:table-cell table:number-columns-repeated="2"/>
          <table:table-cell table:formula="of:=MEDIAN([.L351:.L400])" office:value-type="float" office:value="47341" calcext:value-type="float">
            <text:p>47341</text:p>
          </table:table-cell>
          <table:table-cell table:formula="of:=MEDIAN([.M351:.M400])" office:value-type="float" office:value="41.5" calcext:value-type="float">
            <text:p>41,5</text:p>
          </table:table-cell>
          <table:table-cell table:formula="of:=MEDIAN([.N351:.N400])"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71212" calcext:value-type="float">
            <text:p>71212</text:p>
          </table:table-cell>
          <table:table-cell table:formula="of:=MEDIAN([.C401:.C450])" office:value-type="float" office:value="49" calcext:value-type="float">
            <text:p>49</text:p>
          </table:table-cell>
          <table:table-cell table:formula="of:=MEDIAN([.D401:.D450])" office:value-type="float" office:value="8.5" calcext:value-type="float">
            <text:p>8,5</text:p>
          </table:table-cell>
          <table:table-cell table:number-columns-repeated="2"/>
          <table:table-cell table:formula="of:=MEDIAN([.G401:.G450])" office:value-type="float" office:value="96401.5" calcext:value-type="float">
            <text:p>96401,5</text:p>
          </table:table-cell>
          <table:table-cell table:formula="of:=MEDIAN([.H401:.H450])" office:value-type="float" office:value="62" calcext:value-type="float">
            <text:p>62</text:p>
          </table:table-cell>
          <table:table-cell table:formula="of:=MEDIAN([.I401:.I450])" office:value-type="float" office:value="1.7" calcext:value-type="float">
            <text:p>1,7</text:p>
          </table:table-cell>
          <table:table-cell table:number-columns-repeated="2"/>
          <table:table-cell table:formula="of:=MEDIAN([.L401:.L450])" office:value-type="float" office:value="40741.5" calcext:value-type="float">
            <text:p>40741,5</text:p>
          </table:table-cell>
          <table:table-cell table:formula="of:=MEDIAN([.M401:.M450])" office:value-type="float" office:value="42" calcext:value-type="float">
            <text:p>42</text:p>
          </table:table-cell>
          <table:table-cell table:formula="of:=MEDIAN([.N401:.N450])" office:value-type="float" office:value="6.8" calcext:value-type="float">
            <text:p>6,8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3645525" calcext:value-type="float">
            <text:p>13645525</text:p>
          </table:table-cell>
          <table:table-cell office:value-type="float" office:value="120" calcext:value-type="float">
            <text:p>120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70932" calcext:value-type="float">
            <text:p>7093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8356605" calcext:value-type="float">
            <text:p>18356605</text:p>
          </table:table-cell>
          <table:table-cell office:value-type="float" office:value="112.5" calcext:value-type="float">
            <text:p>112,5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615" calcext:value-type="float">
            <text:p>96615</text:p>
          </table:table-cell>
          <table:table-cell office:value-type="float" office:value="101" calcext:value-type="float">
            <text:p>10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1666" calcext:value-type="float">
            <text:p>816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470" calcext:value-type="float">
            <text:p>50470</text:p>
          </table:table-cell>
          <table:table-cell office:value-type="float" office:value="89" calcext:value-type="float">
            <text:p>8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8183" calcext:value-type="float">
            <text:p>98183</text:p>
          </table:table-cell>
          <table:table-cell office:value-type="float" office:value="83" calcext:value-type="float">
            <text:p>8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176247" calcext:value-type="float">
            <text:p>17624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247" calcext:value-type="float">
            <text:p>98247</text:p>
          </table:table-cell>
          <table:table-cell office:value-type="float" office:value="73" calcext:value-type="float">
            <text:p>7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484" calcext:value-type="float">
            <text:p>92484</text:p>
          </table:table-cell>
          <table:table-cell office:value-type="float" office:value="86" calcext:value-type="float">
            <text:p>86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78785" calcext:value-type="float">
            <text:p>78785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025" calcext:value-type="float">
            <text:p>44025</text:p>
          </table:table-cell>
          <table:table-cell office:value-type="float" office:value="70" calcext:value-type="float">
            <text:p>7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884" calcext:value-type="float">
            <text:p>116884</text:p>
          </table:table-cell>
          <table:table-cell office:value-type="float" office:value="82" calcext:value-type="float">
            <text:p>8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947" calcext:value-type="float">
            <text:p>7494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6293" calcext:value-type="float">
            <text:p>36293</text:p>
          </table:table-cell>
          <table:table-cell office:value-type="float" office:value="68" calcext:value-type="float">
            <text:p>6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02" calcext:value-type="float">
            <text:p>48202</text:p>
          </table:table-cell>
          <table:table-cell office:value-type="float" office:value="74.3" calcext:value-type="float">
            <text:p>74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9657" calcext:value-type="float">
            <text:p>8965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383" calcext:value-type="float">
            <text:p>55383</text:p>
          </table:table-cell>
          <table:table-cell office:value-type="float" office:value="66" calcext:value-type="float">
            <text:p>6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28" calcext:value-type="float">
            <text:p>41228</text:p>
          </table:table-cell>
          <table:table-cell office:value-type="float" office:value="77" calcext:value-type="float">
            <text:p>7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978" calcext:value-type="float">
            <text:p>7397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50" calcext:value-type="float">
            <text:p>51650</text:p>
          </table:table-cell>
          <table:table-cell office:value-type="float" office:value="74" calcext:value-type="float">
            <text:p>7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746" calcext:value-type="float">
            <text:p>131746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243" calcext:value-type="float">
            <text:p>71243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360" calcext:value-type="float">
            <text:p>52360</text:p>
          </table:table-cell>
          <table:table-cell office:value-type="float" office:value="71" calcext:value-type="float">
            <text:p>7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8929" calcext:value-type="float">
            <text:p>88929</text:p>
          </table:table-cell>
          <table:table-cell office:value-type="float" office:value="83" calcext:value-type="float">
            <text:p>8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711" calcext:value-type="float">
            <text:p>7171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467" calcext:value-type="float">
            <text:p>57467</text:p>
          </table:table-cell>
          <table:table-cell office:value-type="float" office:value="64.4" calcext:value-type="float">
            <text:p>64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598" calcext:value-type="float">
            <text:p>35598</text:p>
          </table:table-cell>
          <table:table-cell office:value-type="float" office:value="79" calcext:value-type="float">
            <text:p>7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682" calcext:value-type="float">
            <text:p>716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643" calcext:value-type="float">
            <text:p>59643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15" calcext:value-type="float">
            <text:p>54915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5074" calcext:value-type="float">
            <text:p>6507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262" calcext:value-type="float">
            <text:p>31262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723" calcext:value-type="float">
            <text:p>76723</text:p>
          </table:table-cell>
          <table:table-cell office:value-type="float" office:value="65.3" calcext:value-type="float">
            <text:p>65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7308" calcext:value-type="float">
            <text:p>6730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91" calcext:value-type="float">
            <text:p>27091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427" calcext:value-type="float">
            <text:p>72427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9579" calcext:value-type="float">
            <text:p>6957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682" calcext:value-type="float">
            <text:p>32682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05" calcext:value-type="float">
            <text:p>64705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919" calcext:value-type="float">
            <text:p>7191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5948" calcext:value-type="float">
            <text:p>25948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76" calcext:value-type="float">
            <text:p>43076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2672" calcext:value-type="float">
            <text:p>8267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436" calcext:value-type="float">
            <text:p>54436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074" calcext:value-type="float">
            <text:p>116074</text:p>
          </table:table-cell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664" calcext:value-type="float">
            <text:p>7066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188" calcext:value-type="float">
            <text:p>80188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973" calcext:value-type="float">
            <text:p>77973</text:p>
          </table:table-cell>
          <table:table-cell office:value-type="float" office:value="74" calcext:value-type="float">
            <text:p>7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754" calcext:value-type="float">
            <text:p>7175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678" calcext:value-type="float">
            <text:p>38678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506" calcext:value-type="float">
            <text:p>76506</text:p>
          </table:table-cell>
          <table:table-cell office:value-type="float" office:value="70.3" calcext:value-type="float">
            <text:p>70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790" calcext:value-type="float">
            <text:p>7379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452" calcext:value-type="float">
            <text:p>67452</text:p>
          </table:table-cell>
          <table:table-cell office:value-type="float" office:value="60.4" calcext:value-type="float">
            <text:p>60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969" calcext:value-type="float">
            <text:p>121969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204" calcext:value-type="float">
            <text:p>722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753" calcext:value-type="float">
            <text:p>26753</text:p>
          </table:table-cell>
          <table:table-cell office:value-type="float" office:value="85" calcext:value-type="float">
            <text:p>8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726" calcext:value-type="float">
            <text:p>68726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33759" calcext:value-type="float">
            <text:p>13375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627" calcext:value-type="float">
            <text:p>14627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95" calcext:value-type="float">
            <text:p>71695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923" calcext:value-type="float">
            <text:p>7292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355" calcext:value-type="float">
            <text:p>62355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157" calcext:value-type="float">
            <text:p>72157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383" calcext:value-type="float">
            <text:p>7338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617" calcext:value-type="float">
            <text:p>65617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5954" calcext:value-type="float">
            <text:p>105954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5202" calcext:value-type="float">
            <text:p>8520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915" calcext:value-type="float">
            <text:p>34915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03" calcext:value-type="float">
            <text:p>73003</text:p>
          </table:table-cell>
          <table:table-cell office:value-type="float" office:value="69.3" calcext:value-type="float">
            <text:p>69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589" calcext:value-type="float">
            <text:p>7358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004" calcext:value-type="float">
            <text:p>30004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38" calcext:value-type="float">
            <text:p>36038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902" calcext:value-type="float">
            <text:p>7190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787" calcext:value-type="float">
            <text:p>27787</text:p>
          </table:table-cell>
          <table:table-cell office:value-type="float" office:value="64.4" calcext:value-type="float">
            <text:p>64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34" calcext:value-type="float">
            <text:p>62734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540" calcext:value-type="float">
            <text:p>745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52" calcext:value-type="float">
            <text:p>37052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872" calcext:value-type="float">
            <text:p>68872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225" calcext:value-type="float">
            <text:p>722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940" calcext:value-type="float">
            <text:p>61940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06" calcext:value-type="float">
            <text:p>62606</text:p>
          </table:table-cell>
          <table:table-cell office:value-type="float" office:value="76" calcext:value-type="float">
            <text:p>7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821" calcext:value-type="float">
            <text:p>7282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069" calcext:value-type="float">
            <text:p>32069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331" calcext:value-type="float">
            <text:p>73331</text:p>
          </table:table-cell>
          <table:table-cell office:value-type="float" office:value="81" calcext:value-type="float">
            <text:p>8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3579" calcext:value-type="float">
            <text:p>9357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383" calcext:value-type="float">
            <text:p>68383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3415" calcext:value-type="float">
            <text:p>93415</text:p>
          </table:table-cell>
          <table:table-cell office:value-type="float" office:value="78" calcext:value-type="float">
            <text:p>7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599" calcext:value-type="float">
            <text:p>7459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0295" calcext:value-type="float">
            <text:p>50295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34" calcext:value-type="float">
            <text:p>61534</text:p>
          </table:table-cell>
          <table:table-cell office:value-type="float" office:value="77" calcext:value-type="float">
            <text:p>7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953" calcext:value-type="float">
            <text:p>7395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2318" calcext:value-type="float">
            <text:p>52318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24" calcext:value-type="float">
            <text:p>66324</text:p>
          </table:table-cell>
          <table:table-cell office:value-type="float" office:value="60.4" calcext:value-type="float">
            <text:p>60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5864" calcext:value-type="float">
            <text:p>6586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785" calcext:value-type="float">
            <text:p>68785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7901" calcext:value-type="float">
            <text:p>177901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6080" calcext:value-type="float">
            <text:p>7608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124" calcext:value-type="float">
            <text:p>54124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13" calcext:value-type="float">
            <text:p>41713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140" calcext:value-type="float">
            <text:p>741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773" calcext:value-type="float">
            <text:p>43773</text:p>
          </table:table-cell>
          <table:table-cell office:value-type="float" office:value="67.3" calcext:value-type="float">
            <text:p>67,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444" calcext:value-type="float">
            <text:p>69444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871" calcext:value-type="float">
            <text:p>7487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874" calcext:value-type="float">
            <text:p>65874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33" calcext:value-type="float">
            <text:p>72033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044" calcext:value-type="float">
            <text:p>7104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636" calcext:value-type="float">
            <text:p>55636</text:p>
          </table:table-cell>
          <table:table-cell office:value-type="float" office:value="69" calcext:value-type="float">
            <text:p>6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85" calcext:value-type="float">
            <text:p>35885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447" calcext:value-type="float">
            <text:p>7344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112" calcext:value-type="float">
            <text:p>61112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93" calcext:value-type="float">
            <text:p>65793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911" calcext:value-type="float">
            <text:p>7091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868" calcext:value-type="float">
            <text:p>62868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841" calcext:value-type="float">
            <text:p>71841</text:p>
          </table:table-cell>
          <table:table-cell office:value-type="float" office:value="76" calcext:value-type="float">
            <text:p>7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065" calcext:value-type="float">
            <text:p>7306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5931" calcext:value-type="float">
            <text:p>35931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46" calcext:value-type="float">
            <text:p>69246</text:p>
          </table:table-cell>
          <table:table-cell office:value-type="float" office:value="73.3" calcext:value-type="float">
            <text:p>73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9058" calcext:value-type="float">
            <text:p>69058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455" calcext:value-type="float">
            <text:p>34455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210" calcext:value-type="float">
            <text:p>76210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495" calcext:value-type="float">
            <text:p>7049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3213" calcext:value-type="float">
            <text:p>33213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81" calcext:value-type="float">
            <text:p>69281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069" calcext:value-type="float">
            <text:p>7206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892" calcext:value-type="float">
            <text:p>26892</text:p>
          </table:table-cell>
          <table:table-cell office:value-type="float" office:value="62.4" calcext:value-type="float">
            <text:p>62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897" calcext:value-type="float">
            <text:p>64897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359" calcext:value-type="float">
            <text:p>7435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059" calcext:value-type="float">
            <text:p>67059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9427" calcext:value-type="float">
            <text:p>189427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1918" calcext:value-type="float">
            <text:p>11191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3710" calcext:value-type="float">
            <text:p>43710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992" calcext:value-type="float">
            <text:p>73992</text:p>
          </table:table-cell>
          <table:table-cell office:value-type="float" office:value="60" calcext:value-type="float">
            <text:p>6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550" calcext:value-type="float">
            <text:p>705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621" calcext:value-type="float">
            <text:p>26621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437" calcext:value-type="float">
            <text:p>81437</text:p>
          </table:table-cell>
          <table:table-cell office:value-type="float" office:value="58" calcext:value-type="float">
            <text:p>5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882" calcext:value-type="float">
            <text:p>7288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900" calcext:value-type="float">
            <text:p>45900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08" calcext:value-type="float">
            <text:p>66008</text:p>
          </table:table-cell>
          <table:table-cell office:value-type="float" office:value="60.4" calcext:value-type="float">
            <text:p>60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324" calcext:value-type="float">
            <text:p>74324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1364" calcext:value-type="float">
            <text:p>31364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366" calcext:value-type="float">
            <text:p>63366</text:p>
          </table:table-cell>
          <table:table-cell office:value-type="float" office:value="75" calcext:value-type="float">
            <text:p>7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106" calcext:value-type="float">
            <text:p>7310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5528" calcext:value-type="float">
            <text:p>55528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89" calcext:value-type="float">
            <text:p>37989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814" calcext:value-type="float">
            <text:p>7281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1923" calcext:value-type="float">
            <text:p>41923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010" calcext:value-type="float">
            <text:p>68010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671" calcext:value-type="float">
            <text:p>7367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9195" calcext:value-type="float">
            <text:p>49195</text:p>
          </table:table-cell>
          <table:table-cell office:value-type="float" office:value="67.3" calcext:value-type="float">
            <text:p>67,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74" calcext:value-type="float">
            <text:p>56174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9589" calcext:value-type="float">
            <text:p>6958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281" calcext:value-type="float">
            <text:p>59281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576" calcext:value-type="float">
            <text:p>69576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909" calcext:value-type="float">
            <text:p>719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3468" calcext:value-type="float">
            <text:p>53468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527" calcext:value-type="float">
            <text:p>59527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7627" calcext:value-type="float">
            <text:p>6762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354" calcext:value-type="float">
            <text:p>27354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86" calcext:value-type="float">
            <text:p>31286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123" calcext:value-type="float">
            <text:p>7112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882" calcext:value-type="float">
            <text:p>65882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790" calcext:value-type="float">
            <text:p>71790</text:p>
          </table:table-cell>
          <table:table-cell office:value-type="float" office:value="73.3" calcext:value-type="float">
            <text:p>73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401" calcext:value-type="float">
            <text:p>7240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7342" calcext:value-type="float">
            <text:p>97342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410" calcext:value-type="float">
            <text:p>56410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139" calcext:value-type="float">
            <text:p>7213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334" calcext:value-type="float">
            <text:p>66334</text:p>
          </table:table-cell>
          <table:table-cell office:value-type="float" office:value="57" calcext:value-type="float">
            <text:p>5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682" calcext:value-type="float">
            <text:p>62682</text:p>
          </table:table-cell>
          <table:table-cell office:value-type="float" office:value="65" calcext:value-type="float">
            <text:p>6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819" calcext:value-type="float">
            <text:p>7381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5570" calcext:value-type="float">
            <text:p>65570</text:p>
          </table:table-cell>
          <table:table-cell office:value-type="float" office:value="56.4" calcext:value-type="float">
            <text:p>56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886" calcext:value-type="float">
            <text:p>48886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6870" calcext:value-type="float">
            <text:p>7687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9384" calcext:value-type="float">
            <text:p>69384</text:p>
          </table:table-cell>
          <table:table-cell office:value-type="float" office:value="52" calcext:value-type="float">
            <text:p>5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202" calcext:value-type="float">
            <text:p>44202</text:p>
          </table:table-cell>
          <table:table-cell office:value-type="float" office:value="57" calcext:value-type="float">
            <text:p>57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960" calcext:value-type="float">
            <text:p>7196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515" calcext:value-type="float">
            <text:p>61515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24" calcext:value-type="float">
            <text:p>70724</text:p>
          </table:table-cell>
          <table:table-cell office:value-type="float" office:value="62" calcext:value-type="float">
            <text:p>6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362" calcext:value-type="float">
            <text:p>7336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84" calcext:value-type="float">
            <text:p>60584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86" calcext:value-type="float">
            <text:p>64786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203" calcext:value-type="float">
            <text:p>74203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510" calcext:value-type="float">
            <text:p>66510</text:p>
          </table:table-cell>
          <table:table-cell office:value-type="float" office:value="49" calcext:value-type="float">
            <text:p>4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40" calcext:value-type="float">
            <text:p>53940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9351" calcext:value-type="float">
            <text:p>69351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991" calcext:value-type="float">
            <text:p>68991</text:p>
          </table:table-cell>
          <table:table-cell office:value-type="float" office:value="50" calcext:value-type="float">
            <text:p>5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991" calcext:value-type="float">
            <text:p>72991</text:p>
          </table:table-cell>
          <table:table-cell office:value-type="float" office:value="78" calcext:value-type="float">
            <text:p>7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9286" calcext:value-type="float">
            <text:p>7928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8276" calcext:value-type="float">
            <text:p>98276</text:p>
          </table:table-cell>
          <table:table-cell office:value-type="float" office:value="56" calcext:value-type="float">
            <text:p>5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926" calcext:value-type="float">
            <text:p>58926</text:p>
          </table:table-cell>
          <table:table-cell office:value-type="float" office:value="60" calcext:value-type="float">
            <text:p>6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104" calcext:value-type="float">
            <text:p>7110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7208" calcext:value-type="float">
            <text:p>57208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8369" calcext:value-type="float">
            <text:p>68369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166" calcext:value-type="float">
            <text:p>7316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625" calcext:value-type="float">
            <text:p>62625</text:p>
          </table:table-cell>
          <table:table-cell office:value-type="float" office:value="64.4" calcext:value-type="float">
            <text:p>64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3166" calcext:value-type="float">
            <text:p>63166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3298" calcext:value-type="float">
            <text:p>832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095" calcext:value-type="float">
            <text:p>27095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170" calcext:value-type="float">
            <text:p>69170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313" calcext:value-type="float">
            <text:p>7331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912" calcext:value-type="float">
            <text:p>30912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45" calcext:value-type="float">
            <text:p>36645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944" calcext:value-type="float">
            <text:p>7294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275" calcext:value-type="float">
            <text:p>67275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881" calcext:value-type="float">
            <text:p>42881</text:p>
          </table:table-cell>
          <table:table-cell office:value-type="float" office:value="73" calcext:value-type="float">
            <text:p>7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069" calcext:value-type="float">
            <text:p>7206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726" calcext:value-type="float">
            <text:p>38726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95" calcext:value-type="float">
            <text:p>37195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325" calcext:value-type="float">
            <text:p>7032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3184" calcext:value-type="float">
            <text:p>63184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818" calcext:value-type="float">
            <text:p>43818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626" calcext:value-type="float">
            <text:p>726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642" calcext:value-type="float">
            <text:p>51642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60" calcext:value-type="float">
            <text:p>48760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4130" calcext:value-type="float">
            <text:p>74130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6579" calcext:value-type="float">
            <text:p>66579</text:p>
          </table:table-cell>
          <table:table-cell office:value-type="float" office:value="62" calcext:value-type="float">
            <text:p>6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50" calcext:value-type="float">
            <text:p>49050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0328" calcext:value-type="float">
            <text:p>703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6759" calcext:value-type="float">
            <text:p>96759</text:p>
          </table:table-cell>
          <table:table-cell office:value-type="float" office:value="60.4" calcext:value-type="float">
            <text:p>60,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038" calcext:value-type="float">
            <text:p>3503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008" calcext:value-type="float">
            <text:p>7200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9857" calcext:value-type="float">
            <text:p>39857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778" calcext:value-type="float">
            <text:p>41778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5126" calcext:value-type="float">
            <text:p>7512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6722" calcext:value-type="float">
            <text:p>26722</text:p>
          </table:table-cell>
          <table:table-cell office:value-type="float" office:value="65" calcext:value-type="float">
            <text:p>6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036" calcext:value-type="float">
            <text:p>61036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173" calcext:value-type="float">
            <text:p>7217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222" calcext:value-type="float">
            <text:p>13222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09" calcext:value-type="float">
            <text:p>38909</text:p>
          </table:table-cell>
          <table:table-cell office:value-type="float" office:value="66" calcext:value-type="float">
            <text:p>6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819" calcext:value-type="float">
            <text:p>7381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21" calcext:value-type="float">
            <text:p>60021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173" calcext:value-type="float">
            <text:p>104173</text:p>
          </table:table-cell>
          <table:table-cell office:value-type="float" office:value="62.4" calcext:value-type="float">
            <text:p>62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906" calcext:value-type="float">
            <text:p>7390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8214" calcext:value-type="float">
            <text:p>58214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298" calcext:value-type="float">
            <text:p>69298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358" calcext:value-type="float">
            <text:p>7335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2374" calcext:value-type="float">
            <text:p>72374</text:p>
          </table:table-cell>
          <table:table-cell office:value-type="float" office:value="59" calcext:value-type="float">
            <text:p>5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312" calcext:value-type="float">
            <text:p>43312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5242" calcext:value-type="float">
            <text:p>65242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2239" calcext:value-type="float">
            <text:p>62239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165" calcext:value-type="float">
            <text:p>51165</text:p>
          </table:table-cell>
          <table:table-cell office:value-type="float" office:value="71" calcext:value-type="float">
            <text:p>7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530" calcext:value-type="float">
            <text:p>7353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585" calcext:value-type="float">
            <text:p>60585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870" calcext:value-type="float">
            <text:p>33870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1737" calcext:value-type="float">
            <text:p>5173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40059" calcext:value-type="float">
            <text:p>1140059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109" calcext:value-type="float">
            <text:p>58109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709" calcext:value-type="float">
            <text:p>7170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90" calcext:value-type="float">
            <text:p>32790</text:p>
          </table:table-cell>
          <table:table-cell office:value-type="float" office:value="65.3" calcext:value-type="float">
            <text:p>65,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607" calcext:value-type="float">
            <text:p>69607</text:p>
          </table:table-cell>
          <table:table-cell office:value-type="float" office:value="58.4" calcext:value-type="float">
            <text:p>58,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2250" calcext:value-type="float">
            <text:p>7225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771" calcext:value-type="float">
            <text:p>32771</text:p>
          </table:table-cell>
          <table:table-cell office:value-type="float" office:value="63" calcext:value-type="float">
            <text:p>6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46" calcext:value-type="float">
            <text:p>73046</text:p>
          </table:table-cell>
          <table:table-cell office:value-type="float" office:value="72" calcext:value-type="float">
            <text:p>7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8398" calcext:value-type="float">
            <text:p>6839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6333" calcext:value-type="float">
            <text:p>46333</text:p>
          </table:table-cell>
          <table:table-cell office:value-type="float" office:value="69" calcext:value-type="float">
            <text:p>6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84" calcext:value-type="float">
            <text:p>34784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2253" calcext:value-type="float">
            <text:p>8225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0578" calcext:value-type="float">
            <text:p>80578</text:p>
          </table:table-cell>
          <table:table-cell office:value-type="float" office:value="51" calcext:value-type="float">
            <text:p>5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535" calcext:value-type="float">
            <text:p>66535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1450" calcext:value-type="float">
            <text:p>7145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616" calcext:value-type="float">
            <text:p>56616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806" calcext:value-type="float">
            <text:p>38806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1959" calcext:value-type="float">
            <text:p>8195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361" calcext:value-type="float">
            <text:p>42361</text:p>
          </table:table-cell>
          <table:table-cell office:value-type="float" office:value="54.5" calcext:value-type="float">
            <text:p>54,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74" calcext:value-type="float">
            <text:p>50174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1461" calcext:value-type="float">
            <text:p>9146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1699" calcext:value-type="float">
            <text:p>61699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257" calcext:value-type="float">
            <text:p>56257</text:p>
          </table:table-cell>
          <table:table-cell office:value-type="float" office:value="66.3" calcext:value-type="float">
            <text:p>66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6641" calcext:value-type="float">
            <text:p>76641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9153" calcext:value-type="float">
            <text:p>59153</text:p>
          </table:table-cell>
          <table:table-cell office:value-type="float" office:value="50" calcext:value-type="float">
            <text:p>5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535" calcext:value-type="float">
            <text:p>61535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7174" calcext:value-type="float">
            <text:p>77174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0048" calcext:value-type="float">
            <text:p>60048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036" calcext:value-type="float">
            <text:p>73036</text:p>
          </table:table-cell>
          <table:table-cell office:value-type="float" office:value="62" calcext:value-type="float">
            <text:p>6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15397" calcext:value-type="float">
            <text:p>11539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388" calcext:value-type="float">
            <text:p>28388</text:p>
          </table:table-cell>
          <table:table-cell office:value-type="float" office:value="68" calcext:value-type="float">
            <text:p>6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182" calcext:value-type="float">
            <text:p>82182</text:p>
          </table:table-cell>
          <table:table-cell office:value-type="float" office:value="63" calcext:value-type="float">
            <text:p>6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8109" calcext:value-type="float">
            <text:p>78109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849" calcext:value-type="float">
            <text:p>67849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762" calcext:value-type="float">
            <text:p>70762</text:p>
          </table:table-cell>
          <table:table-cell office:value-type="float" office:value="62" calcext:value-type="float">
            <text:p>62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3499" calcext:value-type="float">
            <text:p>73499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29" calcext:value-type="float">
            <text:p>34529</text:p>
          </table:table-cell>
          <table:table-cell office:value-type="float" office:value="66.3" calcext:value-type="float">
            <text:p>66,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312" calcext:value-type="float">
            <text:p>66312</text:p>
          </table:table-cell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6327" calcext:value-type="float">
            <text:p>86327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4798" calcext:value-type="float">
            <text:p>44798</text:p>
          </table:table-cell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434" calcext:value-type="float">
            <text:p>70434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91053" calcext:value-type="float">
            <text:p>91053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0135" calcext:value-type="float">
            <text:p>40135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570" calcext:value-type="float">
            <text:p>70570</text:p>
          </table:table-cell>
          <table:table-cell office:value-type="float" office:value="68.3" calcext:value-type="float">
            <text:p>68,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1740" calcext:value-type="float">
            <text:p>81740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7448" calcext:value-type="float">
            <text:p>87448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043" calcext:value-type="float">
            <text:p>36043</text:p>
          </table:table-cell>
          <table:table-cell office:value-type="float" office:value="70" calcext:value-type="float">
            <text:p>70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75828" calcext:value-type="float">
            <text:p>75828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949" calcext:value-type="float">
            <text:p>64949</text:p>
          </table:table-cell>
          <table:table-cell office:value-type="float" office:value="61" calcext:value-type="float">
            <text:p>6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468" calcext:value-type="float">
            <text:p>126468</text:p>
          </table:table-cell>
          <table:table-cell office:value-type="float" office:value="69" calcext:value-type="float">
            <text:p>6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7055" calcext:value-type="float">
            <text:p>87055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1358" calcext:value-type="float">
            <text:p>51358</text:p>
          </table:table-cell>
          <table:table-cell office:value-type="float" office:value="64" calcext:value-type="float">
            <text:p>6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5735" calcext:value-type="float">
            <text:p>65735</text:p>
          </table:table-cell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81187" calcext:value-type="float">
            <text:p>8118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0567" calcext:value-type="float">
            <text:p>30567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203405.52" calcext:value-type="float">
            <text:p>203405,52</text:p>
          </table:table-cell>
          <table:table-cell table:formula="of:=AVERAGE([.C466:.C565])" office:value-type="float" office:value="69.966" calcext:value-type="float">
            <text:p>69,966</text:p>
          </table:table-cell>
          <table:table-cell table:formula="of:=AVERAGE([.D466:.D565])" office:value-type="float" office:value="5.50100000000001" calcext:value-type="float">
            <text:p>5,50100000000001</text:p>
          </table:table-cell>
          <table:table-cell table:number-columns-repeated="2"/>
          <table:table-cell table:formula="of:=AVERAGE([.G466:.G565])" office:value-type="float" office:value="76642.86" calcext:value-type="float">
            <text:p>76642,86</text:p>
          </table:table-cell>
          <table:table-cell table:formula="of:=AVERAGE([.H466:.H565])" office:value-type="float" office:value="99.76" calcext:value-type="float">
            <text:p>99,76</text:p>
          </table:table-cell>
          <table:table-cell table:formula="of:=AVERAGE([.I466:.I565])" office:value-type="float" office:value="1.7" calcext:value-type="float">
            <text:p>1,7</text:p>
          </table:table-cell>
          <table:table-cell table:number-columns-repeated="2"/>
          <table:table-cell table:formula="of:=AVERAGE([.L466:.L565])" office:value-type="float" office:value="245661.17" calcext:value-type="float">
            <text:p>245661,17</text:p>
          </table:table-cell>
          <table:table-cell table:formula="of:=AVERAGE([.M466:.M565])" office:value-type="float" office:value="64.92" calcext:value-type="float">
            <text:p>64,92</text:p>
          </table:table-cell>
          <table:table-cell table:formula="of:=AVERAGE([.N466:.N565])" office:value-type="float" office:value="5.16499999999999" calcext:value-type="float">
            <text:p>5,164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1351246.46873712" calcext:value-type="float">
            <text:p>1351246,46873712</text:p>
          </table:table-cell>
          <table:table-cell table:formula="of:=STDEVP([.C466:.C565])" office:value-type="float" office:value="8.52491900254776" calcext:value-type="float">
            <text:p>8,52491900254776</text:p>
          </table:table-cell>
          <table:table-cell table:formula="of:=STDEVP([.D466:.D565])" office:value-type="float" office:value="0.547630349779851" calcext:value-type="float">
            <text:p>0,547630349779851</text:p>
          </table:table-cell>
          <table:table-cell table:number-columns-repeated="2"/>
          <table:table-cell table:formula="of:=STDEVP([.G466:.G565])" office:value-type="float" office:value="14085.9028997221" calcext:value-type="float">
            <text:p>14085,9028997221</text:p>
          </table:table-cell>
          <table:table-cell table:formula="of:=STDEVP([.H466:.H565])" office:value-type="float" office:value="0.492341345003647" calcext:value-type="float">
            <text:p>0,492341345003647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1823526.28016879" calcext:value-type="float">
            <text:p>1823526,28016879</text:p>
          </table:table-cell>
          <table:table-cell table:formula="of:=STDEVP([.M466:.M565])" office:value-type="float" office:value="7.7532831755328" calcext:value-type="float">
            <text:p>7,7532831755328</text:p>
          </table:table-cell>
          <table:table-cell table:formula="of:=STDEVP([.N466:.N565])" office:value-type="float" office:value="0.241816045786875" calcext:value-type="float">
            <text:p>0,241816045786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66318" calcext:value-type="float">
            <text:p>66318</text:p>
          </table:table-cell>
          <table:table-cell table:formula="of:=MEDIAN([.C466:.C565])" office:value-type="float" office:value="70" calcext:value-type="float">
            <text:p>70</text:p>
          </table:table-cell>
          <table:table-cell table:formula="of:=MEDIAN([.D466:.D565])" office:value-type="float" office:value="5.6" calcext:value-type="float">
            <text:p>5,6</text:p>
          </table:table-cell>
          <table:table-cell table:number-columns-repeated="2"/>
          <table:table-cell table:formula="of:=MEDIAN([.G466:.G565])" office:value-type="float" office:value="73335.5" calcext:value-type="float">
            <text:p>73335,5</text:p>
          </table:table-cell>
          <table:table-cell table:formula="of:=MEDIAN([.H466:.H565])" office:value-type="float" office:value="100" calcext:value-type="float">
            <text:p>100</text:p>
          </table:table-cell>
          <table:table-cell table:formula="of:=MEDIAN([.I466:.I565])" office:value-type="float" office:value="1.7" calcext:value-type="float">
            <text:p>1,7</text:p>
          </table:table-cell>
          <table:table-cell table:number-columns-repeated="2"/>
          <table:table-cell table:formula="of:=MEDIAN([.L466:.L565])" office:value-type="float" office:value="54280" calcext:value-type="float">
            <text:p>54280</text:p>
          </table:table-cell>
          <table:table-cell table:formula="of:=MEDIAN([.M466:.M565])" office:value-type="float" office:value="65" calcext:value-type="float">
            <text:p>65</text:p>
          </table:table-cell>
          <table:table-cell table:formula="of:=MEDIAN([.N466:.N56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348212.48" calcext:value-type="float">
            <text:p>348212,48</text:p>
          </table:table-cell>
          <table:table-cell table:formula="of:=AVERAGE([.C466:.C515])" office:value-type="float" office:value="72.726" calcext:value-type="float">
            <text:p>72,726</text:p>
          </table:table-cell>
          <table:table-cell table:formula="of:=AVERAGE([.D466:.D515])" office:value-type="float" office:value="5.402" calcext:value-type="float">
            <text:p>5,402</text:p>
          </table:table-cell>
          <table:table-cell table:number-columns-repeated="2"/>
          <table:table-cell table:formula="of:=AVERAGE([.G466:.G515])" office:value-type="float" office:value="77859.1" calcext:value-type="float">
            <text:p>77859,1</text:p>
          </table:table-cell>
          <table:table-cell table:formula="of:=AVERAGE([.H466:.H515])" office:value-type="float" office:value="99.72" calcext:value-type="float">
            <text:p>99,72</text:p>
          </table:table-cell>
          <table:table-cell table:formula="of:=AVERAGE([.I466:.I515])" office:value-type="float" office:value="1.7" calcext:value-type="float">
            <text:p>1,7</text:p>
          </table:table-cell>
          <table:table-cell table:number-columns-repeated="2"/>
          <table:table-cell table:formula="of:=AVERAGE([.L466:.L515])" office:value-type="float" office:value="413759.16" calcext:value-type="float">
            <text:p>413759,16</text:p>
          </table:table-cell>
          <table:table-cell table:formula="of:=AVERAGE([.M466:.M515])" office:value-type="float" office:value="68.134" calcext:value-type="float">
            <text:p>68,134</text:p>
          </table:table-cell>
          <table:table-cell table:formula="of:=AVERAGE([.N466:.N515])" office:value-type="float" office:value="5.13" calcext:value-type="float">
            <text:p>5,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58598.56" calcext:value-type="float">
            <text:p>58598,56</text:p>
          </table:table-cell>
          <table:table-cell table:formula="of:=AVERAGE([.C516:.C565])" office:value-type="float" office:value="67.206" calcext:value-type="float">
            <text:p>67,206</text:p>
          </table:table-cell>
          <table:table-cell table:formula="of:=AVERAGE([.D516:.D565])" office:value-type="float" office:value="5.6" calcext:value-type="float">
            <text:p>5,6</text:p>
          </table:table-cell>
          <table:table-cell table:number-columns-repeated="2"/>
          <table:table-cell table:formula="of:=AVERAGE([.G516:.G565])" office:value-type="float" office:value="75426.62" calcext:value-type="float">
            <text:p>75426,62</text:p>
          </table:table-cell>
          <table:table-cell table:formula="of:=AVERAGE([.H516:.H565])" office:value-type="float" office:value="99.8" calcext:value-type="float">
            <text:p>99,8</text:p>
          </table:table-cell>
          <table:table-cell table:formula="of:=AVERAGE([.I516:.I565])" office:value-type="float" office:value="1.7" calcext:value-type="float">
            <text:p>1,7</text:p>
          </table:table-cell>
          <table:table-cell table:number-columns-repeated="2"/>
          <table:table-cell table:formula="of:=AVERAGE([.L516:.L565])" office:value-type="float" office:value="77563.18" calcext:value-type="float">
            <text:p>77563,18</text:p>
          </table:table-cell>
          <table:table-cell table:formula="of:=AVERAGE([.M516:.M565])" office:value-type="float" office:value="61.706" calcext:value-type="float">
            <text:p>61,706</text:p>
          </table:table-cell>
          <table:table-cell table:formula="of:=AVERAGE([.N516:.N56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17769.795136872" calcext:value-type="float">
            <text:p>17769,795136872</text:p>
          </table:table-cell>
          <table:table-cell table:formula="of:=STDEVP([.C516:.C565])" office:value-type="float" office:value="4.90275065651925" calcext:value-type="float">
            <text:p>4,90275065651925</text:p>
          </table:table-cell>
          <table:table-cell table:formula="of:=STDEVP([.D516:.D565])" office:value-type="float" office:value="0" calcext:value-type="float">
            <text:p>0</text:p>
          </table:table-cell>
          <table:table-cell table:number-columns-repeated="2"/>
          <table:table-cell table:formula="of:=STDEVP([.G516:.G565])" office:value-type="float" office:value="8613.10862787647" calcext:value-type="float">
            <text:p>8613,10862787647</text:p>
          </table:table-cell>
          <table:table-cell table:formula="of:=STDEVP([.H516:.H565])" office:value-type="float" office:value="0.489897948556635" calcext:value-type="float">
            <text:p>0,489897948556635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52947.790803881" calcext:value-type="float">
            <text:p>152947,790803881</text:p>
          </table:table-cell>
          <table:table-cell table:formula="of:=STDEVP([.M516:.M565])" office:value-type="float" office:value="5.75671468808382" calcext:value-type="float">
            <text:p>5,75671468808382</text:p>
          </table:table-cell>
          <table:table-cell table:formula="of:=STDEVP([.N516:.N56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71768" calcext:value-type="float">
            <text:p>71768</text:p>
          </table:table-cell>
          <table:table-cell table:formula="of:=MEDIAN([.C466:.C515])" office:value-type="float" office:value="72" calcext:value-type="float">
            <text:p>72</text:p>
          </table:table-cell>
          <table:table-cell table:formula="of:=MEDIAN([.D466:.D515])" office:value-type="float" office:value="5.6" calcext:value-type="float">
            <text:p>5,6</text:p>
          </table:table-cell>
          <table:table-cell table:number-columns-repeated="2"/>
          <table:table-cell table:formula="of:=MEDIAN([.G466:.G515])" office:value-type="float" office:value="73085.5" calcext:value-type="float">
            <text:p>73085,5</text:p>
          </table:table-cell>
          <table:table-cell table:formula="of:=MEDIAN([.H466:.H515])" office:value-type="float" office:value="100" calcext:value-type="float">
            <text:p>100</text:p>
          </table:table-cell>
          <table:table-cell table:formula="of:=MEDIAN([.I466:.I515])" office:value-type="float" office:value="1.7" calcext:value-type="float">
            <text:p>1,7</text:p>
          </table:table-cell>
          <table:table-cell table:number-columns-repeated="2"/>
          <table:table-cell table:formula="of:=MEDIAN([.L466:.L515])" office:value-type="float" office:value="49745" calcext:value-type="float">
            <text:p>49745</text:p>
          </table:table-cell>
          <table:table-cell table:formula="of:=MEDIAN([.M466:.M515])" office:value-type="float" office:value="67" calcext:value-type="float">
            <text:p>67</text:p>
          </table:table-cell>
          <table:table-cell table:formula="of:=MEDIAN([.N466:.N515])"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59226.5" calcext:value-type="float">
            <text:p>59226,5</text:p>
          </table:table-cell>
          <table:table-cell table:formula="of:=MEDIAN([.C516:.C565])" office:value-type="float" office:value="68.15" calcext:value-type="float">
            <text:p>68,15</text:p>
          </table:table-cell>
          <table:table-cell table:formula="of:=MEDIAN([.D516:.D565])" office:value-type="float" office:value="5.6" calcext:value-type="float">
            <text:p>5,6</text:p>
          </table:table-cell>
          <table:table-cell table:number-columns-repeated="2"/>
          <table:table-cell table:formula="of:=MEDIAN([.G516:.G565])" office:value-type="float" office:value="73360" calcext:value-type="float">
            <text:p>73360</text:p>
          </table:table-cell>
          <table:table-cell table:formula="of:=MEDIAN([.H516:.H565])" office:value-type="float" office:value="100" calcext:value-type="float">
            <text:p>100</text:p>
          </table:table-cell>
          <table:table-cell table:formula="of:=MEDIAN([.I516:.I565])" office:value-type="float" office:value="1.7" calcext:value-type="float">
            <text:p>1,7</text:p>
          </table:table-cell>
          <table:table-cell table:number-columns-repeated="2"/>
          <table:table-cell table:formula="of:=MEDIAN([.L516:.L565])" office:value-type="float" office:value="60034.5" calcext:value-type="float">
            <text:p>60034,5</text:p>
          </table:table-cell>
          <table:table-cell table:formula="of:=MEDIAN([.M516:.M565])" office:value-type="float" office:value="63.5" calcext:value-type="float">
            <text:p>63,5</text:p>
          </table:table-cell>
          <table:table-cell table:formula="of:=MEDIAN([.N516:.N565])" office:value-type="float" office:value="5.2" calcext:value-type="float">
            <text:p>5,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8:15.2052313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0M41S</meta:editing-duration>
    <meta:editing-cycles>22</meta:editing-cycles>
    <meta:generator>LibreOffice/6.0.7.3$Linux_X86_64 LibreOffice_project/00m0$Build-3</meta:generator>
    <dc:date>2020-10-20T14:28:30.825599409</dc:date>
    <meta:document-statistic meta:table-count="1" meta:cell-count="5126" meta:object-count="0"/>
  </office:meta>
</office:document-meta>
</file>